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51" table:default-cell-style-name="Default"/>
        <table:table-row table:style-name="ro1">
          <table:table-cell office:value-type="string">
            <text:p>Redis</text:p>
          </table:table-cell>
          <table:table-cell table:number-columns-repeated="12"/>
          <table:table-cell office:value-type="string">
            <text:p>ArangoDB</text:p>
          </table:table-cell>
          <table:table-cell table:number-columns-repeated="12"/>
          <table:table-cell office:value-type="string">
            <text:p>Cassandra</text:p>
          </table:table-cell>
          <table:table-cell table:number-columns-repeated="12"/>
          <table:table-cell office:value-type="string">
            <text:p>mongoDB</text:p>
          </table:table-cell>
          <table:table-cell table:number-columns-repeated="11"/>
        </table:table-row>
        <table:table-row table:style-name="ro1">
          <table:table-cell office:value-type="string">
            <text:p>compare random-sorted depending on databasesize</text:p>
          </table:table-cell>
          <table:table-cell office:value-type="string">
            <text:p><text:s/>calls 1000000</text:p>
          </table:table-cell>
          <table:table-cell table:number-columns-repeated="11"/>
          <table:table-cell office:value-type="string">
            <text:p>compare random-sorted depending on databasesize</text:p>
          </table:table-cell>
          <table:table-cell office:value-type="string">
            <text:p><text:s/>calls 1000000</text:p>
          </table:table-cell>
          <table:table-cell table:number-columns-repeated="11"/>
          <table:table-cell office:value-type="string">
            <text:p>compare random-sorted depending on databasesize</text:p>
          </table:table-cell>
          <table:table-cell office:value-type="string">
            <text:p><text:s/>calls 1000000</text:p>
          </table:table-cell>
          <table:table-cell table:number-columns-repeated="11"/>
          <table:table-cell office:value-type="string">
            <text:p>compare random-sorted depending on databasesize</text:p>
          </table:table-cell>
          <table:table-cell office:value-type="string">
            <text:p><text:s/>calls 1000000</text:p>
          </table:table-cell>
          <table:table-cell table:number-columns-repeated="10"/>
        </table:table-row>
        <table:table-row table:style-name="ro1">
          <table:table-cell office:value-type="string">
            <text:p>Befehle pro Sekunde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 table:number-columns-repeated="4"/>
          <table:table-cell office:value-type="string">
            <text:p>Befehle pro Sekunde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 table:number-columns-repeated="4"/>
          <table:table-cell office:value-type="string">
            <text:p>Befehle pro Sekunde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 table:number-columns-repeated="4"/>
          <table:table-cell office:value-type="string">
            <text:p>Befehle pro Sekunde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 table:number-columns-repeated="3"/>
        </table:table-row>
        <table:table-row table:style-name="ro1">
          <table:table-cell office:value-type="string">
            <text:p>Sortiertes Einfügen</text:p>
          </table:table-cell>
          <table:table-cell office:value-type="float" office:value="88014.238126672">
            <text:p>88014,238126672</text:p>
          </table:table-cell>
          <table:table-cell office:value-type="float" office:value="96303.4697990898">
            <text:p>96303,4697990898</text:p>
          </table:table-cell>
          <table:table-cell office:value-type="float" office:value="94831.0282265974">
            <text:p>94831,0282265974</text:p>
          </table:table-cell>
          <table:table-cell office:value-type="float" office:value="94521.1725339921">
            <text:p>94521,1725339921</text:p>
          </table:table-cell>
          <table:table-cell office:value-type="float" office:value="92955.8104027168">
            <text:p>92955,8104027168</text:p>
          </table:table-cell>
          <table:table-cell office:value-type="float" office:value="92681.1756841594">
            <text:p>92681,1756841594</text:p>
          </table:table-cell>
          <table:table-cell office:value-type="float" office:value="93192.0379359097">
            <text:p>93192,0379359097</text:p>
          </table:table-cell>
          <table:table-cell office:value-type="float" office:value="91129.3441913992">
            <text:p>91129,3441913992</text:p>
          </table:table-cell>
          <table:table-cell table:number-columns-repeated="4"/>
          <table:table-cell office:value-type="string">
            <text:p>Sortiertes Einfügen</text:p>
          </table:table-cell>
          <table:table-cell office:value-type="float" office:value="11013.8633820112">
            <text:p>11013,8633820112</text:p>
          </table:table-cell>
          <table:table-cell office:value-type="float" office:value="12854.1363523258">
            <text:p>12854,1363523258</text:p>
          </table:table-cell>
          <table:table-cell office:value-type="float" office:value="7004.68214896303">
            <text:p>7004,682148963</text:p>
          </table:table-cell>
          <table:table-cell office:value-type="float" office:value="10240.5196810298">
            <text:p>10240,5196810298</text:p>
          </table:table-cell>
          <table:table-cell office:value-type="float" office:value="9849.54661140282">
            <text:p>9849,5466114028</text:p>
          </table:table-cell>
          <table:table-cell office:value-type="float" office:value="11801.0943163052">
            <text:p>11801,0943163052</text:p>
          </table:table-cell>
          <table:table-cell office:value-type="float" office:value="11966.6398007347">
            <text:p>11966,6398007347</text:p>
          </table:table-cell>
          <table:table-cell office:value-type="float" office:value="11846.9005895725">
            <text:p>11846,9005895725</text:p>
          </table:table-cell>
          <table:table-cell table:number-columns-repeated="4"/>
          <table:table-cell office:value-type="string">
            <text:p>Sortiertes Einfügen</text:p>
          </table:table-cell>
          <table:table-cell office:value-type="float" office:value="8144.11183498802">
            <text:p>8144,111834988</text:p>
          </table:table-cell>
          <table:table-cell office:value-type="float" office:value="8542.11333272287">
            <text:p>8542,1133327229</text:p>
          </table:table-cell>
          <table:table-cell office:value-type="float" office:value="8439.67234145721">
            <text:p>8439,6723414572</text:p>
          </table:table-cell>
          <table:table-cell office:value-type="float" office:value="8417.84757584668">
            <text:p>8417,8475758467</text:p>
          </table:table-cell>
          <table:table-cell office:value-type="float" office:value="8420.00700447803">
            <text:p>8420,007004478</text:p>
          </table:table-cell>
          <table:table-cell office:value-type="float" office:value="8419.74521595252">
            <text:p>8419,7452159525</text:p>
          </table:table-cell>
          <table:table-cell office:value-type="float" office:value="8411.50029938052">
            <text:p>8411,5002993805</text:p>
          </table:table-cell>
          <table:table-cell office:value-type="float" office:value="8414.68908651209">
            <text:p>8414,6890865121</text:p>
          </table:table-cell>
          <table:table-cell table:number-columns-repeated="4"/>
          <table:table-cell office:value-type="string">
            <text:p>Sortiertes Einfügen</text:p>
          </table:table-cell>
          <table:table-cell office:value-type="float" office:value="22536.0108122588">
            <text:p>22536,0108122588</text:p>
          </table:table-cell>
          <table:table-cell office:value-type="float" office:value="28115.020494402">
            <text:p>28115,020494402</text:p>
          </table:table-cell>
          <table:table-cell office:value-type="float" office:value="27659.0811773174">
            <text:p>27659,0811773174</text:p>
          </table:table-cell>
          <table:table-cell office:value-type="float" office:value="27647.0096569006">
            <text:p>27647,0096569006</text:p>
          </table:table-cell>
          <table:table-cell office:value-type="float" office:value="27738.7071857415">
            <text:p>27738,7071857415</text:p>
          </table:table-cell>
          <table:table-cell office:value-type="float" office:value="27760.6512901911">
            <text:p>27760,6512901911</text:p>
          </table:table-cell>
          <table:table-cell office:value-type="float" office:value="27860.7307225726">
            <text:p>27860,7307225726</text:p>
          </table:table-cell>
          <table:table-cell office:value-type="float" office:value="27905.9531496192">
            <text:p>27905,9531496192</text:p>
          </table:table-cell>
          <table:table-cell table:number-columns-repeated="3"/>
        </table:table-row>
        <table:table-row table:style-name="ro1">
          <table:table-cell office:value-type="string">
            <text:p>Zufälliges Lesen (sortiert eingefügt)</text:p>
          </table:table-cell>
          <table:table-cell office:value-type="float" office:value="98760.4286369666">
            <text:p>98760,4286369666</text:p>
          </table:table-cell>
          <table:table-cell office:value-type="float" office:value="98952.5607439817">
            <text:p>98952,5607439817</text:p>
          </table:table-cell>
          <table:table-cell office:value-type="float" office:value="96163.5992417648">
            <text:p>96163,5992417648</text:p>
          </table:table-cell>
          <table:table-cell office:value-type="float" office:value="91993.0267714467">
            <text:p>91993,0267714467</text:p>
          </table:table-cell>
          <table:table-cell office:value-type="float" office:value="87495.7403737811">
            <text:p>87495,7403737811</text:p>
          </table:table-cell>
          <table:table-cell office:value-type="float" office:value="83485.9527721784">
            <text:p>83485,9527721784</text:p>
          </table:table-cell>
          <table:table-cell office:value-type="float" office:value="78913.9359215548">
            <text:p>78913,9359215548</text:p>
          </table:table-cell>
          <table:table-cell office:value-type="float" office:value="77910.5799009563">
            <text:p>77910,5799009563</text:p>
          </table:table-cell>
          <table:table-cell table:number-columns-repeated="4"/>
          <table:table-cell office:value-type="string">
            <text:p>Zufälliges Lesen (sortiert eingefügt)</text:p>
          </table:table-cell>
          <table:table-cell office:value-type="float" office:value="18524.733297245">
            <text:p>18524,733297245</text:p>
          </table:table-cell>
          <table:table-cell office:value-type="float" office:value="19562.2554489435">
            <text:p>19562,2554489435</text:p>
          </table:table-cell>
          <table:table-cell office:value-type="float" office:value="17775.5490958646">
            <text:p>17775,5490958646</text:p>
          </table:table-cell>
          <table:table-cell office:value-type="float" office:value="18539.6314583765">
            <text:p>18539,6314583765</text:p>
          </table:table-cell>
          <table:table-cell office:value-type="float" office:value="17655.1604009979">
            <text:p>17655,1604009979</text:p>
          </table:table-cell>
          <table:table-cell office:value-type="float" office:value="17633.101942457">
            <text:p>17633,101942457</text:p>
          </table:table-cell>
          <table:table-cell office:value-type="float" office:value="12498.2107695818">
            <text:p>12498,2107695818</text:p>
          </table:table-cell>
          <table:table-cell office:value-type="float" office:value="17625.8436345382">
            <text:p>17625,8436345382</text:p>
          </table:table-cell>
          <table:table-cell table:number-columns-repeated="4"/>
          <table:table-cell office:value-type="string">
            <text:p>Zufälliges Lesen (sortiert eingefügt)</text:p>
          </table:table-cell>
          <table:table-cell office:value-type="float" office:value="8756.17594928701">
            <text:p>8756,175949287</text:p>
          </table:table-cell>
          <table:table-cell office:value-type="float" office:value="8694.53051067697">
            <text:p>8694,530510677</text:p>
          </table:table-cell>
          <table:table-cell office:value-type="float" office:value="8598.53925669598">
            <text:p>8598,539256696</text:p>
          </table:table-cell>
          <table:table-cell office:value-type="float" office:value="8470.21915987168">
            <text:p>8470,2191598717</text:p>
          </table:table-cell>
          <table:table-cell office:value-type="float" office:value="8219.6371596915">
            <text:p>8219,6371596915</text:p>
          </table:table-cell>
          <table:table-cell office:value-type="float" office:value="7609.65127157679">
            <text:p>7609,6512715768</text:p>
          </table:table-cell>
          <table:table-cell office:value-type="float" office:value="7502.32157593126">
            <text:p>7502,3215759313</text:p>
          </table:table-cell>
          <table:table-cell office:value-type="float" office:value="7115.36466122974">
            <text:p>7115,3646612297</text:p>
          </table:table-cell>
          <table:table-cell table:number-columns-repeated="4"/>
          <table:table-cell office:value-type="string">
            <text:p>Zufälliges Lesen (sortiert eingefügt)</text:p>
          </table:table-cell>
          <table:table-cell office:value-type="float" office:value="23045.1889977603">
            <text:p>23045,1889977603</text:p>
          </table:table-cell>
          <table:table-cell office:value-type="float" office:value="23081.0488069404">
            <text:p>23081,0488069404</text:p>
          </table:table-cell>
          <table:table-cell office:value-type="float" office:value="23017.3811136423">
            <text:p>23017,3811136423</text:p>
          </table:table-cell>
          <table:table-cell office:value-type="float" office:value="22725.495203599">
            <text:p>22725,495203599</text:p>
          </table:table-cell>
          <table:table-cell office:value-type="float" office:value="22262.4230685995">
            <text:p>22262,4230685995</text:p>
          </table:table-cell>
          <table:table-cell office:value-type="float" office:value="22063.2157358564">
            <text:p>22063,2157358564</text:p>
          </table:table-cell>
          <table:table-cell office:value-type="float" office:value="22201.1425383309">
            <text:p>22201,1425383309</text:p>
          </table:table-cell>
          <table:table-cell office:value-type="float" office:value="21691.3068612524">
            <text:p>21691,3068612524</text:p>
          </table:table-cell>
          <table:table-cell table:number-columns-repeated="3"/>
        </table:table-row>
        <table:table-row table:style-name="ro1">
          <table:table-cell office:value-type="string">
            <text:p>Sortiertes Lesen (sortiert eingefügt)</text:p>
          </table:table-cell>
          <table:table-cell office:value-type="float" office:value="98522.0136865708">
            <text:p>98522,0136865708</text:p>
          </table:table-cell>
          <table:table-cell office:value-type="float" office:value="98412.7499234938">
            <text:p>98412,7499234938</text:p>
          </table:table-cell>
          <table:table-cell office:value-type="float" office:value="96181.7787018736">
            <text:p>96181,7787018736</text:p>
          </table:table-cell>
          <table:table-cell office:value-type="float" office:value="94380.4180518874">
            <text:p>94380,4180518874</text:p>
          </table:table-cell>
          <table:table-cell office:value-type="float" office:value="88742.5502070058">
            <text:p>88742,5502070058</text:p>
          </table:table-cell>
          <table:table-cell office:value-type="float" office:value="85473.1356410267">
            <text:p>85473,1356410267</text:p>
          </table:table-cell>
          <table:table-cell office:value-type="float" office:value="81634.8920297538">
            <text:p>81634,8920297538</text:p>
          </table:table-cell>
          <table:table-cell office:value-type="float" office:value="78449.8939844607">
            <text:p>78449,8939844607</text:p>
          </table:table-cell>
          <table:table-cell table:number-columns-repeated="4"/>
          <table:table-cell office:value-type="string">
            <text:p>Sortiertes Lesen (sortiert eingefügt)</text:p>
          </table:table-cell>
          <table:table-cell office:value-type="float" office:value="18595.6785690167">
            <text:p>18595,6785690167</text:p>
          </table:table-cell>
          <table:table-cell office:value-type="float" office:value="19891.0953740385">
            <text:p>19891,0953740385</text:p>
          </table:table-cell>
          <table:table-cell office:value-type="float" office:value="19470.6908350916">
            <text:p>19470,6908350916</text:p>
          </table:table-cell>
          <table:table-cell office:value-type="float" office:value="19112.3973457646">
            <text:p>19112,3973457646</text:p>
          </table:table-cell>
          <table:table-cell office:value-type="float" office:value="18931.4645847317">
            <text:p>18931,4645847317</text:p>
          </table:table-cell>
          <table:table-cell office:value-type="float" office:value="14798.5729850197">
            <text:p>14798,5729850197</text:p>
          </table:table-cell>
          <table:table-cell office:value-type="float" office:value="17849.2836741094">
            <text:p>17849,2836741094</text:p>
          </table:table-cell>
          <table:table-cell office:value-type="float" office:value="18868.2335956643">
            <text:p>18868,2335956643</text:p>
          </table:table-cell>
          <table:table-cell table:number-columns-repeated="4"/>
          <table:table-cell office:value-type="string">
            <text:p>Sortiertes Lesen (sortiert eingefügt)</text:p>
          </table:table-cell>
          <table:table-cell office:value-type="float" office:value="8734.63608558717">
            <text:p>8734,6360855872</text:p>
          </table:table-cell>
          <table:table-cell office:value-type="float" office:value="8665.49172853571">
            <text:p>8665,4917285357</text:p>
          </table:table-cell>
          <table:table-cell office:value-type="float" office:value="8576.19279173157">
            <text:p>8576,1927917316</text:p>
          </table:table-cell>
          <table:table-cell office:value-type="float" office:value="8501.1431418196">
            <text:p>8501,1431418196</text:p>
          </table:table-cell>
          <table:table-cell office:value-type="float" office:value="8197.87969579811">
            <text:p>8197,8796957981</text:p>
          </table:table-cell>
          <table:table-cell office:value-type="float" office:value="7554.30996733329">
            <text:p>7554,3099673333</text:p>
          </table:table-cell>
          <table:table-cell office:value-type="float" office:value="7254.58212468508">
            <text:p>7254,5821246851</text:p>
          </table:table-cell>
          <table:table-cell office:value-type="float" office:value="7132.42403131647">
            <text:p>7132,4240313165</text:p>
          </table:table-cell>
          <table:table-cell table:number-columns-repeated="4"/>
          <table:table-cell office:value-type="string">
            <text:p>Sortiertes Lesen (sortiert eingefügt)</text:p>
          </table:table-cell>
          <table:table-cell office:value-type="float" office:value="23545.6637945978">
            <text:p>23545,6637945978</text:p>
          </table:table-cell>
          <table:table-cell office:value-type="float" office:value="23596.7627442621">
            <text:p>23596,7627442621</text:p>
          </table:table-cell>
          <table:table-cell office:value-type="float" office:value="23556.2835441665">
            <text:p>23556,2835441665</text:p>
          </table:table-cell>
          <table:table-cell office:value-type="float" office:value="23607.2591797802">
            <text:p>23607,2591797802</text:p>
          </table:table-cell>
          <table:table-cell office:value-type="float" office:value="23266.1436261765">
            <text:p>23266,1436261765</text:p>
          </table:table-cell>
          <table:table-cell office:value-type="float" office:value="23213.0200831858">
            <text:p>23213,0200831858</text:p>
          </table:table-cell>
          <table:table-cell office:value-type="float" office:value="23002.4692310899">
            <text:p>23002,4692310899</text:p>
          </table:table-cell>
          <table:table-cell office:value-type="float" office:value="23031.1549738583">
            <text:p>23031,1549738583</text:p>
          </table:table-cell>
          <table:table-cell table:number-columns-repeated="3"/>
        </table:table-row>
        <table:table-row table:style-name="ro1">
          <table:table-cell office:value-type="string">
            <text:p>Zufälliges Einfügen</text:p>
          </table:table-cell>
          <table:table-cell office:value-type="float" office:value="89320.071251121">
            <text:p>89320,071251121</text:p>
          </table:table-cell>
          <table:table-cell office:value-type="float" office:value="95450.982199961">
            <text:p>95450,982199961</text:p>
          </table:table-cell>
          <table:table-cell office:value-type="float" office:value="93153.635947837">
            <text:p>93153,635947837</text:p>
          </table:table-cell>
          <table:table-cell office:value-type="float" office:value="93457.6619713284">
            <text:p>93457,6619713284</text:p>
          </table:table-cell>
          <table:table-cell office:value-type="float" office:value="92629.9510795287">
            <text:p>92629,9510795287</text:p>
          </table:table-cell>
          <table:table-cell office:value-type="float" office:value="90091.5847717069">
            <text:p>90091,5847717069</text:p>
          </table:table-cell>
          <table:table-cell office:value-type="float" office:value="91224.9600388749">
            <text:p>91224,9600388749</text:p>
          </table:table-cell>
          <table:table-cell office:value-type="float" office:value="90219.5036673658">
            <text:p>90219,5036673658</text:p>
          </table:table-cell>
          <table:table-cell table:number-columns-repeated="4"/>
          <table:table-cell office:value-type="string">
            <text:p>Zufälliges Einfügen</text:p>
          </table:table-cell>
          <table:table-cell office:value-type="float" office:value="13118.4970765488">
            <text:p>13118,4970765488</text:p>
          </table:table-cell>
          <table:table-cell office:value-type="float" office:value="7145.07152096698">
            <text:p>7145,071520967</text:p>
          </table:table-cell>
          <table:table-cell office:value-type="float" office:value="10043.993491396">
            <text:p>10043,993491396</text:p>
          </table:table-cell>
          <table:table-cell office:value-type="float" office:value="7704.03252239881">
            <text:p>7704,0325223988</text:p>
          </table:table-cell>
          <table:table-cell office:value-type="float" office:value="9973.82547954579">
            <text:p>9973,8254795458</text:p>
          </table:table-cell>
          <table:table-cell office:value-type="float" office:value="9495.25519638882">
            <text:p>9495,2551963888</text:p>
          </table:table-cell>
          <table:table-cell office:value-type="float" office:value="9538.16681702651">
            <text:p>9538,1668170265</text:p>
          </table:table-cell>
          <table:table-cell office:value-type="float" office:value="9860.98889568371">
            <text:p>9860,9888956837</text:p>
          </table:table-cell>
          <table:table-cell table:number-columns-repeated="4"/>
          <table:table-cell office:value-type="string">
            <text:p>Zufälliges Einfügen</text:p>
          </table:table-cell>
          <table:table-cell office:value-type="float" office:value="8489.18295650311">
            <text:p>8489,1829565031</text:p>
          </table:table-cell>
          <table:table-cell office:value-type="float" office:value="8443.10264270663">
            <text:p>8443,1026427066</text:p>
          </table:table-cell>
          <table:table-cell office:value-type="float" office:value="8412.77945070871">
            <text:p>8412,7794507087</text:p>
          </table:table-cell>
          <table:table-cell office:value-type="float" office:value="8397.32309165433">
            <text:p>8397,3230916543</text:p>
          </table:table-cell>
          <table:table-cell office:value-type="float" office:value="8417.47535659858">
            <text:p>8417,4753565986</text:p>
          </table:table-cell>
          <table:table-cell office:value-type="float" office:value="8435.70492753895">
            <text:p>8435,704927539</text:p>
          </table:table-cell>
          <table:table-cell office:value-type="float" office:value="8364.38515483638">
            <text:p>8364,3851548364</text:p>
          </table:table-cell>
          <table:table-cell office:value-type="float" office:value="8378.72527456193">
            <text:p>8378,7252745619</text:p>
          </table:table-cell>
          <table:table-cell table:number-columns-repeated="4"/>
          <table:table-cell office:value-type="string">
            <text:p>Zufälliges Einfügen</text:p>
          </table:table-cell>
          <table:table-cell office:value-type="float" office:value="26709.6621571437">
            <text:p>26709,6621571437</text:p>
          </table:table-cell>
          <table:table-cell office:value-type="float" office:value="27291.3771777044">
            <text:p>27291,3771777044</text:p>
          </table:table-cell>
          <table:table-cell office:value-type="float" office:value="27184.224470428">
            <text:p>27184,224470428</text:p>
          </table:table-cell>
          <table:table-cell office:value-type="float" office:value="26407.402612315">
            <text:p>26407,402612315</text:p>
          </table:table-cell>
          <table:table-cell office:value-type="float" office:value="26719.6128520992">
            <text:p>26719,6128520992</text:p>
          </table:table-cell>
          <table:table-cell office:value-type="float" office:value="26846.7851651599">
            <text:p>26846,7851651599</text:p>
          </table:table-cell>
          <table:table-cell office:value-type="float" office:value="26598.4569175446">
            <text:p>26598,4569175446</text:p>
          </table:table-cell>
          <table:table-cell office:value-type="float" office:value="26647.9806985464">
            <text:p>26647,9806985464</text:p>
          </table:table-cell>
          <table:table-cell table:number-columns-repeated="3"/>
        </table:table-row>
        <table:table-row table:style-name="ro1">
          <table:table-cell office:value-type="string">
            <text:p>Zufälliges Lesen (zufällig eingefügt)</text:p>
          </table:table-cell>
          <table:table-cell office:value-type="float" office:value="99102.6707647104">
            <text:p>99102,6707647104</text:p>
          </table:table-cell>
          <table:table-cell office:value-type="float" office:value="98668.4524117325">
            <text:p>98668,4524117325</text:p>
          </table:table-cell>
          <table:table-cell office:value-type="float" office:value="95483.3286630925">
            <text:p>95483,3286630925</text:p>
          </table:table-cell>
          <table:table-cell office:value-type="float" office:value="92485.0794840916">
            <text:p>92485,0794840916</text:p>
          </table:table-cell>
          <table:table-cell office:value-type="float" office:value="89186.957575554">
            <text:p>89186,957575554</text:p>
          </table:table-cell>
          <table:table-cell office:value-type="float" office:value="86165.1040472966">
            <text:p>86165,1040472966</text:p>
          </table:table-cell>
          <table:table-cell office:value-type="float" office:value="80508.4743661304">
            <text:p>80508,4743661304</text:p>
          </table:table-cell>
          <table:table-cell office:value-type="float" office:value="77958.8899053757">
            <text:p>77958,8899053757</text:p>
          </table:table-cell>
          <table:table-cell table:number-columns-repeated="4"/>
          <table:table-cell office:value-type="string">
            <text:p>Zufälliges Lesen (zufällig eingefügt)</text:p>
          </table:table-cell>
          <table:table-cell office:value-type="float" office:value="19510.2410367383">
            <text:p>19510,2410367383</text:p>
          </table:table-cell>
          <table:table-cell office:value-type="float" office:value="19597.3811913531">
            <text:p>19597,3811913531</text:p>
          </table:table-cell>
          <table:table-cell office:value-type="float" office:value="18513.2257621203">
            <text:p>18513,2257621203</text:p>
          </table:table-cell>
          <table:table-cell office:value-type="float" office:value="17571.0899324849">
            <text:p>17571,0899324849</text:p>
          </table:table-cell>
          <table:table-cell office:value-type="float" office:value="17124.9530688135">
            <text:p>17124,9530688135</text:p>
          </table:table-cell>
          <table:table-cell office:value-type="float" office:value="16846.7325043155">
            <text:p>16846,7325043155</text:p>
          </table:table-cell>
          <table:table-cell office:value-type="float" office:value="17558.3172849387">
            <text:p>17558,3172849387</text:p>
          </table:table-cell>
          <table:table-cell office:value-type="float" office:value="16420.5452591661">
            <text:p>16420,5452591661</text:p>
          </table:table-cell>
          <table:table-cell table:number-columns-repeated="4"/>
          <table:table-cell office:value-type="string">
            <text:p>Zufälliges Lesen (zufällig eingefügt)</text:p>
          </table:table-cell>
          <table:table-cell office:value-type="float" office:value="8645.4206958292">
            <text:p>8645,4206958292</text:p>
          </table:table-cell>
          <table:table-cell office:value-type="float" office:value="8653.20779074892">
            <text:p>8653,2077907489</text:p>
          </table:table-cell>
          <table:table-cell office:value-type="float" office:value="8525.48753545826">
            <text:p>8525,4875354583</text:p>
          </table:table-cell>
          <table:table-cell office:value-type="float" office:value="8418.79428784893">
            <text:p>8418,7942878489</text:p>
          </table:table-cell>
          <table:table-cell office:value-type="float" office:value="8179.13219188014">
            <text:p>8179,1321918801</text:p>
          </table:table-cell>
          <table:table-cell office:value-type="float" office:value="7548.65408237857">
            <text:p>7548,6540823786</text:p>
          </table:table-cell>
          <table:table-cell office:value-type="float" office:value="7422.41327393251">
            <text:p>7422,4132739325</text:p>
          </table:table-cell>
          <table:table-cell office:value-type="float" office:value="7126.45073212962">
            <text:p>7126,4507321296</text:p>
          </table:table-cell>
          <table:table-cell table:number-columns-repeated="4"/>
          <table:table-cell office:value-type="string">
            <text:p>Zufälliges Lesen (zufällig eingefügt)</text:p>
          </table:table-cell>
          <table:table-cell office:value-type="float" office:value="23099.5521514337">
            <text:p>23099,5521514337</text:p>
          </table:table-cell>
          <table:table-cell office:value-type="float" office:value="23150.9513800242">
            <text:p>23150,9513800242</text:p>
          </table:table-cell>
          <table:table-cell office:value-type="float" office:value="22948.3529796273">
            <text:p>22948,3529796273</text:p>
          </table:table-cell>
          <table:table-cell office:value-type="float" office:value="22309.4285947119">
            <text:p>22309,4285947119</text:p>
          </table:table-cell>
          <table:table-cell office:value-type="float" office:value="22310.8847431174">
            <text:p>22310,8847431174</text:p>
          </table:table-cell>
          <table:table-cell office:value-type="float" office:value="21991.4380723157">
            <text:p>21991,4380723157</text:p>
          </table:table-cell>
          <table:table-cell office:value-type="float" office:value="21864.3334316411">
            <text:p>21864,3334316411</text:p>
          </table:table-cell>
          <table:table-cell office:value-type="float" office:value="21666.7431670618">
            <text:p>21666,7431670618</text:p>
          </table:table-cell>
          <table:table-cell table:number-columns-repeated="3"/>
        </table:table-row>
        <table:table-row table:style-name="ro1">
          <table:table-cell office:value-type="string">
            <text:p>Sortiertes Lesen (zufällig eingefügt)</text:p>
            <draw:frame table:end-cell-address="Tabelle1.H29" table:end-x="0.039cm" table:end-y="0.366cm" draw:z-index="0" draw:style-name="gr1" draw:text-style-name="P1" svg:width="15.82cm" svg:height="8.977cm" svg:x="0.025cm" svg:y="0.421cm">
              <draw:object draw:notify-on-update-of-ranges="Tabelle1.B3:Tabelle1.I3 Tabelle1.B3:Tabelle1.I3 Tabelle1.A4:Tabelle1.A4 Tabelle1.B4:Tabelle1.I4 Tabelle1.B3:Tabelle1.I3 Tabelle1.A7:Tabelle1.A7 Tabelle1.B7:Tabelle1.I7 Tabelle1.B3:Tabelle1.I3 Tabelle1.A5:Tabelle1.A5 Tabelle1.B5:Tabelle1.I5 Tabelle1.B3:Tabelle1.I3 Tabelle1.A8:Tabelle1.A8 Tabelle1.B8:Tabelle1.I8 Tabelle1.B3:Tabelle1.I3 Tabelle1.A6:Tabelle1.A6 Tabelle1.B6:Tabelle1.I6 Tabelle1.B3:Tabelle1.I3 Tabelle1.A9:Tabelle1.A9 Tabelle1.B9:Tabelle1.I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98406.7777457976">
            <text:p>98406,7777457976</text:p>
          </table:table-cell>
          <table:table-cell office:value-type="float" office:value="98408.7649887443">
            <text:p>98408,7649887443</text:p>
          </table:table-cell>
          <table:table-cell office:value-type="float" office:value="95946.1856174431">
            <text:p>95946,1856174431</text:p>
          </table:table-cell>
          <table:table-cell office:value-type="float" office:value="93213.7077116975">
            <text:p>93213,7077116975</text:p>
          </table:table-cell>
          <table:table-cell office:value-type="float" office:value="88375.7276065896">
            <text:p>88375,7276065896</text:p>
          </table:table-cell>
          <table:table-cell office:value-type="float" office:value="84188.1245896022">
            <text:p>84188,1245896022</text:p>
          </table:table-cell>
          <table:table-cell office:value-type="float" office:value="79970.6050575531">
            <text:p>79970,6050575531</text:p>
          </table:table-cell>
          <table:table-cell office:value-type="float" office:value="78944.4328328455">
            <text:p>78944,4328328455</text:p>
          </table:table-cell>
          <table:table-cell table:number-columns-repeated="4"/>
          <table:table-cell office:value-type="string">
            <text:p>Sortiertes Lesen (zufällig eingefügt)</text:p>
          </table:table-cell>
          <table:table-cell office:value-type="float" office:value="18780.7016011099">
            <text:p>18780,7016011099</text:p>
          </table:table-cell>
          <table:table-cell office:value-type="float" office:value="19716.944698893">
            <text:p>19716,944698893</text:p>
          </table:table-cell>
          <table:table-cell office:value-type="float" office:value="18842.4391538057">
            <text:p>18842,4391538057</text:p>
          </table:table-cell>
          <table:table-cell office:value-type="float" office:value="17754.326986183">
            <text:p>17754,326986183</text:p>
          </table:table-cell>
          <table:table-cell office:value-type="float" office:value="17779.5771639147">
            <text:p>17779,5771639147</text:p>
          </table:table-cell>
          <table:table-cell office:value-type="float" office:value="18374.9239270064">
            <text:p>18374,9239270064</text:p>
          </table:table-cell>
          <table:table-cell office:value-type="float" office:value="18305.5486910704">
            <text:p>18305,5486910704</text:p>
          </table:table-cell>
          <table:table-cell office:value-type="float" office:value="17230.5488391346">
            <text:p>17230,5488391346</text:p>
          </table:table-cell>
          <table:table-cell table:number-columns-repeated="4"/>
          <table:table-cell office:value-type="string">
            <text:p>Sortiertes Lesen (zufällig eingefügt)</text:p>
          </table:table-cell>
          <table:table-cell office:value-type="float" office:value="8699.40098809604">
            <text:p>8699,400988096</text:p>
          </table:table-cell>
          <table:table-cell office:value-type="float" office:value="8687.37857178323">
            <text:p>8687,3785717832</text:p>
          </table:table-cell>
          <table:table-cell office:value-type="float" office:value="8600.55319088557">
            <text:p>8600,5531908856</text:p>
          </table:table-cell>
          <table:table-cell office:value-type="float" office:value="8466.29275958893">
            <text:p>8466,2927595889</text:p>
          </table:table-cell>
          <table:table-cell office:value-type="float" office:value="8224.66952897956">
            <text:p>8224,6695289796</text:p>
          </table:table-cell>
          <table:table-cell office:value-type="float" office:value="7622.97617252557">
            <text:p>7622,9761725256</text:p>
          </table:table-cell>
          <table:table-cell office:value-type="float" office:value="7408.26440355526">
            <text:p>7408,2644035553</text:p>
          </table:table-cell>
          <table:table-cell office:value-type="float" office:value="7153.08611619141">
            <text:p>7153,0861161914</text:p>
          </table:table-cell>
          <table:table-cell table:number-columns-repeated="4"/>
          <table:table-cell office:value-type="string">
            <text:p>Sortiertes Lesen (zufällig eingefügt)</text:p>
          </table:table-cell>
          <table:table-cell office:value-type="float" office:value="23083.2481532622">
            <text:p>23083,2481532622</text:p>
          </table:table-cell>
          <table:table-cell office:value-type="float" office:value="23110.5426661672">
            <text:p>23110,5426661672</text:p>
          </table:table-cell>
          <table:table-cell office:value-type="float" office:value="22893.8741975938">
            <text:p>22893,8741975938</text:p>
          </table:table-cell>
          <table:table-cell office:value-type="float" office:value="22900.8696934603">
            <text:p>22900,8696934603</text:p>
          </table:table-cell>
          <table:table-cell office:value-type="float" office:value="22772.7213813114">
            <text:p>22772,7213813114</text:p>
          </table:table-cell>
          <table:table-cell office:value-type="float" office:value="22550.4065715721">
            <text:p>22550,4065715721</text:p>
          </table:table-cell>
          <table:table-cell office:value-type="float" office:value="22138.5276493073">
            <text:p>22138,5276493073</text:p>
          </table:table-cell>
          <table:table-cell office:value-type="float" office:value="22047.8964102178">
            <text:p>22047,8964102178</text:p>
          </table:table-cell>
          <table:table-cell table:number-columns-repeated="3"/>
        </table:table-row>
        <table:table-row table:style-name="ro1">
          <table:table-cell table:number-columns-repeated="13"/>
          <table:table-cell>
            <draw:frame table:end-cell-address="Tabelle1.U30" table:end-x="0.053cm" table:end-y="0.015cm" draw:z-index="4" draw:style-name="gr1" draw:text-style-name="P1" svg:width="15.847cm" svg:height="9.005cm" svg:x="0.013cm" svg:y="0.043cm">
              <draw:object draw:notify-on-update-of-ranges="Tabelle1.O3:Tabelle1.V3 Tabelle1.O3:Tabelle1.V3 Tabelle1.N4:Tabelle1.N4 Tabelle1.O4:Tabelle1.V4 Tabelle1.O3:Tabelle1.V3 Tabelle1.N7:Tabelle1.N7 Tabelle1.O7:Tabelle1.V7 Tabelle1.O3:Tabelle1.V3 Tabelle1.N5:Tabelle1.N5 Tabelle1.O5:Tabelle1.V5 Tabelle1.O3:Tabelle1.V3 Tabelle1.N8:Tabelle1.N8 Tabelle1.O8:Tabelle1.V8 Tabelle1.O3:Tabelle1.V3 Tabelle1.N6:Tabelle1.N6 Tabelle1.O6:Tabelle1.V6 Tabelle1.O3:Tabelle1.V3 Tabelle1.N9:Tabelle1.N9 Tabelle1.O9:Tabelle1.V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2"/>
          <table:table-cell>
            <draw:frame table:end-cell-address="Tabelle1.AH30" table:end-x="0.026cm" table:end-y="0.006cm" draw:z-index="5" draw:style-name="gr1" draw:text-style-name="P1" svg:width="15.834cm" svg:height="8.999cm" svg:x="-0.001cm" svg:y="0.04cm">
              <draw:object draw:notify-on-update-of-ranges="Tabelle1.AB3:Tabelle1.AI3 Tabelle1.AB3:Tabelle1.AI3 Tabelle1.AA4:Tabelle1.AA4 Tabelle1.AB4:Tabelle1.AI4 Tabelle1.AB3:Tabelle1.AI3 Tabelle1.AA7:Tabelle1.AA7 Tabelle1.AB7:Tabelle1.AI7 Tabelle1.AB3:Tabelle1.AI3 Tabelle1.AA5:Tabelle1.AA5 Tabelle1.AB5:Tabelle1.AI5 Tabelle1.AB3:Tabelle1.AI3 Tabelle1.AA8:Tabelle1.AA8 Tabelle1.AB8:Tabelle1.AI8 Tabelle1.AB3:Tabelle1.AI3 Tabelle1.AA6:Tabelle1.AA6 Tabelle1.AB6:Tabelle1.AI6 Tabelle1.AB3:Tabelle1.AI3 Tabelle1.AA9:Tabelle1.AA9 Tabelle1.AB9:Tabelle1.AI9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2"/>
          <table:table-cell>
            <draw:frame table:end-cell-address="Tabelle1.AU29" table:end-x="0.039cm" table:end-y="0.434cm" draw:z-index="6" draw:style-name="gr1" draw:text-style-name="P1" svg:width="15.833cm" svg:height="8.999cm" svg:x="0.012cm" svg:y="0.016cm">
              <draw:object draw:notify-on-update-of-ranges="Tabelle1.AO3:Tabelle1.AV3 Tabelle1.AO3:Tabelle1.AV3 Tabelle1.AN4:Tabelle1.AN4 Tabelle1.AO4:Tabelle1.AV4 Tabelle1.AO3:Tabelle1.AV3 Tabelle1.AN7:Tabelle1.AN7 Tabelle1.AO7:Tabelle1.AV7 Tabelle1.AO3:Tabelle1.AV3 Tabelle1.AN5:Tabelle1.AN5 Tabelle1.AO5:Tabelle1.AV5 Tabelle1.AO3:Tabelle1.AV3 Tabelle1.AN8:Tabelle1.AN8 Tabelle1.AO8:Tabelle1.AV8 Tabelle1.AO3:Tabelle1.AV3 Tabelle1.AN6:Tabelle1.AN6 Tabelle1.AO6:Tabelle1.AV6 Tabelle1.AO3:Tabelle1.AV3 Tabelle1.AN9:Tabelle1.AN9 Tabelle1.AO9:Tabelle1.AV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1">
          <table:table-cell table:number-columns-repeated="51"/>
        </table:table-row>
        <table:table-row table:style-name="ro1">
          <table:table-cell office:value-type="string">
            <text:p>compare random-sorted depending on calls</text:p>
          </table:table-cell>
          <table:table-cell office:value-type="string">
            <text:p><text:s/>databasesize 1000000</text:p>
          </table:table-cell>
          <table:table-cell table:number-columns-repeated="11"/>
          <table:table-cell office:value-type="string">
            <text:p>compare random-sorted depending on calls</text:p>
          </table:table-cell>
          <table:table-cell office:value-type="string">
            <text:p><text:s/>databasesize 1000000</text:p>
          </table:table-cell>
          <table:table-cell table:number-columns-repeated="11"/>
          <table:table-cell office:value-type="string">
            <text:p>compare random-sorted depending on calls</text:p>
          </table:table-cell>
          <table:table-cell office:value-type="string">
            <text:p><text:s/>databasesize 1000000</text:p>
          </table:table-cell>
          <table:table-cell table:number-columns-repeated="11"/>
          <table:table-cell office:value-type="string">
            <text:p>compare random-sorted depending on calls</text:p>
          </table:table-cell>
          <table:table-cell office:value-type="string">
            <text:p><text:s/>databasesize 1000000</text:p>
          </table:table-cell>
          <table:table-cell table:number-columns-repeated="10"/>
        </table:table-row>
        <table:table-row table:style-name="ro1">
          <table:table-cell office:value-type="string">
            <text:p>Befehle pro Sekunde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 table:number-columns-repeated="4"/>
          <table:table-cell office:value-type="string">
            <text:p>Befehle pro Sekunde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 table:number-columns-repeated="4"/>
          <table:table-cell office:value-type="string">
            <text:p>Befehle pro Sekunde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 table:number-columns-repeated="4"/>
          <table:table-cell office:value-type="string">
            <text:p>Befehle pro Sekunde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 table:number-columns-repeated="3"/>
        </table:table-row>
        <table:table-row table:style-name="ro1">
          <table:table-cell office:value-type="string">
            <text:p>Zufälliges Lesen (sortiert eingefügt)</text:p>
          </table:table-cell>
          <table:table-cell office:value-type="float" office:value="51435.1476032373">
            <text:p>51435,1476032373</text:p>
          </table:table-cell>
          <table:table-cell office:value-type="float" office:value="67563.7002304966">
            <text:p>67563,7002304966</text:p>
          </table:table-cell>
          <table:table-cell office:value-type="float" office:value="88379.9306451186">
            <text:p>88379,9306451186</text:p>
          </table:table-cell>
          <table:table-cell office:value-type="float" office:value="92887.6901962005">
            <text:p>92887,6901962005</text:p>
          </table:table-cell>
          <table:table-cell office:value-type="float" office:value="96505.2658713303">
            <text:p>96505,2658713303</text:p>
          </table:table-cell>
          <table:table-cell office:value-type="float" office:value="96239.1917940076">
            <text:p>96239,1917940076</text:p>
          </table:table-cell>
          <table:table-cell office:value-type="float" office:value="96790.2603311714">
            <text:p>96790,2603311714</text:p>
          </table:table-cell>
          <table:table-cell office:value-type="float" office:value="96592.7804270794">
            <text:p>96592,7804270794</text:p>
          </table:table-cell>
          <table:table-cell table:number-columns-repeated="4"/>
          <table:table-cell office:value-type="string">
            <text:p>Zufälliges Lesen (sortiert eingefügt)</text:p>
          </table:table-cell>
          <table:table-cell office:value-type="float" office:value="17431.7549139689">
            <text:p>17431,7549139689</text:p>
          </table:table-cell>
          <table:table-cell office:value-type="float" office:value="18976.8874853079">
            <text:p>18976,8874853079</text:p>
          </table:table-cell>
          <table:table-cell office:value-type="float" office:value="18148.1968712307">
            <text:p>18148,1968712307</text:p>
          </table:table-cell>
          <table:table-cell office:value-type="float" office:value="17526.8526220403">
            <text:p>17526,8526220403</text:p>
          </table:table-cell>
          <table:table-cell office:value-type="float" office:value="17799.4805814511">
            <text:p>17799,4805814511</text:p>
          </table:table-cell>
          <table:table-cell office:value-type="float" office:value="17731.7941542079">
            <text:p>17731,7941542079</text:p>
          </table:table-cell>
          <table:table-cell office:value-type="float" office:value="17731.5482568826">
            <text:p>17731,5482568826</text:p>
          </table:table-cell>
          <table:table-cell office:value-type="float" office:value="17570.520674776">
            <text:p>17570,520674776</text:p>
          </table:table-cell>
          <table:table-cell table:number-columns-repeated="4"/>
          <table:table-cell office:value-type="string">
            <text:p>Zufälliges Lesen (sortiert eingefügt)</text:p>
          </table:table-cell>
          <table:table-cell office:value-type="float" office:value="5982.83770164859">
            <text:p>5982,8377016486</text:p>
          </table:table-cell>
          <table:table-cell office:value-type="float" office:value="7127.6607877931">
            <text:p>7127,6607877931</text:p>
          </table:table-cell>
          <table:table-cell office:value-type="float" office:value="8251.74037603565">
            <text:p>8251,7403760357</text:p>
          </table:table-cell>
          <table:table-cell office:value-type="float" office:value="8421.2658577468">
            <text:p>8421,2658577468</text:p>
          </table:table-cell>
          <table:table-cell office:value-type="float" office:value="8538.64102352576">
            <text:p>8538,6410235258</text:p>
          </table:table-cell>
          <table:table-cell office:value-type="float" office:value="8556.46987847126">
            <text:p>8556,4698784713</text:p>
          </table:table-cell>
          <table:table-cell office:value-type="float" office:value="8582.37380699135">
            <text:p>8582,3738069914</text:p>
          </table:table-cell>
          <table:table-cell office:value-type="float" office:value="8549.08688893957">
            <text:p>8549,0868889396</text:p>
          </table:table-cell>
          <table:table-cell table:number-columns-repeated="4"/>
          <table:table-cell office:value-type="string">
            <text:p>Zufälliges Lesen (sortiert eingefügt)</text:p>
          </table:table-cell>
          <table:table-cell office:value-type="float" office:value="21199.9284497327">
            <text:p>21199,9284497327</text:p>
          </table:table-cell>
          <table:table-cell office:value-type="float" office:value="22013.6631243118">
            <text:p>22013,6631243118</text:p>
          </table:table-cell>
          <table:table-cell office:value-type="float" office:value="22555.2952018581">
            <text:p>22555,2952018581</text:p>
          </table:table-cell>
          <table:table-cell office:value-type="float" office:value="22378.5083597322">
            <text:p>22378,5083597322</text:p>
          </table:table-cell>
          <table:table-cell office:value-type="float" office:value="22593.9283130072">
            <text:p>22593,9283130072</text:p>
          </table:table-cell>
          <table:table-cell office:value-type="float" office:value="22640.4778857749">
            <text:p>22640,4778857749</text:p>
          </table:table-cell>
          <table:table-cell office:value-type="float" office:value="22540.7690253994">
            <text:p>22540,7690253994</text:p>
          </table:table-cell>
          <table:table-cell office:value-type="float" office:value="22564.4534772258">
            <text:p>22564,4534772258</text:p>
          </table:table-cell>
          <table:table-cell table:number-columns-repeated="3"/>
        </table:table-row>
        <table:table-row table:style-name="ro1">
          <table:table-cell office:value-type="string">
            <text:p>Sortiertes Lesen (sortiert eingefügt)</text:p>
          </table:table-cell>
          <table:table-cell office:value-type="float" office:value="51818.1381957888">
            <text:p>51818,1381957888</text:p>
          </table:table-cell>
          <table:table-cell office:value-type="float" office:value="67771.5149977695">
            <text:p>67771,5149977695</text:p>
          </table:table-cell>
          <table:table-cell office:value-type="float" office:value="91149.4822227594">
            <text:p>91149,4822227594</text:p>
          </table:table-cell>
          <table:table-cell office:value-type="float" office:value="95039.6159613956">
            <text:p>95039,6159613956</text:p>
          </table:table-cell>
          <table:table-cell office:value-type="float" office:value="96206.1650275138">
            <text:p>96206,1650275138</text:p>
          </table:table-cell>
          <table:table-cell office:value-type="float" office:value="97439.3964314897">
            <text:p>97439,3964314897</text:p>
          </table:table-cell>
          <table:table-cell office:value-type="float" office:value="97239.7212893366">
            <text:p>97239,7212893366</text:p>
          </table:table-cell>
          <table:table-cell office:value-type="float" office:value="98272.1981051732">
            <text:p>98272,1981051732</text:p>
          </table:table-cell>
          <table:table-cell table:number-columns-repeated="4"/>
          <table:table-cell office:value-type="string">
            <text:p>Sortiertes Lesen (sortiert eingefügt)</text:p>
          </table:table-cell>
          <table:table-cell office:value-type="float" office:value="19907.8324136387">
            <text:p>19907,8324136387</text:p>
          </table:table-cell>
          <table:table-cell office:value-type="float" office:value="16688.7385636818">
            <text:p>16688,7385636818</text:p>
          </table:table-cell>
          <table:table-cell office:value-type="float" office:value="19044.2153210836">
            <text:p>19044,2153210836</text:p>
          </table:table-cell>
          <table:table-cell office:value-type="float" office:value="18178.318330021">
            <text:p>18178,318330021</text:p>
          </table:table-cell>
          <table:table-cell office:value-type="float" office:value="18496.3840719291">
            <text:p>18496,3840719291</text:p>
          </table:table-cell>
          <table:table-cell office:value-type="float" office:value="18053.8564407696">
            <text:p>18053,8564407696</text:p>
          </table:table-cell>
          <table:table-cell office:value-type="float" office:value="18706.2435434757">
            <text:p>18706,2435434757</text:p>
          </table:table-cell>
          <table:table-cell office:value-type="float" office:value="18058.4935386057">
            <text:p>18058,4935386057</text:p>
          </table:table-cell>
          <table:table-cell table:number-columns-repeated="4"/>
          <table:table-cell office:value-type="string">
            <text:p>Sortiertes Lesen (sortiert eingefügt)</text:p>
          </table:table-cell>
          <table:table-cell office:value-type="float" office:value="5975.50821721588">
            <text:p>5975,5082172159</text:p>
          </table:table-cell>
          <table:table-cell office:value-type="float" office:value="6801.62468458135">
            <text:p>6801,6246845814</text:p>
          </table:table-cell>
          <table:table-cell office:value-type="float" office:value="8210.22679537722">
            <text:p>8210,2267953772</text:p>
          </table:table-cell>
          <table:table-cell office:value-type="float" office:value="8479.46674851711">
            <text:p>8479,4667485171</text:p>
          </table:table-cell>
          <table:table-cell office:value-type="float" office:value="8488.07193388447">
            <text:p>8488,0719338845</text:p>
          </table:table-cell>
          <table:table-cell office:value-type="float" office:value="8555.91912284889">
            <text:p>8555,9191228489</text:p>
          </table:table-cell>
          <table:table-cell office:value-type="float" office:value="8565.71175184169">
            <text:p>8565,7117518417</text:p>
          </table:table-cell>
          <table:table-cell office:value-type="float" office:value="8567.62426129737">
            <text:p>8567,6242612974</text:p>
          </table:table-cell>
          <table:table-cell table:number-columns-repeated="4"/>
          <table:table-cell office:value-type="string">
            <text:p>Sortiertes Lesen (sortiert eingefügt)</text:p>
          </table:table-cell>
          <table:table-cell office:value-type="float" office:value="22073.3326783116">
            <text:p>22073,3326783116</text:p>
          </table:table-cell>
          <table:table-cell office:value-type="float" office:value="22798.2619293613">
            <text:p>22798,2619293613</text:p>
          </table:table-cell>
          <table:table-cell office:value-type="float" office:value="23379.4011335529">
            <text:p>23379,4011335529</text:p>
          </table:table-cell>
          <table:table-cell office:value-type="float" office:value="23556.6723402135">
            <text:p>23556,6723402135</text:p>
          </table:table-cell>
          <table:table-cell office:value-type="float" office:value="23672.262597026">
            <text:p>23672,262597026</text:p>
          </table:table-cell>
          <table:table-cell office:value-type="float" office:value="23649.4449514">
            <text:p>23649,4449514</text:p>
          </table:table-cell>
          <table:table-cell office:value-type="float" office:value="23499.7475719214">
            <text:p>23499,7475719214</text:p>
          </table:table-cell>
          <table:table-cell office:value-type="float" office:value="23547.698354847">
            <text:p>23547,698354847</text:p>
          </table:table-cell>
          <table:table-cell table:number-columns-repeated="3"/>
        </table:table-row>
        <table:table-row table:style-name="ro1">
          <table:table-cell office:value-type="string">
            <text:p>Zufälliges Lesen (zufällig eingefügt)</text:p>
          </table:table-cell>
          <table:table-cell office:value-type="float" office:value="52109.1005236179">
            <text:p>52109,1005236179</text:p>
          </table:table-cell>
          <table:table-cell office:value-type="float" office:value="67043.0581050559">
            <text:p>67043,0581050559</text:p>
          </table:table-cell>
          <table:table-cell office:value-type="float" office:value="91242.8878347357">
            <text:p>91242,8878347357</text:p>
          </table:table-cell>
          <table:table-cell office:value-type="float" office:value="93671.0854592419">
            <text:p>93671,0854592419</text:p>
          </table:table-cell>
          <table:table-cell office:value-type="float" office:value="96306.4256695358">
            <text:p>96306,4256695358</text:p>
          </table:table-cell>
          <table:table-cell office:value-type="float" office:value="96013.6754966393">
            <text:p>96013,6754966393</text:p>
          </table:table-cell>
          <table:table-cell office:value-type="float" office:value="96329.4321244515">
            <text:p>96329,4321244515</text:p>
          </table:table-cell>
          <table:table-cell office:value-type="float" office:value="95840.2964205456">
            <text:p>95840,2964205456</text:p>
          </table:table-cell>
          <table:table-cell table:number-columns-repeated="4"/>
          <table:table-cell office:value-type="string">
            <text:p>Zufälliges Lesen (zufällig eingefügt)</text:p>
          </table:table-cell>
          <table:table-cell office:value-type="float" office:value="18444.9873101789">
            <text:p>18444,9873101789</text:p>
          </table:table-cell>
          <table:table-cell office:value-type="float" office:value="19361.2137627929">
            <text:p>19361,2137627929</text:p>
          </table:table-cell>
          <table:table-cell office:value-type="float" office:value="16920.6133250936">
            <text:p>16920,6133250936</text:p>
          </table:table-cell>
          <table:table-cell office:value-type="float" office:value="17025.5411680761">
            <text:p>17025,5411680761</text:p>
          </table:table-cell>
          <table:table-cell office:value-type="float" office:value="17247.6863678707">
            <text:p>17247,6863678707</text:p>
          </table:table-cell>
          <table:table-cell office:value-type="float" office:value="17206.3229771335">
            <text:p>17206,3229771335</text:p>
          </table:table-cell>
          <table:table-cell office:value-type="float" office:value="17399.1457658665">
            <text:p>17399,1457658665</text:p>
          </table:table-cell>
          <table:table-cell office:value-type="float" office:value="17399.9024360208">
            <text:p>17399,9024360208</text:p>
          </table:table-cell>
          <table:table-cell table:number-columns-repeated="4"/>
          <table:table-cell office:value-type="string">
            <text:p>Zufälliges Lesen (zufällig eingefügt)</text:p>
          </table:table-cell>
          <table:table-cell office:value-type="float" office:value="5939.76577235995">
            <text:p>5939,76577236</text:p>
          </table:table-cell>
          <table:table-cell office:value-type="float" office:value="6988.09789040117">
            <text:p>6988,0978904012</text:p>
          </table:table-cell>
          <table:table-cell office:value-type="float" office:value="8165.61066948086">
            <text:p>8165,6106694809</text:p>
          </table:table-cell>
          <table:table-cell office:value-type="float" office:value="8404.83690759335">
            <text:p>8404,8369075934</text:p>
          </table:table-cell>
          <table:table-cell office:value-type="float" office:value="8504.9853495188">
            <text:p>8504,9853495188</text:p>
          </table:table-cell>
          <table:table-cell office:value-type="float" office:value="8560.95895288995">
            <text:p>8560,95895289</text:p>
          </table:table-cell>
          <table:table-cell office:value-type="float" office:value="8567.9536294921">
            <text:p>8567,9536294921</text:p>
          </table:table-cell>
          <table:table-cell office:value-type="float" office:value="8543.97995473711">
            <text:p>8543,9799547371</text:p>
          </table:table-cell>
          <table:table-cell table:number-columns-repeated="4"/>
          <table:table-cell office:value-type="string">
            <text:p>Zufälliges Lesen (zufällig eingefügt)</text:p>
          </table:table-cell>
          <table:table-cell office:value-type="float" office:value="20976.4654147726">
            <text:p>20976,4654147726</text:p>
          </table:table-cell>
          <table:table-cell office:value-type="float" office:value="21694.0834110081">
            <text:p>21694,0834110081</text:p>
          </table:table-cell>
          <table:table-cell office:value-type="float" office:value="22414.2201176059">
            <text:p>22414,2201176059</text:p>
          </table:table-cell>
          <table:table-cell office:value-type="float" office:value="22303.349243044">
            <text:p>22303,349243044</text:p>
          </table:table-cell>
          <table:table-cell office:value-type="float" office:value="22540.5484140875">
            <text:p>22540,5484140875</text:p>
          </table:table-cell>
          <table:table-cell office:value-type="float" office:value="22491.0810583473">
            <text:p>22491,0810583473</text:p>
          </table:table-cell>
          <table:table-cell office:value-type="float" office:value="22427.2291806522">
            <text:p>22427,2291806522</text:p>
          </table:table-cell>
          <table:table-cell office:value-type="float" office:value="22501.189516012">
            <text:p>22501,189516012</text:p>
          </table:table-cell>
          <table:table-cell table:number-columns-repeated="3"/>
        </table:table-row>
        <table:table-row table:style-name="ro1">
          <table:table-cell office:value-type="string">
            <text:p>Sortiertes Lesen (zufällig eingefügt)</text:p>
            <draw:frame table:end-cell-address="Tabelle1.G57" table:end-x="2.208cm" table:end-y="0.39cm" draw:z-index="1" draw:style-name="gr1" draw:text-style-name="P1" svg:width="15.756cm" svg:height="8.98cm" svg:x="0cm" svg:y="0.443cm">
              <draw:object draw:notify-on-update-of-ranges="Tabelle1.B33:Tabelle1.I33 Tabelle1.B33:Tabelle1.I33 Tabelle1.A34:Tabelle1.A34 Tabelle1.B34:Tabelle1.I34 Tabelle1.B33:Tabelle1.I33 Tabelle1.A36:Tabelle1.A36 Tabelle1.B36:Tabelle1.I36 Tabelle1.B33:Tabelle1.I33 Tabelle1.A35:Tabelle1.A35 Tabelle1.B35:Tabelle1.I35 Tabelle1.B33:Tabelle1.I33 Tabelle1.A37:Tabelle1.A37 Tabelle1.B37:Tabelle1.I3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50830.7747772983">
            <text:p>50830,7747772983</text:p>
          </table:table-cell>
          <table:table-cell office:value-type="float" office:value="67205.8688960531">
            <text:p>67205,8688960531</text:p>
          </table:table-cell>
          <table:table-cell office:value-type="float" office:value="88518.6975584033">
            <text:p>88518,6975584033</text:p>
          </table:table-cell>
          <table:table-cell office:value-type="float" office:value="92220.7219157796">
            <text:p>92220,7219157796</text:p>
          </table:table-cell>
          <table:table-cell office:value-type="float" office:value="94774.693952299">
            <text:p>94774,693952299</text:p>
          </table:table-cell>
          <table:table-cell office:value-type="float" office:value="96261.2943619735">
            <text:p>96261,2943619735</text:p>
          </table:table-cell>
          <table:table-cell office:value-type="float" office:value="96063.7641994206">
            <text:p>96063,7641994206</text:p>
          </table:table-cell>
          <table:table-cell office:value-type="float" office:value="96459.7272241634">
            <text:p>96459,7272241634</text:p>
          </table:table-cell>
          <table:table-cell table:number-columns-repeated="4"/>
          <table:table-cell office:value-type="string">
            <text:p>Sortiertes Lesen (zufällig eingefügt)</text:p>
          </table:table-cell>
          <table:table-cell office:value-type="float" office:value="19285.7611322056">
            <text:p>19285,7611322056</text:p>
          </table:table-cell>
          <table:table-cell office:value-type="float" office:value="17398.0859825574">
            <text:p>17398,0859825574</text:p>
          </table:table-cell>
          <table:table-cell office:value-type="float" office:value="17824.3678309942">
            <text:p>17824,3678309942</text:p>
          </table:table-cell>
          <table:table-cell office:value-type="float" office:value="17859.0369237735">
            <text:p>17859,0369237735</text:p>
          </table:table-cell>
          <table:table-cell office:value-type="float" office:value="17942.2834044169">
            <text:p>17942,2834044169</text:p>
          </table:table-cell>
          <table:table-cell office:value-type="float" office:value="18276.3818870544">
            <text:p>18276,3818870544</text:p>
          </table:table-cell>
          <table:table-cell office:value-type="float" office:value="18090.4354618645">
            <text:p>18090,4354618645</text:p>
          </table:table-cell>
          <table:table-cell office:value-type="float" office:value="17811.7984999286">
            <text:p>17811,7984999286</text:p>
          </table:table-cell>
          <table:table-cell table:number-columns-repeated="4"/>
          <table:table-cell office:value-type="string">
            <text:p>Sortiertes Lesen (zufällig eingefügt)</text:p>
          </table:table-cell>
          <table:table-cell office:value-type="float" office:value="5959.39203877154">
            <text:p>5959,3920387715</text:p>
          </table:table-cell>
          <table:table-cell office:value-type="float" office:value="7091.51945893016">
            <text:p>7091,5194589302</text:p>
          </table:table-cell>
          <table:table-cell office:value-type="float" office:value="8237.96895342758">
            <text:p>8237,9689534276</text:p>
          </table:table-cell>
          <table:table-cell office:value-type="float" office:value="8441.4778508297">
            <text:p>8441,4778508297</text:p>
          </table:table-cell>
          <table:table-cell office:value-type="float" office:value="8471.03650816331">
            <text:p>8471,0365081633</text:p>
          </table:table-cell>
          <table:table-cell office:value-type="float" office:value="8557.0111130977">
            <text:p>8557,0111130977</text:p>
          </table:table-cell>
          <table:table-cell office:value-type="float" office:value="8529.9700063394">
            <text:p>8529,9700063394</text:p>
          </table:table-cell>
          <table:table-cell office:value-type="float" office:value="8555.64550877988">
            <text:p>8555,6455087799</text:p>
          </table:table-cell>
          <table:table-cell table:number-columns-repeated="4"/>
          <table:table-cell office:value-type="string">
            <text:p>Sortiertes Lesen (zufällig eingefügt)</text:p>
          </table:table-cell>
          <table:table-cell office:value-type="float" office:value="21261.7321110917">
            <text:p>21261,7321110917</text:p>
          </table:table-cell>
          <table:table-cell office:value-type="float" office:value="22030.4593907008">
            <text:p>22030,4593907008</text:p>
          </table:table-cell>
          <table:table-cell office:value-type="float" office:value="22799.3006228991">
            <text:p>22799,3006228991</text:p>
          </table:table-cell>
          <table:table-cell office:value-type="float" office:value="22828.0382370089">
            <text:p>22828,0382370089</text:p>
          </table:table-cell>
          <table:table-cell office:value-type="float" office:value="22996.8869964268">
            <text:p>22996,8869964268</text:p>
          </table:table-cell>
          <table:table-cell office:value-type="float" office:value="22817.6542615078">
            <text:p>22817,6542615078</text:p>
          </table:table-cell>
          <table:table-cell office:value-type="float" office:value="22913.6260583242">
            <text:p>22913,6260583242</text:p>
          </table:table-cell>
          <table:table-cell office:value-type="float" office:value="22909.2847176926">
            <text:p>22909,2847176926</text:p>
          </table:table-cell>
          <table:table-cell table:number-columns-repeated="3"/>
        </table:table-row>
        <table:table-row table:style-name="ro1">
          <table:table-cell table:number-columns-repeated="13"/>
          <table:table-cell>
            <draw:frame table:end-cell-address="Tabelle1.T57" table:end-x="2.259cm" table:end-y="0.421cm" draw:z-index="7" draw:style-name="gr1" draw:text-style-name="P1" svg:width="15.808cm" svg:height="8.999cm" svg:x="0cm" svg:y="0.003cm">
              <draw:object draw:notify-on-update-of-ranges="Tabelle1.O33:Tabelle1.V33 Tabelle1.O33:Tabelle1.V33 Tabelle1.N34:Tabelle1.N34 Tabelle1.O34:Tabelle1.V34 Tabelle1.O33:Tabelle1.V33 Tabelle1.N36:Tabelle1.N36 Tabelle1.O36:Tabelle1.V36 Tabelle1.O33:Tabelle1.V33 Tabelle1.N35:Tabelle1.N35 Tabelle1.O35:Tabelle1.V35 Tabelle1.O33:Tabelle1.V33 Tabelle1.N37:Tabelle1.N37 Tabelle1.O37:Tabelle1.V37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2"/>
          <table:table-cell>
            <draw:frame table:end-cell-address="Tabelle1.AG57" table:end-x="2.246cm" table:end-y="0.446cm" draw:z-index="8" draw:style-name="gr1" draw:text-style-name="P1" svg:width="15.784cm" svg:height="8.999cm" svg:x="0.011cm" svg:y="0.028cm">
              <draw:object draw:notify-on-update-of-ranges="Tabelle1.AB33:Tabelle1.AI33 Tabelle1.AB33:Tabelle1.AI33 Tabelle1.AA34:Tabelle1.AA34 Tabelle1.AB34:Tabelle1.AI34 Tabelle1.AB33:Tabelle1.AI33 Tabelle1.AA36:Tabelle1.AA36 Tabelle1.AB36:Tabelle1.AI36 Tabelle1.AB33:Tabelle1.AI33 Tabelle1.AA35:Tabelle1.AA35 Tabelle1.AB35:Tabelle1.AI35 Tabelle1.AB33:Tabelle1.AI33 Tabelle1.AA37:Tabelle1.AA37 Tabelle1.AB37:Tabelle1.AI37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2"/>
          <table:table-cell>
            <draw:frame table:end-cell-address="Tabelle1.AT57" table:end-x="2.222cm" table:end-y="0.421cm" draw:z-index="9" draw:style-name="gr1" draw:text-style-name="P1" svg:width="15.721cm" svg:height="8.999cm" svg:x="0.049cm" svg:y="0.003cm">
              <draw:object draw:notify-on-update-of-ranges="Tabelle1.AO33:Tabelle1.AV33 Tabelle1.AO33:Tabelle1.AV33 Tabelle1.AN34:Tabelle1.AN34 Tabelle1.AO34:Tabelle1.AV34 Tabelle1.AO33:Tabelle1.AV33 Tabelle1.AN36:Tabelle1.AN36 Tabelle1.AO36:Tabelle1.AV36 Tabelle1.AO33:Tabelle1.AV33 Tabelle1.AN35:Tabelle1.AN35 Tabelle1.AO35:Tabelle1.AV35 Tabelle1.AO33:Tabelle1.AV33 Tabelle1.AN37:Tabelle1.AN37 Tabelle1.AO37:Tabelle1.AV37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1">
          <table:table-cell table:number-columns-repeated="51"/>
        </table:table-row>
        <table:table-row table:style-name="ro1">
          <table:table-cell office:value-type="string">
            <text:p>compare random Aktualisieren-Löschen depending on databasesize</text:p>
          </table:table-cell>
          <table:table-cell office:value-type="string">
            <text:p><text:s/>calls 1000000</text:p>
          </table:table-cell>
          <table:table-cell office:value-type="string">
            <text:p><text:s/>percent 10</text:p>
          </table:table-cell>
          <table:table-cell table:number-columns-repeated="10"/>
          <table:table-cell office:value-type="string">
            <text:p>compare random Aktualisieren-Löschen depending on databasesize</text:p>
          </table:table-cell>
          <table:table-cell office:value-type="string">
            <text:p><text:s/>calls 1000000</text:p>
          </table:table-cell>
          <table:table-cell office:value-type="string">
            <text:p><text:s/>percent 10</text:p>
          </table:table-cell>
          <table:table-cell table:number-columns-repeated="10"/>
          <table:table-cell office:value-type="string">
            <text:p>compare random Aktualisieren-Löschen depending on databasesize</text:p>
          </table:table-cell>
          <table:table-cell office:value-type="string">
            <text:p><text:s/>calls 1000000</text:p>
          </table:table-cell>
          <table:table-cell office:value-type="string">
            <text:p><text:s/>percent 10</text:p>
          </table:table-cell>
          <table:table-cell table:number-columns-repeated="10"/>
          <table:table-cell office:value-type="string">
            <text:p>compare random Aktualisieren-Löschen depending on databasesize</text:p>
          </table:table-cell>
          <table:table-cell office:value-type="string">
            <text:p><text:s/>calls 1000000</text:p>
          </table:table-cell>
          <table:table-cell office:value-type="string">
            <text:p><text:s/>percent 10</text:p>
          </table:table-cell>
          <table:table-cell table:number-columns-repeated="9"/>
        </table:table-row>
        <table:table-row table:style-name="ro1">
          <table:table-cell office:value-type="string">
            <text:p>Befehle pro Sekunde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 table:number-columns-repeated="4"/>
          <table:table-cell office:value-type="string">
            <text:p>Befehle pro Sekunde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 table:number-columns-repeated="4"/>
          <table:table-cell office:value-type="string">
            <text:p>Befehle pro Sekunde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 table:number-columns-repeated="4"/>
          <table:table-cell office:value-type="string">
            <text:p>Befehle pro Sekunde</text:p>
          </table:table-cell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2000000">
            <text:p>2000000</text:p>
          </table:table-cell>
          <table:table-cell office:value-type="float" office:value="3000000">
            <text:p>3000000</text:p>
          </table:table-cell>
          <table:table-cell office:value-type="float" office:value="4000000">
            <text:p>4000000</text:p>
          </table:table-cell>
          <table:table-cell office:value-type="float" office:value="5000000">
            <text:p>5000000</text:p>
          </table:table-cell>
          <table:table-cell table:number-columns-repeated="3"/>
        </table:table-row>
        <table:table-row table:style-name="ro1">
          <table:table-cell office:value-type="string">
            <text:p>Reines Lesen</text:p>
          </table:table-cell>
          <table:table-cell office:value-type="float" office:value="99679.9066278698">
            <text:p>99679,9066278698</text:p>
          </table:table-cell>
          <table:table-cell office:value-type="float" office:value="99425.4673716161">
            <text:p>99425,4673716161</text:p>
          </table:table-cell>
          <table:table-cell office:value-type="float" office:value="97027.5086549542">
            <text:p>97027,5086549542</text:p>
          </table:table-cell>
          <table:table-cell office:value-type="float" office:value="93866.6677936674">
            <text:p>93866,6677936674</text:p>
          </table:table-cell>
          <table:table-cell office:value-type="float" office:value="87992.3499155329">
            <text:p>87992,3499155329</text:p>
          </table:table-cell>
          <table:table-cell office:value-type="float" office:value="85021.6922921601">
            <text:p>85021,6922921601</text:p>
          </table:table-cell>
          <table:table-cell office:value-type="float" office:value="79925.7132184886">
            <text:p>79925,7132184886</text:p>
          </table:table-cell>
          <table:table-cell office:value-type="float" office:value="78701.8398907394">
            <text:p>78701,8398907394</text:p>
          </table:table-cell>
          <table:table-cell table:number-columns-repeated="4"/>
          <table:table-cell office:value-type="string">
            <text:p>Reines Lesen</text:p>
          </table:table-cell>
          <table:table-cell office:value-type="float" office:value="18207.3396630715">
            <text:p>18207,3396630715</text:p>
          </table:table-cell>
          <table:table-cell office:value-type="float" office:value="17859.6922054198">
            <text:p>17859,6922054198</text:p>
          </table:table-cell>
          <table:table-cell office:value-type="float" office:value="18350.8016957155">
            <text:p>18350,8016957155</text:p>
          </table:table-cell>
          <table:table-cell office:value-type="float" office:value="17175.6203813102">
            <text:p>17175,6203813102</text:p>
          </table:table-cell>
          <table:table-cell office:value-type="float" office:value="17170.7214640922">
            <text:p>17170,7214640922</text:p>
          </table:table-cell>
          <table:table-cell office:value-type="float" office:value="16602.956647789">
            <text:p>16602,956647789</text:p>
          </table:table-cell>
          <table:table-cell office:value-type="float" office:value="16623.1453731624">
            <text:p>16623,1453731624</text:p>
          </table:table-cell>
          <table:table-cell office:value-type="float" office:value="17220.0086934821">
            <text:p>17220,0086934821</text:p>
          </table:table-cell>
          <table:table-cell table:number-columns-repeated="4"/>
          <table:table-cell office:value-type="string">
            <text:p>Reines Lesen</text:p>
          </table:table-cell>
          <table:table-cell office:value-type="float" office:value="8752.47672250565">
            <text:p>8752,4767225057</text:p>
          </table:table-cell>
          <table:table-cell office:value-type="float" office:value="8572.38864442227">
            <text:p>8572,3886444223</text:p>
          </table:table-cell>
          <table:table-cell office:value-type="float" office:value="8415.75840581451">
            <text:p>8415,7584058145</text:p>
          </table:table-cell>
          <table:table-cell office:value-type="float" office:value="8368.01881308393">
            <text:p>8368,0188130839</text:p>
          </table:table-cell>
          <table:table-cell office:value-type="float" office:value="8175.35511657012">
            <text:p>8175,3551165701</text:p>
          </table:table-cell>
          <table:table-cell office:value-type="float" office:value="7512.14260546592">
            <text:p>7512,1426054659</text:p>
          </table:table-cell>
          <table:table-cell office:value-type="float" office:value="7319.95577860117">
            <text:p>7319,9557786012</text:p>
          </table:table-cell>
          <table:table-cell office:value-type="float" office:value="7047.18029916717">
            <text:p>7047,1802991672</text:p>
          </table:table-cell>
          <table:table-cell table:number-columns-repeated="4"/>
          <table:table-cell office:value-type="string">
            <text:p>Reines Lesen</text:p>
          </table:table-cell>
          <table:table-cell office:value-type="float" office:value="23047.378222254">
            <text:p>23047,378222254</text:p>
          </table:table-cell>
          <table:table-cell office:value-type="float" office:value="23224.2450157979">
            <text:p>23224,2450157979</text:p>
          </table:table-cell>
          <table:table-cell office:value-type="float" office:value="23063.1899374358">
            <text:p>23063,1899374358</text:p>
          </table:table-cell>
          <table:table-cell office:value-type="float" office:value="22630.6390867553">
            <text:p>22630,6390867553</text:p>
          </table:table-cell>
          <table:table-cell office:value-type="float" office:value="22228.2313909353">
            <text:p>22228,2313909353</text:p>
          </table:table-cell>
          <table:table-cell office:value-type="float" office:value="22126.7814246943">
            <text:p>22126,7814246943</text:p>
          </table:table-cell>
          <table:table-cell office:value-type="float" office:value="21918.1316116621">
            <text:p>21918,1316116621</text:p>
          </table:table-cell>
          <table:table-cell office:value-type="float" office:value="21857.5163970833">
            <text:p>21857,5163970833</text:p>
          </table:table-cell>
          <table:table-cell table:number-columns-repeated="3"/>
        </table:table-row>
        <table:table-row table:style-name="ro1">
          <table:table-cell office:value-type="string">
            <text:p>Aktualisieren</text:p>
          </table:table-cell>
          <table:table-cell office:value-type="float" office:value="99655.8822989312">
            <text:p>99655,8822989312</text:p>
          </table:table-cell>
          <table:table-cell office:value-type="float" office:value="99145.9096532706">
            <text:p>99145,9096532706</text:p>
          </table:table-cell>
          <table:table-cell office:value-type="float" office:value="96821.7739825298">
            <text:p>96821,7739825298</text:p>
          </table:table-cell>
          <table:table-cell office:value-type="float" office:value="92793.6483585069">
            <text:p>92793,6483585069</text:p>
          </table:table-cell>
          <table:table-cell office:value-type="float" office:value="85050.2991683524">
            <text:p>85050,2991683524</text:p>
          </table:table-cell>
          <table:table-cell office:value-type="float" office:value="84197.0121387546">
            <text:p>84197,0121387546</text:p>
          </table:table-cell>
          <table:table-cell office:value-type="float" office:value="81095.5766063596">
            <text:p>81095,5766063596</text:p>
          </table:table-cell>
          <table:table-cell office:value-type="float" office:value="76534.4366316483">
            <text:p>76534,4366316483</text:p>
          </table:table-cell>
          <table:table-cell table:number-columns-repeated="4"/>
          <table:table-cell office:value-type="string">
            <text:p>Aktualisieren</text:p>
          </table:table-cell>
          <table:table-cell office:value-type="float" office:value="16869.6556109999">
            <text:p>16869,6556109999</text:p>
          </table:table-cell>
          <table:table-cell office:value-type="float" office:value="17227.2566770958">
            <text:p>17227,2566770958</text:p>
          </table:table-cell>
          <table:table-cell office:value-type="float" office:value="16011.7278300144">
            <text:p>16011,7278300144</text:p>
          </table:table-cell>
          <table:table-cell office:value-type="float" office:value="15054.8933278933">
            <text:p>15054,8933278933</text:p>
          </table:table-cell>
          <table:table-cell office:value-type="float" office:value="15054.9148671358">
            <text:p>15054,9148671358</text:p>
          </table:table-cell>
          <table:table-cell office:value-type="float" office:value="14912.5225271179">
            <text:p>14912,5225271179</text:p>
          </table:table-cell>
          <table:table-cell office:value-type="float" office:value="14587.6899076287">
            <text:p>14587,6899076287</text:p>
          </table:table-cell>
          <table:table-cell office:value-type="float" office:value="14435.3993826543">
            <text:p>14435,3993826543</text:p>
          </table:table-cell>
          <table:table-cell table:number-columns-repeated="4"/>
          <table:table-cell office:value-type="string">
            <text:p>Aktualisieren</text:p>
          </table:table-cell>
          <table:table-cell office:value-type="float" office:value="8556.00729740849">
            <text:p>8556,0072974085</text:p>
          </table:table-cell>
          <table:table-cell office:value-type="float" office:value="8458.22248838683">
            <text:p>8458,2224883868</text:p>
          </table:table-cell>
          <table:table-cell office:value-type="float" office:value="8406.3695980891">
            <text:p>8406,3695980891</text:p>
          </table:table-cell>
          <table:table-cell office:value-type="float" office:value="8252.11413763197">
            <text:p>8252,114137632</text:p>
          </table:table-cell>
          <table:table-cell office:value-type="float" office:value="8037.92031882502">
            <text:p>8037,920318825</text:p>
          </table:table-cell>
          <table:table-cell office:value-type="float" office:value="7436.34346218388">
            <text:p>7436,3434621839</text:p>
          </table:table-cell>
          <table:table-cell office:value-type="float" office:value="7320.21937189756">
            <text:p>7320,2193718976</text:p>
          </table:table-cell>
          <table:table-cell office:value-type="float" office:value="7054.31134462628">
            <text:p>7054,3113446263</text:p>
          </table:table-cell>
          <table:table-cell table:number-columns-repeated="4"/>
          <table:table-cell office:value-type="string">
            <text:p>Aktualisieren</text:p>
          </table:table-cell>
          <table:table-cell office:value-type="float" office:value="22392.7264090108">
            <text:p>22392,7264090108</text:p>
          </table:table-cell>
          <table:table-cell office:value-type="float" office:value="22508.0624742967">
            <text:p>22508,0624742967</text:p>
          </table:table-cell>
          <table:table-cell office:value-type="float" office:value="21346.844471869">
            <text:p>21346,844471869</text:p>
          </table:table-cell>
          <table:table-cell office:value-type="float" office:value="21674.9012559628">
            <text:p>21674,9012559628</text:p>
          </table:table-cell>
          <table:table-cell office:value-type="float" office:value="21604.0982875937">
            <text:p>21604,0982875937</text:p>
          </table:table-cell>
          <table:table-cell office:value-type="float" office:value="21286.40370519">
            <text:p>21286,40370519</text:p>
          </table:table-cell>
          <table:table-cell office:value-type="float" office:value="21144.5812504086">
            <text:p>21144,5812504086</text:p>
          </table:table-cell>
          <table:table-cell office:value-type="float" office:value="20998.17360832">
            <text:p>20998,17360832</text:p>
          </table:table-cell>
          <table:table-cell table:number-columns-repeated="3"/>
        </table:table-row>
        <table:table-row table:style-name="ro1">
          <table:table-cell office:value-type="string">
            <text:p>Löschen</text:p>
            <draw:frame table:end-cell-address="Tabelle1.G84" table:end-x="2.183cm" table:end-y="0.391cm" draw:z-index="2" draw:style-name="gr1" draw:text-style-name="P1" svg:width="15.731cm" svg:height="8.995cm" svg:x="0cm" svg:y="0.428cm">
              <draw:object draw:notify-on-update-of-ranges="Tabelle1.B61:Tabelle1.I61 Tabelle1.B61:Tabelle1.I61 Tabelle1.A62:Tabelle1.A62 Tabelle1.B62:Tabelle1.I62 Tabelle1.B61:Tabelle1.I61 Tabelle1.A63:Tabelle1.A63 Tabelle1.B63:Tabelle1.I63 Tabelle1.B61:Tabelle1.I61 Tabelle1.A64:Tabelle1.A64 Tabelle1.B64:Tabelle1.I6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100331.810933851">
            <text:p>100331,810933851</text:p>
          </table:table-cell>
          <table:table-cell office:value-type="float" office:value="99840.7922253444">
            <text:p>99840,7922253444</text:p>
          </table:table-cell>
          <table:table-cell office:value-type="float" office:value="96313.8035445946">
            <text:p>96313,8035445946</text:p>
          </table:table-cell>
          <table:table-cell office:value-type="float" office:value="92622.1743569761">
            <text:p>92622,1743569761</text:p>
          </table:table-cell>
          <table:table-cell office:value-type="float" office:value="87621.8992719235">
            <text:p>87621,8992719235</text:p>
          </table:table-cell>
          <table:table-cell office:value-type="float" office:value="83856.5394187647">
            <text:p>83856,5394187647</text:p>
          </table:table-cell>
          <table:table-cell office:value-type="float" office:value="80596.0270273908">
            <text:p>80596,0270273908</text:p>
          </table:table-cell>
          <table:table-cell office:value-type="float" office:value="76880.6252396434">
            <text:p>76880,6252396434</text:p>
          </table:table-cell>
          <table:table-cell table:number-columns-repeated="4"/>
          <table:table-cell office:value-type="string">
            <text:p>Löschen</text:p>
          </table:table-cell>
          <table:table-cell office:value-type="float" office:value="17285.2495786515">
            <text:p>17285,2495786515</text:p>
          </table:table-cell>
          <table:table-cell office:value-type="float" office:value="16746.7597129712">
            <text:p>16746,7597129712</text:p>
          </table:table-cell>
          <table:table-cell office:value-type="float" office:value="14537.4064545458">
            <text:p>14537,4064545458</text:p>
          </table:table-cell>
          <table:table-cell office:value-type="float" office:value="14699.8468087731">
            <text:p>14699,8468087731</text:p>
          </table:table-cell>
          <table:table-cell office:value-type="float" office:value="13870.1889321871">
            <text:p>13870,1889321871</text:p>
          </table:table-cell>
          <table:table-cell office:value-type="float" office:value="14835.8069625234">
            <text:p>14835,8069625234</text:p>
          </table:table-cell>
          <table:table-cell office:value-type="float" office:value="13765.8208227341">
            <text:p>13765,8208227341</text:p>
          </table:table-cell>
          <table:table-cell office:value-type="float" office:value="13672.1700175773">
            <text:p>13672,1700175773</text:p>
          </table:table-cell>
          <table:table-cell table:number-columns-repeated="4"/>
          <table:table-cell office:value-type="string">
            <text:p>Löschen</text:p>
          </table:table-cell>
          <table:table-cell office:value-type="float" office:value="6579.50881440024">
            <text:p>6579,5088144002</text:p>
          </table:table-cell>
          <table:table-cell office:value-type="float" office:value="6286.95676324869">
            <text:p>6286,9567632487</text:p>
          </table:table-cell>
          <table:table-cell office:value-type="float" office:value="6059.872097969">
            <text:p>6059,872097969</text:p>
          </table:table-cell>
          <table:table-cell office:value-type="float" office:value="5872.24978833497">
            <text:p>5872,249788335</text:p>
          </table:table-cell>
          <table:table-cell office:value-type="float" office:value="5577.52577097397">
            <text:p>5577,525770974</text:p>
          </table:table-cell>
          <table:table-cell office:value-type="float" office:value="5373.22709443257">
            <text:p>5373,2270944326</text:p>
          </table:table-cell>
          <table:table-cell office:value-type="float" office:value="5273.07560762843">
            <text:p>5273,0756076284</text:p>
          </table:table-cell>
          <table:table-cell office:value-type="float" office:value="5158.7182029913">
            <text:p>5158,7182029913</text:p>
          </table:table-cell>
          <table:table-cell table:number-columns-repeated="4"/>
          <table:table-cell office:value-type="string">
            <text:p>Löschen</text:p>
          </table:table-cell>
          <table:table-cell office:value-type="float" office:value="23947.885825121">
            <text:p>23947,885825121</text:p>
          </table:table-cell>
          <table:table-cell office:value-type="float" office:value="23371.2217798414">
            <text:p>23371,2217798414</text:p>
          </table:table-cell>
          <table:table-cell office:value-type="float" office:value="22427.8789826487">
            <text:p>22427,8789826487</text:p>
          </table:table-cell>
          <table:table-cell office:value-type="float" office:value="22136.33366769">
            <text:p>22136,33366769</text:p>
          </table:table-cell>
          <table:table-cell office:value-type="float" office:value="21643.572297257">
            <text:p>21643,572297257</text:p>
          </table:table-cell>
          <table:table-cell office:value-type="float" office:value="21678.879941665">
            <text:p>21678,879941665</text:p>
          </table:table-cell>
          <table:table-cell office:value-type="float" office:value="21442.4520491957">
            <text:p>21442,4520491957</text:p>
          </table:table-cell>
          <table:table-cell office:value-type="float" office:value="21357.9996066591">
            <text:p>21357,9996066591</text:p>
          </table:table-cell>
          <table:table-cell table:number-columns-repeated="3"/>
        </table:table-row>
        <table:table-row table:style-name="ro1">
          <table:table-cell table:number-columns-repeated="13"/>
          <table:table-cell>
            <draw:frame table:end-cell-address="Tabelle1.T84" table:end-x="2.233cm" table:end-y="0.416cm" draw:z-index="10" draw:style-name="gr1" draw:text-style-name="P1" svg:width="15.758cm" svg:height="8.955cm" svg:x="0.024cm" svg:y="0.041cm">
              <draw:object draw:notify-on-update-of-ranges="Tabelle1.O61:Tabelle1.V61 Tabelle1.O61:Tabelle1.V61 Tabelle1.N62:Tabelle1.N62 Tabelle1.O62:Tabelle1.V62 Tabelle1.O61:Tabelle1.V61 Tabelle1.N63:Tabelle1.N63 Tabelle1.O63:Tabelle1.V63 Tabelle1.O61:Tabelle1.V61 Tabelle1.N64:Tabelle1.N64 Tabelle1.O64:Tabelle1.V6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2"/>
          <table:table-cell>
            <draw:frame table:end-cell-address="Tabelle1.AG84" table:end-x="2.196cm" table:end-y="0.423cm" draw:z-index="11" draw:style-name="gr1" draw:text-style-name="P1" svg:width="15.72cm" svg:height="8.999cm" svg:x="0.025cm" svg:y="0.004cm">
              <draw:object draw:notify-on-update-of-ranges="Tabelle1.AB61:Tabelle1.AI61 Tabelle1.AB61:Tabelle1.AI61 Tabelle1.AA62:Tabelle1.AA62 Tabelle1.AB62:Tabelle1.AI62 Tabelle1.AB61:Tabelle1.AI61 Tabelle1.AA63:Tabelle1.AA63 Tabelle1.AB63:Tabelle1.AI63 Tabelle1.AB61:Tabelle1.AI61 Tabelle1.AA64:Tabelle1.AA64 Tabelle1.AB64:Tabelle1.AI64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2"/>
          <table:table-cell>
            <draw:frame table:end-cell-address="Tabelle1.AT84" table:end-x="2.222cm" table:end-y="0.447cm" draw:z-index="12" draw:style-name="gr1" draw:text-style-name="P1" svg:width="15.758cm" svg:height="8.999cm" svg:x="0.012cm" svg:y="0.028cm">
              <draw:object draw:notify-on-update-of-ranges="Tabelle1.AO61:Tabelle1.AV61 Tabelle1.AO61:Tabelle1.AV61 Tabelle1.AN62:Tabelle1.AN62 Tabelle1.AO62:Tabelle1.AV62 Tabelle1.AO61:Tabelle1.AV61 Tabelle1.AN63:Tabelle1.AN63 Tabelle1.AO63:Tabelle1.AV63 Tabelle1.AO61:Tabelle1.AV61 Tabelle1.AN64:Tabelle1.AN64 Tabelle1.AO64:Tabelle1.AV64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2">
          <table:table-cell table:number-columns-repeated="51"/>
        </table:table-row>
        <table:table-row table:style-name="ro1">
          <table:table-cell office:value-type="string">
            <text:p>compare random Aktualisieren-Löschen depending on percent</text:p>
          </table:table-cell>
          <table:table-cell office:value-type="string">
            <text:p><text:s/>databasesize 1000000</text:p>
          </table:table-cell>
          <table:table-cell office:value-type="string">
            <text:p><text:s/>calls 1000000</text:p>
          </table:table-cell>
          <table:table-cell table:number-columns-repeated="10"/>
          <table:table-cell office:value-type="string">
            <text:p>compare random Aktualisieren-Löschen depending on percent</text:p>
          </table:table-cell>
          <table:table-cell office:value-type="string">
            <text:p><text:s/>databasesize 1000000</text:p>
          </table:table-cell>
          <table:table-cell office:value-type="string">
            <text:p><text:s/>calls 1000000</text:p>
          </table:table-cell>
          <table:table-cell table:number-columns-repeated="10"/>
          <table:table-cell office:value-type="string">
            <text:p>compare random Aktualisieren-Löschen depending on percent</text:p>
          </table:table-cell>
          <table:table-cell office:value-type="string">
            <text:p><text:s/>databasesize 1000000</text:p>
          </table:table-cell>
          <table:table-cell office:value-type="string">
            <text:p><text:s/>calls 1000000</text:p>
          </table:table-cell>
          <table:table-cell table:number-columns-repeated="10"/>
          <table:table-cell office:value-type="string">
            <text:p>compare random Aktualisieren-Löschen depending on percent</text:p>
          </table:table-cell>
          <table:table-cell office:value-type="string">
            <text:p><text:s/>databasesize 1000000</text:p>
          </table:table-cell>
          <table:table-cell office:value-type="string">
            <text:p><text:s/>calls 1000000</text:p>
          </table:table-cell>
          <table:table-cell table:number-columns-repeated="9"/>
        </table:table-row>
        <table:table-row table:style-name="ro1">
          <table:table-cell office:value-type="string">
            <text:p>Befehle pro Sekund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Befehle pro Sekund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Befehle pro Sekund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Befehle pro Sekund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eines Lesen</text:p>
          </table:table-cell>
          <table:table-cell office:value-type="float" office:value="91983.2066167696">
            <text:p>91983,2066167696</text:p>
          </table:table-cell>
          <table:table-cell office:value-type="float" office:value="93803.0778149601">
            <text:p>93803,0778149601</text:p>
          </table:table-cell>
          <table:table-cell office:value-type="float" office:value="93122.2787447438">
            <text:p>93122,2787447438</text:p>
          </table:table-cell>
          <table:table-cell office:value-type="float" office:value="93622.233480508">
            <text:p>93622,233480508</text:p>
          </table:table-cell>
          <table:table-cell office:value-type="float" office:value="92798.1157157008">
            <text:p>92798,1157157008</text:p>
          </table:table-cell>
          <table:table-cell office:value-type="float" office:value="94586.4389134105">
            <text:p>94586,4389134105</text:p>
          </table:table-cell>
          <table:table-cell office:value-type="float" office:value="92661.8432753078">
            <text:p>92661,8432753078</text:p>
          </table:table-cell>
          <table:table-cell office:value-type="float" office:value="93212.6172545771">
            <text:p>93212,6172545771</text:p>
          </table:table-cell>
          <table:table-cell office:value-type="float" office:value="91649.9567906885">
            <text:p>91649,9567906885</text:p>
          </table:table-cell>
          <table:table-cell office:value-type="float" office:value="92793.1981178292">
            <text:p>92793,1981178292</text:p>
          </table:table-cell>
          <table:table-cell office:value-type="float" office:value="92908.7294098062">
            <text:p>92908,7294098062</text:p>
          </table:table-cell>
          <table:table-cell/>
          <table:table-cell office:value-type="string">
            <text:p>Reines Lesen</text:p>
          </table:table-cell>
          <table:table-cell office:value-type="float" office:value="17205.6901701895">
            <text:p>17205,6901701895</text:p>
          </table:table-cell>
          <table:table-cell office:value-type="float" office:value="17921.2563157841">
            <text:p>17921,2563157841</text:p>
          </table:table-cell>
          <table:table-cell office:value-type="float" office:value="15770.9486512271">
            <text:p>15770,9486512271</text:p>
          </table:table-cell>
          <table:table-cell office:value-type="float" office:value="17232.3493854578">
            <text:p>17232,3493854578</text:p>
          </table:table-cell>
          <table:table-cell office:value-type="float" office:value="17230.909646841">
            <text:p>17230,909646841</text:p>
          </table:table-cell>
          <table:table-cell office:value-type="float" office:value="16685.0647461319">
            <text:p>16685,0647461319</text:p>
          </table:table-cell>
          <table:table-cell office:value-type="float" office:value="17234.85929859">
            <text:p>17234,85929859</text:p>
          </table:table-cell>
          <table:table-cell office:value-type="float" office:value="17583.4375683381">
            <text:p>17583,4375683381</text:p>
          </table:table-cell>
          <table:table-cell office:value-type="float" office:value="16621.8219399018">
            <text:p>16621,8219399018</text:p>
          </table:table-cell>
          <table:table-cell office:value-type="float" office:value="16921.6330637529">
            <text:p>16921,6330637529</text:p>
          </table:table-cell>
          <table:table-cell office:value-type="float" office:value="17077.4924773308">
            <text:p>17077,4924773308</text:p>
          </table:table-cell>
          <table:table-cell/>
          <table:table-cell office:value-type="string">
            <text:p>Reines Lesen</text:p>
          </table:table-cell>
          <table:table-cell office:value-type="float" office:value="8421.25513649066">
            <text:p>8421,2551364907</text:p>
          </table:table-cell>
          <table:table-cell office:value-type="float" office:value="8292.78351408622">
            <text:p>8292,7835140862</text:p>
          </table:table-cell>
          <table:table-cell office:value-type="float" office:value="8250.05305418337">
            <text:p>8250,0530541834</text:p>
          </table:table-cell>
          <table:table-cell office:value-type="float" office:value="8364.03663103292">
            <text:p>8364,0366310329</text:p>
          </table:table-cell>
          <table:table-cell office:value-type="float" office:value="8345.80356834518">
            <text:p>8345,8035683452</text:p>
          </table:table-cell>
          <table:table-cell office:value-type="float" office:value="8369.59273735275">
            <text:p>8369,5927373528</text:p>
          </table:table-cell>
          <table:table-cell office:value-type="float" office:value="8313.20027008588">
            <text:p>8313,2002700859</text:p>
          </table:table-cell>
          <table:table-cell office:value-type="float" office:value="8397.55205690201">
            <text:p>8397,552056902</text:p>
          </table:table-cell>
          <table:table-cell office:value-type="float" office:value="8279.29812740094">
            <text:p>8279,2981274009</text:p>
          </table:table-cell>
          <table:table-cell office:value-type="float" office:value="8371.7819520193">
            <text:p>8371,7819520193</text:p>
          </table:table-cell>
          <table:table-cell office:value-type="float" office:value="8303.95073232549">
            <text:p>8303,9507323255</text:p>
          </table:table-cell>
          <table:table-cell/>
          <table:table-cell office:value-type="string">
            <text:p>Reines Lesen</text:p>
          </table:table-cell>
          <table:table-cell office:value-type="float" office:value="22641.8313719254">
            <text:p>22641,8313719254</text:p>
          </table:table-cell>
          <table:table-cell office:value-type="float" office:value="22831.1783753361">
            <text:p>22831,1783753361</text:p>
          </table:table-cell>
          <table:table-cell office:value-type="float" office:value="22712.3286282682">
            <text:p>22712,3286282682</text:p>
          </table:table-cell>
          <table:table-cell office:value-type="float" office:value="22626.4187849373">
            <text:p>22626,4187849373</text:p>
          </table:table-cell>
          <table:table-cell office:value-type="float" office:value="22892.1772529409">
            <text:p>22892,1772529409</text:p>
          </table:table-cell>
          <table:table-cell office:value-type="float" office:value="22744.7790596018">
            <text:p>22744,7790596018</text:p>
          </table:table-cell>
          <table:table-cell office:value-type="float" office:value="22638.3457201931">
            <text:p>22638,3457201931</text:p>
          </table:table-cell>
          <table:table-cell office:value-type="float" office:value="22707.0323386982">
            <text:p>22707,0323386982</text:p>
          </table:table-cell>
          <table:table-cell office:value-type="float" office:value="22584.055973784">
            <text:p>22584,055973784</text:p>
          </table:table-cell>
          <table:table-cell office:value-type="float" office:value="22600.7450551671">
            <text:p>22600,7450551671</text:p>
          </table:table-cell>
          <table:table-cell office:value-type="float" office:value="22487.0731245437">
            <text:p>22487,0731245437</text:p>
          </table:table-cell>
        </table:table-row>
        <table:table-row table:style-name="ro1">
          <table:table-cell office:value-type="string">
            <text:p>Aktualisieren</text:p>
          </table:table-cell>
          <table:table-cell office:value-type="float" office:value="92994.355339624">
            <text:p>92994,355339624</text:p>
          </table:table-cell>
          <table:table-cell office:value-type="float" office:value="92952.0486303583">
            <text:p>92952,0486303583</text:p>
          </table:table-cell>
          <table:table-cell office:value-type="float" office:value="92846.3255671828">
            <text:p>92846,3255671828</text:p>
          </table:table-cell>
          <table:table-cell office:value-type="float" office:value="92191.6505919922">
            <text:p>92191,6505919922</text:p>
          </table:table-cell>
          <table:table-cell office:value-type="float" office:value="90742.2470990116">
            <text:p>90742,2470990116</text:p>
          </table:table-cell>
          <table:table-cell office:value-type="float" office:value="91099.6989416953">
            <text:p>91099,6989416953</text:p>
          </table:table-cell>
          <table:table-cell office:value-type="float" office:value="91222.5355051203">
            <text:p>91222,5355051203</text:p>
          </table:table-cell>
          <table:table-cell office:value-type="float" office:value="92614.2482563974">
            <text:p>92614,2482563974</text:p>
          </table:table-cell>
          <table:table-cell office:value-type="float" office:value="90192.9683907162">
            <text:p>90192,9683907162</text:p>
          </table:table-cell>
          <table:table-cell office:value-type="float" office:value="89231.9393585679">
            <text:p>89231,9393585679</text:p>
          </table:table-cell>
          <table:table-cell office:value-type="float" office:value="89630.9377739788">
            <text:p>89630,9377739788</text:p>
          </table:table-cell>
          <table:table-cell/>
          <table:table-cell office:value-type="string">
            <text:p>Aktualisieren</text:p>
          </table:table-cell>
          <table:table-cell office:value-type="float" office:value="16881.5554375466">
            <text:p>16881,5554375466</text:p>
          </table:table-cell>
          <table:table-cell office:value-type="float" office:value="15260.9770412786">
            <text:p>15260,9770412786</text:p>
          </table:table-cell>
          <table:table-cell office:value-type="float" office:value="14241.2360838287">
            <text:p>14241,2360838287</text:p>
          </table:table-cell>
          <table:table-cell office:value-type="float" office:value="13730.3783506596">
            <text:p>13730,3783506596</text:p>
          </table:table-cell>
          <table:table-cell office:value-type="float" office:value="12749.4732937402">
            <text:p>12749,4732937402</text:p>
          </table:table-cell>
          <table:table-cell office:value-type="float" office:value="12624.6548823612">
            <text:p>12624,6548823612</text:p>
          </table:table-cell>
          <table:table-cell office:value-type="float" office:value="11483.3608365136">
            <text:p>11483,3608365136</text:p>
          </table:table-cell>
          <table:table-cell office:value-type="float" office:value="8701.39973528173">
            <text:p>8701,3997352817</text:p>
          </table:table-cell>
          <table:table-cell office:value-type="float" office:value="10382.8336926978">
            <text:p>10382,8336926978</text:p>
          </table:table-cell>
          <table:table-cell office:value-type="float" office:value="7235.35043036031">
            <text:p>7235,3504303603</text:p>
          </table:table-cell>
          <table:table-cell office:value-type="float" office:value="7967.47497701156">
            <text:p>7967,4749770116</text:p>
          </table:table-cell>
          <table:table-cell/>
          <table:table-cell office:value-type="string">
            <text:p>Aktualisieren</text:p>
          </table:table-cell>
          <table:table-cell office:value-type="float" office:value="8304.14735573135">
            <text:p>8304,1473557314</text:p>
          </table:table-cell>
          <table:table-cell office:value-type="float" office:value="8236.38907082637">
            <text:p>8236,3890708264</text:p>
          </table:table-cell>
          <table:table-cell office:value-type="float" office:value="8219.28417349174">
            <text:p>8219,2841734917</text:p>
          </table:table-cell>
          <table:table-cell office:value-type="float" office:value="8153.5022395093">
            <text:p>8153,5022395093</text:p>
          </table:table-cell>
          <table:table-cell office:value-type="float" office:value="8154.19314386862">
            <text:p>8154,1931438686</text:p>
          </table:table-cell>
          <table:table-cell office:value-type="float" office:value="8190.2600218561">
            <text:p>8190,2600218561</text:p>
          </table:table-cell>
          <table:table-cell office:value-type="float" office:value="8127.45621313604">
            <text:p>8127,456213136</text:p>
          </table:table-cell>
          <table:table-cell office:value-type="float" office:value="8135.86882948701">
            <text:p>8135,868829487</text:p>
          </table:table-cell>
          <table:table-cell office:value-type="float" office:value="8201.45535237433">
            <text:p>8201,4553523743</text:p>
          </table:table-cell>
          <table:table-cell office:value-type="float" office:value="8225.38478975628">
            <text:p>8225,3847897563</text:p>
          </table:table-cell>
          <table:table-cell office:value-type="float" office:value="8295.1318588075">
            <text:p>8295,1318588075</text:p>
          </table:table-cell>
          <table:table-cell/>
          <table:table-cell office:value-type="string">
            <text:p>Aktualisieren</text:p>
          </table:table-cell>
          <table:table-cell office:value-type="float" office:value="22738.0679288852">
            <text:p>22738,0679288852</text:p>
          </table:table-cell>
          <table:table-cell office:value-type="float" office:value="21830.8147335408">
            <text:p>21830,8147335408</text:p>
          </table:table-cell>
          <table:table-cell office:value-type="float" office:value="21201.015011645">
            <text:p>21201,015011645</text:p>
          </table:table-cell>
          <table:table-cell office:value-type="float" office:value="20480.6601032229">
            <text:p>20480,6601032229</text:p>
          </table:table-cell>
          <table:table-cell office:value-type="float" office:value="20477.1494201812">
            <text:p>20477,1494201812</text:p>
          </table:table-cell>
          <table:table-cell office:value-type="float" office:value="20023.3528992932">
            <text:p>20023,3528992932</text:p>
          </table:table-cell>
          <table:table-cell office:value-type="float" office:value="19763.4456649102">
            <text:p>19763,4456649102</text:p>
          </table:table-cell>
          <table:table-cell office:value-type="float" office:value="19647.2931274346">
            <text:p>19647,2931274346</text:p>
          </table:table-cell>
          <table:table-cell office:value-type="float" office:value="19217.9380137484">
            <text:p>19217,9380137484</text:p>
          </table:table-cell>
          <table:table-cell office:value-type="float" office:value="19570.5997272525">
            <text:p>19570,5997272525</text:p>
          </table:table-cell>
          <table:table-cell office:value-type="float" office:value="19618.0449210528">
            <text:p>19618,0449210528</text:p>
          </table:table-cell>
        </table:table-row>
        <table:table-row table:style-name="ro1">
          <table:table-cell office:value-type="string">
            <text:p>Löschen</text:p>
          </table:table-cell>
          <table:table-cell office:value-type="float" office:value="94604.0567593946">
            <text:p>94604,0567593946</text:p>
          </table:table-cell>
          <table:table-cell office:value-type="float" office:value="93555.44708868">
            <text:p>93555,44708868</text:p>
          </table:table-cell>
          <table:table-cell office:value-type="float" office:value="92708.3432597895">
            <text:p>92708,3432597895</text:p>
          </table:table-cell>
          <table:table-cell office:value-type="float" office:value="92897.3559420965">
            <text:p>92897,3559420965</text:p>
          </table:table-cell>
          <table:table-cell office:value-type="float" office:value="92806.644156842">
            <text:p>92806,644156842</text:p>
          </table:table-cell>
          <table:table-cell office:value-type="float" office:value="92154.5600393534">
            <text:p>92154,5600393534</text:p>
          </table:table-cell>
          <table:table-cell office:value-type="float" office:value="93116.097569845">
            <text:p>93116,097569845</text:p>
          </table:table-cell>
          <table:table-cell office:value-type="float" office:value="92877.1145899577">
            <text:p>92877,1145899577</text:p>
          </table:table-cell>
          <table:table-cell office:value-type="float" office:value="92751.561073328">
            <text:p>92751,561073328</text:p>
          </table:table-cell>
          <table:table-cell office:value-type="float" office:value="92014.2412539113">
            <text:p>92014,2412539113</text:p>
          </table:table-cell>
          <table:table-cell office:value-type="float" office:value="91489.8001502542">
            <text:p>91489,8001502542</text:p>
          </table:table-cell>
          <table:table-cell/>
          <table:table-cell office:value-type="string">
            <text:p>Löschen</text:p>
          </table:table-cell>
          <table:table-cell office:value-type="float" office:value="16981.4033781579">
            <text:p>16981,4033781579</text:p>
          </table:table-cell>
          <table:table-cell office:value-type="float" office:value="14715.545106155">
            <text:p>14715,545106155</text:p>
          </table:table-cell>
          <table:table-cell office:value-type="float" office:value="12992.0859006645">
            <text:p>12992,0859006645</text:p>
          </table:table-cell>
          <table:table-cell office:value-type="float" office:value="11906.5815914536">
            <text:p>11906,5815914536</text:p>
          </table:table-cell>
          <table:table-cell office:value-type="float" office:value="10917.2901384154">
            <text:p>10917,2901384154</text:p>
          </table:table-cell>
          <table:table-cell office:value-type="float" office:value="10631.2087642835">
            <text:p>10631,2087642835</text:p>
          </table:table-cell>
          <table:table-cell office:value-type="float" office:value="9828.78408504252">
            <text:p>9828,7840850425</text:p>
          </table:table-cell>
          <table:table-cell office:value-type="float" office:value="9175.26095078219">
            <text:p>9175,2609507822</text:p>
          </table:table-cell>
          <table:table-cell office:value-type="float" office:value="8909.10040588417">
            <text:p>8909,1004058842</text:p>
          </table:table-cell>
          <table:table-cell office:value-type="float" office:value="8864.3234794286">
            <text:p>8864,3234794286</text:p>
          </table:table-cell>
          <table:table-cell office:value-type="float" office:value="8188.56713464475">
            <text:p>8188,5671346448</text:p>
          </table:table-cell>
          <table:table-cell/>
          <table:table-cell office:value-type="string">
            <text:p>Löschen</text:p>
          </table:table-cell>
          <table:table-cell office:value-type="float" office:value="8306.59440483662">
            <text:p>8306,5944048366</text:p>
          </table:table-cell>
          <table:table-cell office:value-type="float" office:value="5845.22353622447">
            <text:p>5845,2235362245</text:p>
          </table:table-cell>
          <table:table-cell office:value-type="float" office:value="4180.50007831979">
            <text:p>4180,5000783198</text:p>
          </table:table-cell>
          <table:table-cell office:value-type="float" office:value="2203.91411664933">
            <text:p>2203,9141166493</text:p>
          </table:table-cell>
          <table:table-cell office:value-type="float" office:value="1523.47335038208">
            <text:p>1523,4733503821</text:p>
          </table:table-cell>
          <table:table-cell office:value-type="float" office:value="1679.18914757153">
            <text:p>1679,1891475715</text:p>
          </table:table-cell>
          <table:table-cell office:value-type="float" office:value="1500.98628344999">
            <text:p>1500,98628345</text:p>
          </table:table-cell>
          <table:table-cell office:value-type="float" office:value="1048.15895866988">
            <text:p>1048,1589586699</text:p>
          </table:table-cell>
          <table:table-cell office:value-type="float" office:value="1081.59191119368">
            <text:p>1081,5919111937</text:p>
          </table:table-cell>
          <table:table-cell office:value-type="float" office:value="1136.95924357199">
            <text:p>1136,959243572</text:p>
          </table:table-cell>
          <table:table-cell office:value-type="float" office:value="1080.04623207145">
            <text:p>1080,0462320715</text:p>
          </table:table-cell>
          <table:table-cell/>
          <table:table-cell office:value-type="string">
            <text:p>Löschen</text:p>
          </table:table-cell>
          <table:table-cell office:value-type="float" office:value="22585.2265222529">
            <text:p>22585,2265222529</text:p>
          </table:table-cell>
          <table:table-cell office:value-type="float" office:value="22266.6684539023">
            <text:p>22266,6684539023</text:p>
          </table:table-cell>
          <table:table-cell office:value-type="float" office:value="22191.2589632435">
            <text:p>22191,2589632435</text:p>
          </table:table-cell>
          <table:table-cell office:value-type="float" office:value="22034.9304742614">
            <text:p>22034,9304742614</text:p>
          </table:table-cell>
          <table:table-cell office:value-type="float" office:value="22045.4716052425">
            <text:p>22045,4716052425</text:p>
          </table:table-cell>
          <table:table-cell office:value-type="float" office:value="21542.1180961289">
            <text:p>21542,1180961289</text:p>
          </table:table-cell>
          <table:table-cell office:value-type="float" office:value="22139.1625058414">
            <text:p>22139,1625058414</text:p>
          </table:table-cell>
          <table:table-cell office:value-type="float" office:value="22485.4974557405">
            <text:p>22485,4974557405</text:p>
          </table:table-cell>
          <table:table-cell office:value-type="float" office:value="22454.4311764291">
            <text:p>22454,4311764291</text:p>
          </table:table-cell>
          <table:table-cell office:value-type="float" office:value="23184.0646617682">
            <text:p>23184,0646617682</text:p>
          </table:table-cell>
          <table:table-cell office:value-type="float" office:value="23358.5752815752">
            <text:p>23358,5752815752</text:p>
          </table:table-cell>
        </table:table-row>
        <table:table-row table:style-name="ro1">
          <table:table-cell>
            <draw:frame table:end-cell-address="Tabelle1.G112" table:end-x="2.208cm" table:end-y="0.391cm" draw:z-index="3" draw:style-name="gr1" draw:text-style-name="P1" svg:width="15.756cm" svg:height="8.959cm" svg:x="0cm" svg:y="0.013cm">
              <draw:object draw:notify-on-update-of-ranges="Tabelle1.B89:Tabelle1.L89 Tabelle1.B89:Tabelle1.L89 Tabelle1.A90:Tabelle1.A90 Tabelle1.B90:Tabelle1.L90 Tabelle1.B89:Tabelle1.L89 Tabelle1.A91:Tabelle1.A91 Tabelle1.B91:Tabelle1.L91 Tabelle1.B89:Tabelle1.L89 Tabelle1.A92:Tabelle1.A92 Tabelle1.B92:Tabelle1.L9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2"/>
          <table:table-cell>
            <draw:frame table:end-cell-address="Tabelle1.T113" table:end-x="2.208cm" table:end-y="0.019cm" draw:z-index="13" draw:style-name="gr1" draw:text-style-name="P1" svg:width="15.733cm" svg:height="8.999cm" svg:x="0.024cm" svg:y="0.053cm">
              <draw:object draw:notify-on-update-of-ranges="Tabelle1.O89:Tabelle1.Y89 Tabelle1.O89:Tabelle1.Y89 Tabelle1.N90:Tabelle1.N90 Tabelle1.O90:Tabelle1.Y90 Tabelle1.O89:Tabelle1.Y89 Tabelle1.N91:Tabelle1.N91 Tabelle1.O91:Tabelle1.Y91 Tabelle1.O89:Tabelle1.Y89 Tabelle1.N92:Tabelle1.N92 Tabelle1.O92:Tabelle1.Y92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2"/>
          <table:table-cell>
            <draw:frame table:end-cell-address="Tabelle1.AG112" table:end-x="2.246cm" table:end-y="0.446cm" draw:z-index="14" draw:style-name="gr1" draw:text-style-name="P1" svg:width="15.795cm" svg:height="8.999cm" svg:x="0cm" svg:y="0.028cm">
              <draw:object draw:notify-on-update-of-ranges="Tabelle1.AB89:Tabelle1.AL89 Tabelle1.AB89:Tabelle1.AL89 Tabelle1.AA90:Tabelle1.AA90 Tabelle1.AB90:Tabelle1.AL90 Tabelle1.AB89:Tabelle1.AL89 Tabelle1.AA91:Tabelle1.AA91 Tabelle1.AB91:Tabelle1.AL91 Tabelle1.AB89:Tabelle1.AL89 Tabelle1.AA92:Tabelle1.AA92 Tabelle1.AB92:Tabelle1.AL92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2"/>
          <table:table-cell>
            <draw:frame table:end-cell-address="Tabelle1.AT112" table:end-x="2.247cm" table:end-y="0.446cm" draw:z-index="15" draw:style-name="gr1" draw:text-style-name="P1" svg:width="15.796cm" svg:height="8.999cm" svg:x="-0.001cm" svg:y="0.028cm">
              <draw:object draw:notify-on-update-of-ranges="Tabelle1.AO89:Tabelle1.AY89 Tabelle1.AO89:Tabelle1.AY89 Tabelle1.AN90:Tabelle1.AN90 Tabelle1.AO90:Tabelle1.AY90 Tabelle1.AO89:Tabelle1.AY89 Tabelle1.AN91:Tabelle1.AN91 Tabelle1.AO91:Tabelle1.AY91 Tabelle1.AO89:Tabelle1.AY89 Tabelle1.AN92:Tabelle1.AN92 Tabelle1.AO92:Tabelle1.AY92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1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12.02.2020</text:date>, <text:time>10:44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9:11:40.68</meta:creation-date>
    <dc:date>2020-02-12T10:44:21.59</dc:date>
    <meta:editing-duration>PT4H13M16S</meta:editing-duration>
    <meta:editing-cycles>63</meta:editing-cycles>
    <meta:generator>OpenOffice/4.1.3$Win32 OpenOffice.org_project/413m1$Build-9783</meta:generator>
    <meta:print-date>2020-02-11T23:03:59.12</meta:print-date>
    <meta:document-statistic meta:table-count="3" meta:cell-count="812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5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70000" chart:maximum="105000" chart:reverse-direction="false" text:line-break="false" chart:axis-position="0"/>
      <style:graphic-properties draw:stroke-dash="Fine_20_Dashed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821cm" svg:height="8.978cm" xlink:href=".." xlink:type="simple" chart:class="chart:scatter" chart:row-mapping="0 3 1 4 2 5" chart:style-name="ch1">
        <chart:title svg:x="7.284cm" svg:y="0.315cm" chart:style-name="ch2">
          <text:p>Redis</text:p>
        </chart:title>
        <chart:subtitle svg:x="0.048cm" svg:y="1.273cm" chart:style-name="ch3">
          <text:p>Vergleich sortiertes und zufälliges Einfügen und Lesen in Abhängigkeit der Datenbankgröße</text:p>
        </chart:subtitle>
        <chart:legend chart:legend-position="bottom" svg:x="1.405cm" svg:y="7.121cm" style:legend-expansion="wide" chart:style-name="ch4"/>
        <chart:plot-area chart:style-name="ch5" table:cell-range-address="Tabelle1.B3:Tabelle1.I6 Tabelle1.A4:Tabelle1.A6 Tabelle1.A7:Tabelle1.I9" chart:data-source-has-labels="both" svg:x="1.354cm" svg:y="2.314cm" svg:width="13.835cm" svg:height="3.62cm">
          <chartooo:coordinate-region svg:x="2.716cm" svg:y="2.314cm" svg:width="12.285cm" svg:height="2.947cm"/>
          <chart:axis chart:dimension="x" chart:name="primary-x" chart:style-name="ch6" chartooo:axis-type="auto">
            <chart:title svg:x="6.309cm" svg:y="6.114cm" chart:style-name="ch7">
              <text:p>Anzahl Datenbankeinträge</text:p>
            </chart:title>
            <chart:categories table:cell-range-address="Tabelle1.B3:Tabelle1.I3"/>
          </chart:axis>
          <chart:axis chart:dimension="y" chart:name="primary-y" chart:style-name="ch8">
            <chart:title svg:x="0.451cm" svg:y="6.047cm" chart:style-name="ch9">
              <text:p>Operationen pro Sekunde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Tabelle1.B4:Tabelle1.I4" chart:label-cell-address="Tabelle1.A4:Tabelle1.A4" chart:class="chart:scatter">
            <chart:domain table:cell-range-address="Tabelle1.B3:Tabelle1.I3"/>
            <chart:data-point chart:repeated="8"/>
          </chart:series>
          <chart:series chart:style-name="ch12" chart:values-cell-range-address="Tabelle1.B7:Tabelle1.I7" chart:label-cell-address="Tabelle1.A7:Tabelle1.A7" chart:class="chart:scatter">
            <chart:data-point chart:repeated="8"/>
          </chart:series>
          <chart:series chart:style-name="ch13" chart:values-cell-range-address="Tabelle1.B5:Tabelle1.I5" chart:label-cell-address="Tabelle1.A5:Tabelle1.A5" chart:class="chart:scatter">
            <chart:data-point chart:repeated="8"/>
          </chart:series>
          <chart:series chart:style-name="ch14" chart:values-cell-range-address="Tabelle1.B8:Tabelle1.I8" chart:label-cell-address="Tabelle1.A8:Tabelle1.A8" chart:class="chart:scatter">
            <chart:data-point chart:repeated="8"/>
          </chart:series>
          <chart:series chart:style-name="ch15" chart:values-cell-range-address="Tabelle1.B6:Tabelle1.I6" chart:label-cell-address="Tabelle1.A6:Tabelle1.A6" chart:class="chart:scatter">
            <chart:data-point chart:repeated="8"/>
          </chart:series>
          <chart:series chart:style-name="ch16" chart:values-cell-range-address="Tabelle1.B9:Tabelle1.I9" chart:label-cell-address="Tabelle1.A9:Tabelle1.A9" chart:class="chart:scatte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Tabelle1.B3:Tabelle1.I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Tabelle1.B3:Tabelle1.I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Sortiertes Einfügen</text:p>
                <draw:g>
                  <svg:desc>Tabelle1.A4:Tabelle1.A4</svg:desc>
                </draw:g>
              </table:table-cell>
              <table:table-cell office:value-type="float" office:value="88014.238126672">
                <text:p>88014.238126672</text:p>
                <draw:g>
                  <svg:desc>Tabelle1.B4:Tabelle1.I4</svg:desc>
                </draw:g>
              </table:table-cell>
              <table:table-cell office:value-type="float" office:value="96303.4697990898">
                <text:p>96303.4697990898</text:p>
              </table:table-cell>
              <table:table-cell office:value-type="float" office:value="94831.0282265974">
                <text:p>94831.0282265974</text:p>
              </table:table-cell>
              <table:table-cell office:value-type="float" office:value="94521.1725339921">
                <text:p>94521.1725339921</text:p>
              </table:table-cell>
              <table:table-cell office:value-type="float" office:value="92955.8104027168">
                <text:p>92955.8104027168</text:p>
              </table:table-cell>
              <table:table-cell office:value-type="float" office:value="92681.1756841594">
                <text:p>92681.1756841594</text:p>
              </table:table-cell>
              <table:table-cell office:value-type="float" office:value="93192.0379359097">
                <text:p>93192.0379359097</text:p>
              </table:table-cell>
              <table:table-cell office:value-type="float" office:value="91129.3441913992">
                <text:p>91129.3441913992</text:p>
              </table:table-cell>
            </table:table-row>
            <table:table-row>
              <table:table-cell office:value-type="string">
                <text:p>Zufälliges Einfügen</text:p>
                <draw:g>
                  <svg:desc>Tabelle1.A7:Tabelle1.A7</svg:desc>
                </draw:g>
              </table:table-cell>
              <table:table-cell office:value-type="float" office:value="89320.071251121">
                <text:p>89320.071251121</text:p>
                <draw:g>
                  <svg:desc>Tabelle1.B7:Tabelle1.I7</svg:desc>
                </draw:g>
              </table:table-cell>
              <table:table-cell office:value-type="float" office:value="95450.982199961">
                <text:p>95450.982199961</text:p>
              </table:table-cell>
              <table:table-cell office:value-type="float" office:value="93153.635947837">
                <text:p>93153.635947837</text:p>
              </table:table-cell>
              <table:table-cell office:value-type="float" office:value="93457.6619713284">
                <text:p>93457.6619713284</text:p>
              </table:table-cell>
              <table:table-cell office:value-type="float" office:value="92629.9510795287">
                <text:p>92629.9510795287</text:p>
              </table:table-cell>
              <table:table-cell office:value-type="float" office:value="90091.5847717069">
                <text:p>90091.5847717069</text:p>
              </table:table-cell>
              <table:table-cell office:value-type="float" office:value="91224.9600388749">
                <text:p>91224.9600388749</text:p>
              </table:table-cell>
              <table:table-cell office:value-type="float" office:value="90219.5036673658">
                <text:p>90219.5036673658</text:p>
              </table:table-cell>
            </table:table-row>
            <table:table-row>
              <table:table-cell office:value-type="string">
                <text:p>Zufälliges Lesen (sortiert eingefügt)</text:p>
                <draw:g>
                  <svg:desc>Tabelle1.A5:Tabelle1.A5</svg:desc>
                </draw:g>
              </table:table-cell>
              <table:table-cell office:value-type="float" office:value="98760.4286369666">
                <text:p>98760.4286369666</text:p>
                <draw:g>
                  <svg:desc>Tabelle1.B5:Tabelle1.I5</svg:desc>
                </draw:g>
              </table:table-cell>
              <table:table-cell office:value-type="float" office:value="98952.5607439817">
                <text:p>98952.5607439817</text:p>
              </table:table-cell>
              <table:table-cell office:value-type="float" office:value="96163.5992417648">
                <text:p>96163.5992417648</text:p>
              </table:table-cell>
              <table:table-cell office:value-type="float" office:value="91993.0267714467">
                <text:p>91993.0267714467</text:p>
              </table:table-cell>
              <table:table-cell office:value-type="float" office:value="87495.7403737811">
                <text:p>87495.7403737811</text:p>
              </table:table-cell>
              <table:table-cell office:value-type="float" office:value="83485.9527721784">
                <text:p>83485.9527721784</text:p>
              </table:table-cell>
              <table:table-cell office:value-type="float" office:value="78913.9359215548">
                <text:p>78913.9359215548</text:p>
              </table:table-cell>
              <table:table-cell office:value-type="float" office:value="77910.5799009563">
                <text:p>77910.5799009563</text:p>
              </table:table-cell>
            </table:table-row>
            <table:table-row>
              <table:table-cell office:value-type="string">
                <text:p>Zufälliges Lesen (zufällig eingefügt)</text:p>
                <draw:g>
                  <svg:desc>Tabelle1.A8:Tabelle1.A8</svg:desc>
                </draw:g>
              </table:table-cell>
              <table:table-cell office:value-type="float" office:value="99102.6707647104">
                <text:p>99102.6707647104</text:p>
                <draw:g>
                  <svg:desc>Tabelle1.B8:Tabelle1.I8</svg:desc>
                </draw:g>
              </table:table-cell>
              <table:table-cell office:value-type="float" office:value="98668.4524117325">
                <text:p>98668.4524117325</text:p>
              </table:table-cell>
              <table:table-cell office:value-type="float" office:value="95483.3286630925">
                <text:p>95483.3286630925</text:p>
              </table:table-cell>
              <table:table-cell office:value-type="float" office:value="92485.0794840916">
                <text:p>92485.0794840916</text:p>
              </table:table-cell>
              <table:table-cell office:value-type="float" office:value="89186.957575554">
                <text:p>89186.957575554</text:p>
              </table:table-cell>
              <table:table-cell office:value-type="float" office:value="86165.1040472966">
                <text:p>86165.1040472966</text:p>
              </table:table-cell>
              <table:table-cell office:value-type="float" office:value="80508.4743661304">
                <text:p>80508.4743661304</text:p>
              </table:table-cell>
              <table:table-cell office:value-type="float" office:value="77958.8899053757">
                <text:p>77958.8899053757</text:p>
              </table:table-cell>
            </table:table-row>
            <table:table-row>
              <table:table-cell office:value-type="string">
                <text:p>Sortiertes Lesen (sortiert eingefügt)</text:p>
                <draw:g>
                  <svg:desc>Tabelle1.A6:Tabelle1.A6</svg:desc>
                </draw:g>
              </table:table-cell>
              <table:table-cell office:value-type="float" office:value="98522.0136865708">
                <text:p>98522.0136865708</text:p>
                <draw:g>
                  <svg:desc>Tabelle1.B6:Tabelle1.I6</svg:desc>
                </draw:g>
              </table:table-cell>
              <table:table-cell office:value-type="float" office:value="98412.7499234938">
                <text:p>98412.7499234938</text:p>
              </table:table-cell>
              <table:table-cell office:value-type="float" office:value="96181.7787018736">
                <text:p>96181.7787018736</text:p>
              </table:table-cell>
              <table:table-cell office:value-type="float" office:value="94380.4180518874">
                <text:p>94380.4180518874</text:p>
              </table:table-cell>
              <table:table-cell office:value-type="float" office:value="88742.5502070058">
                <text:p>88742.5502070058</text:p>
              </table:table-cell>
              <table:table-cell office:value-type="float" office:value="85473.1356410267">
                <text:p>85473.1356410267</text:p>
              </table:table-cell>
              <table:table-cell office:value-type="float" office:value="81634.8920297538">
                <text:p>81634.8920297538</text:p>
              </table:table-cell>
              <table:table-cell office:value-type="float" office:value="78449.8939844607">
                <text:p>78449.8939844607</text:p>
              </table:table-cell>
            </table:table-row>
            <table:table-row>
              <table:table-cell office:value-type="string">
                <text:p>Sortiertes Lesen (zufällig eingefügt)</text:p>
                <draw:g>
                  <svg:desc>Tabelle1.A9:Tabelle1.A9</svg:desc>
                </draw:g>
              </table:table-cell>
              <table:table-cell office:value-type="float" office:value="98406.7777457976">
                <text:p>98406.7777457976</text:p>
                <draw:g>
                  <svg:desc>Tabelle1.B9:Tabelle1.I9</svg:desc>
                </draw:g>
              </table:table-cell>
              <table:table-cell office:value-type="float" office:value="98408.7649887443">
                <text:p>98408.7649887443</text:p>
              </table:table-cell>
              <table:table-cell office:value-type="float" office:value="95946.1856174431">
                <text:p>95946.1856174431</text:p>
              </table:table-cell>
              <table:table-cell office:value-type="float" office:value="93213.7077116975">
                <text:p>93213.7077116975</text:p>
              </table:table-cell>
              <table:table-cell office:value-type="float" office:value="88375.7276065896">
                <text:p>88375.7276065896</text:p>
              </table:table-cell>
              <table:table-cell office:value-type="float" office:value="84188.1245896022">
                <text:p>84188.1245896022</text:p>
              </table:table-cell>
              <table:table-cell office:value-type="float" office:value="79970.6050575531">
                <text:p>79970.6050575531</text:p>
              </table:table-cell>
              <table:table-cell office:value-type="float" office:value="78944.4328328455">
                <text:p>78944.4328328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5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20000" chart:maximum="24500" chart:interval-major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722cm" svg:height="9cm" xlink:href=".." xlink:type="simple" chart:class="chart:scatter" chart:row-mapping="0 2 1 3" chart:style-name="ch1">
        <chart:title svg:x="6.825cm" svg:y="0.316cm" chart:style-name="ch2">
          <text:p>MongoDB</text:p>
        </chart:title>
        <chart:subtitle svg:x="0.541cm" svg:y="1.275cm" chart:style-name="ch3">
          <text:p>Vergleich sortiertes und zufälliges Lesen in Abhängigkeit der Anzahl Leseoperationen</text:p>
        </chart:subtitle>
        <chart:legend chart:legend-position="bottom" svg:x="1.356cm" svg:y="7.667cm" style:legend-expansion="wide" chart:style-name="ch4"/>
        <chart:plot-area chart:style-name="ch5" table:cell-range-address="Tabelle1.AO33:Tabelle1.AV35 Tabelle1.AN34:Tabelle1.AN35 Tabelle1.AN36:Tabelle1.AV37" chart:data-source-has-labels="both" svg:x="1.352cm" svg:y="2.318cm" svg:width="13.742cm" svg:height="4.161cm">
          <chartooo:coordinate-region svg:x="2.529cm" svg:y="2.318cm" svg:width="12.381cm" svg:height="3.488cm"/>
          <chart:axis chart:dimension="x" chart:name="primary-x" chart:style-name="ch6" chartooo:axis-type="auto">
            <chart:title svg:x="6.406cm" svg:y="6.66cm" chart:style-name="ch7">
              <text:p>Anzahl Leseoperationen</text:p>
            </chart:title>
            <chart:categories table:cell-range-address="Tabelle1.AO33:Tabelle1.AV33"/>
          </chart:axis>
          <chart:axis chart:dimension="y" chart:name="primary-y" chart:style-name="ch8">
            <chart:title svg:x="0.451cm" svg:y="6.321cm" chart:style-name="ch9">
              <text:p>Operationen pro Sekunde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Tabelle1.AO34:Tabelle1.AV34" chart:label-cell-address="Tabelle1.AN34:Tabelle1.AN34" chart:class="chart:scatter">
            <chart:domain table:cell-range-address="Tabelle1.AO33:Tabelle1.AV33"/>
            <chart:data-point chart:repeated="8"/>
          </chart:series>
          <chart:series chart:style-name="ch12" chart:values-cell-range-address="Tabelle1.AO36:Tabelle1.AV36" chart:label-cell-address="Tabelle1.AN36:Tabelle1.AN36" chart:class="chart:scatter">
            <chart:data-point chart:repeated="8"/>
          </chart:series>
          <chart:series chart:style-name="ch13" chart:values-cell-range-address="Tabelle1.AO35:Tabelle1.AV35" chart:label-cell-address="Tabelle1.AN35:Tabelle1.AN35" chart:class="chart:scatter">
            <chart:data-point chart:repeated="8"/>
          </chart:series>
          <chart:series chart:style-name="ch14" chart:values-cell-range-address="Tabelle1.AO37:Tabelle1.AV37" chart:label-cell-address="Tabelle1.AN37:Tabelle1.AN37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Tabelle1.AO33:Tabelle1.AV3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Zeile 33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Tabelle1.AO33:Tabelle1.AV3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Zufälliges Lesen (sortiert eingefügt)</text:p>
                <draw:g>
                  <svg:desc>Tabelle1.AN34:Tabelle1.AN34</svg:desc>
                </draw:g>
              </table:table-cell>
              <table:table-cell office:value-type="float" office:value="21199.9284497327">
                <text:p>21199.9284497327</text:p>
                <draw:g>
                  <svg:desc>Tabelle1.AO34:Tabelle1.AV34</svg:desc>
                </draw:g>
              </table:table-cell>
              <table:table-cell office:value-type="float" office:value="22013.6631243118">
                <text:p>22013.6631243118</text:p>
              </table:table-cell>
              <table:table-cell office:value-type="float" office:value="22555.2952018581">
                <text:p>22555.2952018581</text:p>
              </table:table-cell>
              <table:table-cell office:value-type="float" office:value="22378.5083597322">
                <text:p>22378.5083597322</text:p>
              </table:table-cell>
              <table:table-cell office:value-type="float" office:value="22593.9283130072">
                <text:p>22593.9283130072</text:p>
              </table:table-cell>
              <table:table-cell office:value-type="float" office:value="22640.4778857749">
                <text:p>22640.4778857749</text:p>
              </table:table-cell>
              <table:table-cell office:value-type="float" office:value="22540.7690253994">
                <text:p>22540.7690253994</text:p>
              </table:table-cell>
              <table:table-cell office:value-type="float" office:value="22564.4534772258">
                <text:p>22564.4534772258</text:p>
              </table:table-cell>
            </table:table-row>
            <table:table-row>
              <table:table-cell office:value-type="string">
                <text:p>Zufälliges Lesen (zufällig eingefügt)</text:p>
                <draw:g>
                  <svg:desc>Tabelle1.AN36:Tabelle1.AN36</svg:desc>
                </draw:g>
              </table:table-cell>
              <table:table-cell office:value-type="float" office:value="20976.4654147726">
                <text:p>20976.4654147726</text:p>
                <draw:g>
                  <svg:desc>Tabelle1.AO36:Tabelle1.AV36</svg:desc>
                </draw:g>
              </table:table-cell>
              <table:table-cell office:value-type="float" office:value="21694.0834110081">
                <text:p>21694.0834110081</text:p>
              </table:table-cell>
              <table:table-cell office:value-type="float" office:value="22414.2201176059">
                <text:p>22414.2201176059</text:p>
              </table:table-cell>
              <table:table-cell office:value-type="float" office:value="22303.349243044">
                <text:p>22303.349243044</text:p>
              </table:table-cell>
              <table:table-cell office:value-type="float" office:value="22540.5484140875">
                <text:p>22540.5484140875</text:p>
              </table:table-cell>
              <table:table-cell office:value-type="float" office:value="22491.0810583473">
                <text:p>22491.0810583473</text:p>
              </table:table-cell>
              <table:table-cell office:value-type="float" office:value="22427.2291806522">
                <text:p>22427.2291806522</text:p>
              </table:table-cell>
              <table:table-cell office:value-type="float" office:value="22501.189516012">
                <text:p>22501.189516012</text:p>
              </table:table-cell>
            </table:table-row>
            <table:table-row>
              <table:table-cell office:value-type="string">
                <text:p>Sortiertes Lesen (sortiert eingefügt)</text:p>
                <draw:g>
                  <svg:desc>Tabelle1.AN35:Tabelle1.AN35</svg:desc>
                </draw:g>
              </table:table-cell>
              <table:table-cell office:value-type="float" office:value="22073.3326783116">
                <text:p>22073.3326783116</text:p>
                <draw:g>
                  <svg:desc>Tabelle1.AO35:Tabelle1.AV35</svg:desc>
                </draw:g>
              </table:table-cell>
              <table:table-cell office:value-type="float" office:value="22798.2619293613">
                <text:p>22798.2619293613</text:p>
              </table:table-cell>
              <table:table-cell office:value-type="float" office:value="23379.4011335529">
                <text:p>23379.4011335529</text:p>
              </table:table-cell>
              <table:table-cell office:value-type="float" office:value="23556.6723402135">
                <text:p>23556.6723402135</text:p>
              </table:table-cell>
              <table:table-cell office:value-type="float" office:value="23672.262597026">
                <text:p>23672.262597026</text:p>
              </table:table-cell>
              <table:table-cell office:value-type="float" office:value="23649.4449514">
                <text:p>23649.4449514</text:p>
              </table:table-cell>
              <table:table-cell office:value-type="float" office:value="23499.7475719214">
                <text:p>23499.7475719214</text:p>
              </table:table-cell>
              <table:table-cell office:value-type="float" office:value="23547.698354847">
                <text:p>23547.698354847</text:p>
              </table:table-cell>
            </table:table-row>
            <table:table-row>
              <table:table-cell office:value-type="string">
                <text:p>Sortiertes Lesen (zufällig eingefügt)</text:p>
                <draw:g>
                  <svg:desc>Tabelle1.AN37:Tabelle1.AN37</svg:desc>
                </draw:g>
              </table:table-cell>
              <table:table-cell office:value-type="float" office:value="21261.7321110917">
                <text:p>21261.7321110917</text:p>
                <draw:g>
                  <svg:desc>Tabelle1.AO37:Tabelle1.AV37</svg:desc>
                </draw:g>
              </table:table-cell>
              <table:table-cell office:value-type="float" office:value="22030.4593907008">
                <text:p>22030.4593907008</text:p>
              </table:table-cell>
              <table:table-cell office:value-type="float" office:value="22799.3006228991">
                <text:p>22799.3006228991</text:p>
              </table:table-cell>
              <table:table-cell office:value-type="float" office:value="22828.0382370089">
                <text:p>22828.0382370089</text:p>
              </table:table-cell>
              <table:table-cell office:value-type="float" office:value="22996.8869964268">
                <text:p>22996.8869964268</text:p>
              </table:table-cell>
              <table:table-cell office:value-type="float" office:value="22817.6542615078">
                <text:p>22817.6542615078</text:p>
              </table:table-cell>
              <table:table-cell office:value-type="float" office:value="22913.6260583242">
                <text:p>22913.6260583242</text:p>
              </table:table-cell>
              <table:table-cell office:value-type="float" office:value="22909.2847176926">
                <text:p>22909.284717692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5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5000" chart:maximum="22500" chart:interval-major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59cm" svg:height="8.956cm" xlink:href=".." xlink:type="simple" chart:class="chart:scatter" chart:row-mapping="0 1 2" chart:style-name="ch1">
        <chart:title svg:x="6.79cm" svg:y="0.315cm" chart:style-name="ch2">
          <text:p>ArangoDB</text:p>
        </chart:title>
        <chart:subtitle svg:x="1.565cm" svg:y="1.273cm" chart:style-name="ch3">
          <text:p>Vergleich Aktualisieren und Löschen in Abhängigkeit der Datenbankgröße</text:p>
        </chart:subtitle>
        <chart:legend chart:legend-position="bottom" svg:x="3.493cm" svg:y="8.147cm" style:legend-expansion="wide" chart:style-name="ch4"/>
        <chart:plot-area chart:style-name="ch5" table:cell-range-address="Tabelle1.O61:Tabelle1.V64 Tabelle1.N62:Tabelle1.N64" chart:data-source-has-labels="both" svg:x="1.353cm" svg:y="2.314cm" svg:width="13.776cm" svg:height="4.646cm">
          <chartooo:coordinate-region svg:x="2.53cm" svg:y="2.314cm" svg:width="12.416cm" svg:height="3.973cm"/>
          <chart:axis chart:dimension="x" chart:name="primary-x" chart:style-name="ch6" chartooo:axis-type="auto">
            <chart:title svg:x="6.279cm" svg:y="7.14cm" chart:style-name="ch7">
              <text:p>Anzahl Datenbankeinträge</text:p>
            </chart:title>
            <chart:categories table:cell-range-address="Tabelle1.O61:Tabelle1.V61"/>
          </chart:axis>
          <chart:axis chart:dimension="y" chart:name="primary-y" chart:style-name="ch8">
            <chart:title svg:x="0.451cm" svg:y="6.56cm" chart:style-name="ch9">
              <text:p>Operationen pro Sekunde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Tabelle1.O62:Tabelle1.V62" chart:label-cell-address="Tabelle1.N62:Tabelle1.N62" chart:class="chart:scatter">
            <chart:domain table:cell-range-address="Tabelle1.O61:Tabelle1.V61"/>
            <chart:data-point chart:repeated="8"/>
          </chart:series>
          <chart:series chart:style-name="ch12" chart:values-cell-range-address="Tabelle1.O63:Tabelle1.V63" chart:label-cell-address="Tabelle1.N63:Tabelle1.N63" chart:class="chart:scatter">
            <chart:data-point chart:repeated="8"/>
          </chart:series>
          <chart:series chart:style-name="ch13" chart:values-cell-range-address="Tabelle1.O64:Tabelle1.V64" chart:label-cell-address="Tabelle1.N64:Tabelle1.N64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Tabelle1.O61:Tabelle1.V61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Zeile 61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Tabelle1.O61:Tabelle1.V61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Reines Lesen</text:p>
                <draw:g>
                  <svg:desc>Tabelle1.N62:Tabelle1.N62</svg:desc>
                </draw:g>
              </table:table-cell>
              <table:table-cell office:value-type="float" office:value="18207.3396630715">
                <text:p>18207.3396630715</text:p>
                <draw:g>
                  <svg:desc>Tabelle1.O62:Tabelle1.V62</svg:desc>
                </draw:g>
              </table:table-cell>
              <table:table-cell office:value-type="float" office:value="17859.6922054198">
                <text:p>17859.6922054198</text:p>
              </table:table-cell>
              <table:table-cell office:value-type="float" office:value="18350.8016957155">
                <text:p>18350.8016957155</text:p>
              </table:table-cell>
              <table:table-cell office:value-type="float" office:value="17175.6203813102">
                <text:p>17175.6203813102</text:p>
              </table:table-cell>
              <table:table-cell office:value-type="float" office:value="17170.7214640922">
                <text:p>17170.7214640922</text:p>
              </table:table-cell>
              <table:table-cell office:value-type="float" office:value="16602.956647789">
                <text:p>16602.956647789</text:p>
              </table:table-cell>
              <table:table-cell office:value-type="float" office:value="16623.1453731624">
                <text:p>16623.1453731624</text:p>
              </table:table-cell>
              <table:table-cell office:value-type="float" office:value="17220.0086934821">
                <text:p>17220.0086934821</text:p>
              </table:table-cell>
            </table:table-row>
            <table:table-row>
              <table:table-cell office:value-type="string">
                <text:p>Aktualisieren</text:p>
                <draw:g>
                  <svg:desc>Tabelle1.N63:Tabelle1.N63</svg:desc>
                </draw:g>
              </table:table-cell>
              <table:table-cell office:value-type="float" office:value="16869.6556109999">
                <text:p>16869.6556109999</text:p>
                <draw:g>
                  <svg:desc>Tabelle1.O63:Tabelle1.V63</svg:desc>
                </draw:g>
              </table:table-cell>
              <table:table-cell office:value-type="float" office:value="17227.2566770958">
                <text:p>17227.2566770958</text:p>
              </table:table-cell>
              <table:table-cell office:value-type="float" office:value="16011.7278300144">
                <text:p>16011.7278300144</text:p>
              </table:table-cell>
              <table:table-cell office:value-type="float" office:value="15054.8933278933">
                <text:p>15054.8933278933</text:p>
              </table:table-cell>
              <table:table-cell office:value-type="float" office:value="15054.9148671358">
                <text:p>15054.9148671358</text:p>
              </table:table-cell>
              <table:table-cell office:value-type="float" office:value="14912.5225271179">
                <text:p>14912.5225271179</text:p>
              </table:table-cell>
              <table:table-cell office:value-type="float" office:value="14587.6899076287">
                <text:p>14587.6899076287</text:p>
              </table:table-cell>
              <table:table-cell office:value-type="float" office:value="14435.3993826543">
                <text:p>14435.3993826543</text:p>
              </table:table-cell>
            </table:table-row>
            <table:table-row>
              <table:table-cell office:value-type="string">
                <text:p>Löschen</text:p>
                <draw:g>
                  <svg:desc>Tabelle1.N64:Tabelle1.N64</svg:desc>
                </draw:g>
              </table:table-cell>
              <table:table-cell office:value-type="float" office:value="17285.2495786515">
                <text:p>17285.2495786515</text:p>
                <draw:g>
                  <svg:desc>Tabelle1.O64:Tabelle1.V64</svg:desc>
                </draw:g>
              </table:table-cell>
              <table:table-cell office:value-type="float" office:value="16746.7597129712">
                <text:p>16746.7597129712</text:p>
              </table:table-cell>
              <table:table-cell office:value-type="float" office:value="14537.4064545458">
                <text:p>14537.4064545458</text:p>
              </table:table-cell>
              <table:table-cell office:value-type="float" office:value="14699.8468087731">
                <text:p>14699.8468087731</text:p>
              </table:table-cell>
              <table:table-cell office:value-type="float" office:value="13870.1889321871">
                <text:p>13870.1889321871</text:p>
              </table:table-cell>
              <table:table-cell office:value-type="float" office:value="14835.8069625234">
                <text:p>14835.8069625234</text:p>
              </table:table-cell>
              <table:table-cell office:value-type="float" office:value="13765.8208227341">
                <text:p>13765.8208227341</text:p>
              </table:table-cell>
              <table:table-cell office:value-type="float" office:value="13672.1700175773">
                <text:p>13672.170017577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5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5000" chart:maximum="9500" chart:interval-major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21cm" svg:height="9cm" xlink:href=".." xlink:type="simple" chart:class="chart:scatter" chart:row-mapping="0 1 2" chart:style-name="ch1">
        <chart:title svg:x="6.732cm" svg:y="0.316cm" chart:style-name="ch2">
          <text:p>Cassandra</text:p>
        </chart:title>
        <chart:subtitle svg:x="1.546cm" svg:y="1.275cm" chart:style-name="ch3">
          <text:p>Vergleich Aktualisieren und Löschen in Abhängigkeit der Datenbankgröße</text:p>
        </chart:subtitle>
        <chart:legend chart:legend-position="bottom" svg:x="3.474cm" svg:y="8.191cm" style:legend-expansion="wide" chart:style-name="ch4"/>
        <chart:plot-area chart:style-name="ch5" table:cell-range-address="Tabelle1.AB61:Tabelle1.AI64 Tabelle1.AA62:Tabelle1.AA64" chart:data-source-has-labels="both" svg:x="1.352cm" svg:y="2.318cm" svg:width="13.741cm" svg:height="4.685cm">
          <chartooo:coordinate-region svg:x="2.344cm" svg:y="2.318cm" svg:width="12.572cm" svg:height="4.012cm"/>
          <chart:axis chart:dimension="x" chart:name="primary-x" chart:style-name="ch6" chartooo:axis-type="auto">
            <chart:title svg:x="6.26cm" svg:y="7.184cm" chart:style-name="ch7">
              <text:p>Anzahl Datenbankeinträge</text:p>
            </chart:title>
            <chart:categories table:cell-range-address="Tabelle1.AB61:Tabelle1.AI61"/>
          </chart:axis>
          <chart:axis chart:dimension="y" chart:name="primary-y" chart:style-name="ch8">
            <chart:title svg:x="0.451cm" svg:y="6.675cm" chart:style-name="ch9">
              <text:p>Operationen pro Sekunnde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Tabelle1.AB62:Tabelle1.AI62" chart:label-cell-address="Tabelle1.AA62:Tabelle1.AA62" chart:class="chart:scatter">
            <chart:domain table:cell-range-address="Tabelle1.AB61:Tabelle1.AI61"/>
            <chart:data-point chart:repeated="8"/>
          </chart:series>
          <chart:series chart:style-name="ch12" chart:values-cell-range-address="Tabelle1.AB63:Tabelle1.AI63" chart:label-cell-address="Tabelle1.AA63:Tabelle1.AA63" chart:class="chart:scatter">
            <chart:data-point chart:repeated="8"/>
          </chart:series>
          <chart:series chart:style-name="ch13" chart:values-cell-range-address="Tabelle1.AB64:Tabelle1.AI64" chart:label-cell-address="Tabelle1.AA64:Tabelle1.AA64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Tabelle1.AB61:Tabelle1.AI61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Zeile 61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Tabelle1.AB61:Tabelle1.AI61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Reines Lesen</text:p>
                <draw:g>
                  <svg:desc>Tabelle1.AA62:Tabelle1.AA62</svg:desc>
                </draw:g>
              </table:table-cell>
              <table:table-cell office:value-type="float" office:value="8752.47672250565">
                <text:p>8752.47672250565</text:p>
                <draw:g>
                  <svg:desc>Tabelle1.AB62:Tabelle1.AI62</svg:desc>
                </draw:g>
              </table:table-cell>
              <table:table-cell office:value-type="float" office:value="8572.38864442227">
                <text:p>8572.38864442227</text:p>
              </table:table-cell>
              <table:table-cell office:value-type="float" office:value="8415.75840581451">
                <text:p>8415.75840581451</text:p>
              </table:table-cell>
              <table:table-cell office:value-type="float" office:value="8368.01881308393">
                <text:p>8368.01881308393</text:p>
              </table:table-cell>
              <table:table-cell office:value-type="float" office:value="8175.35511657012">
                <text:p>8175.35511657012</text:p>
              </table:table-cell>
              <table:table-cell office:value-type="float" office:value="7512.14260546592">
                <text:p>7512.14260546592</text:p>
              </table:table-cell>
              <table:table-cell office:value-type="float" office:value="7319.95577860117">
                <text:p>7319.95577860117</text:p>
              </table:table-cell>
              <table:table-cell office:value-type="float" office:value="7047.18029916717">
                <text:p>7047.18029916717</text:p>
              </table:table-cell>
            </table:table-row>
            <table:table-row>
              <table:table-cell office:value-type="string">
                <text:p>Aktualisieren</text:p>
                <draw:g>
                  <svg:desc>Tabelle1.AA63:Tabelle1.AA63</svg:desc>
                </draw:g>
              </table:table-cell>
              <table:table-cell office:value-type="float" office:value="8556.00729740849">
                <text:p>8556.00729740849</text:p>
                <draw:g>
                  <svg:desc>Tabelle1.AB63:Tabelle1.AI63</svg:desc>
                </draw:g>
              </table:table-cell>
              <table:table-cell office:value-type="float" office:value="8458.22248838683">
                <text:p>8458.22248838683</text:p>
              </table:table-cell>
              <table:table-cell office:value-type="float" office:value="8406.3695980891">
                <text:p>8406.3695980891</text:p>
              </table:table-cell>
              <table:table-cell office:value-type="float" office:value="8252.11413763197">
                <text:p>8252.11413763197</text:p>
              </table:table-cell>
              <table:table-cell office:value-type="float" office:value="8037.92031882502">
                <text:p>8037.92031882502</text:p>
              </table:table-cell>
              <table:table-cell office:value-type="float" office:value="7436.34346218388">
                <text:p>7436.34346218388</text:p>
              </table:table-cell>
              <table:table-cell office:value-type="float" office:value="7320.21937189756">
                <text:p>7320.21937189756</text:p>
              </table:table-cell>
              <table:table-cell office:value-type="float" office:value="7054.31134462628">
                <text:p>7054.31134462628</text:p>
              </table:table-cell>
            </table:table-row>
            <table:table-row>
              <table:table-cell office:value-type="string">
                <text:p>Löschen</text:p>
                <draw:g>
                  <svg:desc>Tabelle1.AA64:Tabelle1.AA64</svg:desc>
                </draw:g>
              </table:table-cell>
              <table:table-cell office:value-type="float" office:value="6579.50881440024">
                <text:p>6579.50881440024</text:p>
                <draw:g>
                  <svg:desc>Tabelle1.AB64:Tabelle1.AI64</svg:desc>
                </draw:g>
              </table:table-cell>
              <table:table-cell office:value-type="float" office:value="6286.95676324869">
                <text:p>6286.95676324869</text:p>
              </table:table-cell>
              <table:table-cell office:value-type="float" office:value="6059.872097969">
                <text:p>6059.872097969</text:p>
              </table:table-cell>
              <table:table-cell office:value-type="float" office:value="5872.24978833497">
                <text:p>5872.24978833497</text:p>
              </table:table-cell>
              <table:table-cell office:value-type="float" office:value="5577.52577097397">
                <text:p>5577.52577097397</text:p>
              </table:table-cell>
              <table:table-cell office:value-type="float" office:value="5373.22709443257">
                <text:p>5373.22709443257</text:p>
              </table:table-cell>
              <table:table-cell office:value-type="float" office:value="5273.07560762843">
                <text:p>5273.07560762843</text:p>
              </table:table-cell>
              <table:table-cell office:value-type="float" office:value="5158.7182029913">
                <text:p>5158.718202991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5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20000" chart:maximum="24500" chart:interval-major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59cm" svg:height="9cm" xlink:href=".." xlink:type="simple" chart:class="chart:scatter" chart:row-mapping="0 1 2" chart:style-name="ch1">
        <chart:title svg:x="6.843cm" svg:y="0.316cm" chart:style-name="ch2">
          <text:p>MongoDB</text:p>
        </chart:title>
        <chart:subtitle svg:x="1.565cm" svg:y="1.275cm" chart:style-name="ch3">
          <text:p>Vergleich Aktualisieren und Löschen in Abhängigkeit der Datenbankgröße</text:p>
        </chart:subtitle>
        <chart:legend chart:legend-position="bottom" svg:x="3.493cm" svg:y="8.191cm" style:legend-expansion="wide" chart:style-name="ch4"/>
        <chart:plot-area chart:style-name="ch5" table:cell-range-address="Tabelle1.AO61:Tabelle1.AV64 Tabelle1.AN62:Tabelle1.AN64" chart:data-source-has-labels="both" svg:x="1.353cm" svg:y="2.318cm" svg:width="13.776cm" svg:height="4.685cm">
          <chartooo:coordinate-region svg:x="2.53cm" svg:y="2.318cm" svg:width="12.416cm" svg:height="4.012cm"/>
          <chart:axis chart:dimension="x" chart:name="primary-x" chart:style-name="ch6" chartooo:axis-type="auto">
            <chart:title svg:x="6.279cm" svg:y="7.184cm" chart:style-name="ch7">
              <text:p>Anzahl Datenbankeinträge</text:p>
            </chart:title>
            <chart:categories table:cell-range-address="Tabelle1.AO61:Tabelle1.AV61"/>
          </chart:axis>
          <chart:axis chart:dimension="y" chart:name="primary-y" chart:style-name="ch8">
            <chart:title svg:x="0.451cm" svg:y="6.583cm" chart:style-name="ch9">
              <text:p>Operationen pro Sekunde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Tabelle1.AO62:Tabelle1.AV62" chart:label-cell-address="Tabelle1.AN62:Tabelle1.AN62" chart:class="chart:scatter">
            <chart:domain table:cell-range-address="Tabelle1.AO61:Tabelle1.AV61"/>
            <chart:data-point chart:repeated="8"/>
          </chart:series>
          <chart:series chart:style-name="ch12" chart:values-cell-range-address="Tabelle1.AO63:Tabelle1.AV63" chart:label-cell-address="Tabelle1.AN63:Tabelle1.AN63" chart:class="chart:scatter">
            <chart:data-point chart:repeated="8"/>
          </chart:series>
          <chart:series chart:style-name="ch13" chart:values-cell-range-address="Tabelle1.AO64:Tabelle1.AV64" chart:label-cell-address="Tabelle1.AN64:Tabelle1.AN64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Tabelle1.AO61:Tabelle1.AV61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Zeile 61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Tabelle1.AO61:Tabelle1.AV61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Reines Lesen</text:p>
                <draw:g>
                  <svg:desc>Tabelle1.AN62:Tabelle1.AN62</svg:desc>
                </draw:g>
              </table:table-cell>
              <table:table-cell office:value-type="float" office:value="23047.378222254">
                <text:p>23047.378222254</text:p>
                <draw:g>
                  <svg:desc>Tabelle1.AO62:Tabelle1.AV62</svg:desc>
                </draw:g>
              </table:table-cell>
              <table:table-cell office:value-type="float" office:value="23224.2450157979">
                <text:p>23224.2450157979</text:p>
              </table:table-cell>
              <table:table-cell office:value-type="float" office:value="23063.1899374358">
                <text:p>23063.1899374358</text:p>
              </table:table-cell>
              <table:table-cell office:value-type="float" office:value="22630.6390867553">
                <text:p>22630.6390867553</text:p>
              </table:table-cell>
              <table:table-cell office:value-type="float" office:value="22228.2313909353">
                <text:p>22228.2313909353</text:p>
              </table:table-cell>
              <table:table-cell office:value-type="float" office:value="22126.7814246943">
                <text:p>22126.7814246943</text:p>
              </table:table-cell>
              <table:table-cell office:value-type="float" office:value="21918.1316116621">
                <text:p>21918.1316116621</text:p>
              </table:table-cell>
              <table:table-cell office:value-type="float" office:value="21857.5163970833">
                <text:p>21857.5163970833</text:p>
              </table:table-cell>
            </table:table-row>
            <table:table-row>
              <table:table-cell office:value-type="string">
                <text:p>Aktualisieren</text:p>
                <draw:g>
                  <svg:desc>Tabelle1.AN63:Tabelle1.AN63</svg:desc>
                </draw:g>
              </table:table-cell>
              <table:table-cell office:value-type="float" office:value="22392.7264090108">
                <text:p>22392.7264090108</text:p>
                <draw:g>
                  <svg:desc>Tabelle1.AO63:Tabelle1.AV63</svg:desc>
                </draw:g>
              </table:table-cell>
              <table:table-cell office:value-type="float" office:value="22508.0624742967">
                <text:p>22508.0624742967</text:p>
              </table:table-cell>
              <table:table-cell office:value-type="float" office:value="21346.844471869">
                <text:p>21346.844471869</text:p>
              </table:table-cell>
              <table:table-cell office:value-type="float" office:value="21674.9012559628">
                <text:p>21674.9012559628</text:p>
              </table:table-cell>
              <table:table-cell office:value-type="float" office:value="21604.0982875937">
                <text:p>21604.0982875937</text:p>
              </table:table-cell>
              <table:table-cell office:value-type="float" office:value="21286.40370519">
                <text:p>21286.40370519</text:p>
              </table:table-cell>
              <table:table-cell office:value-type="float" office:value="21144.5812504086">
                <text:p>21144.5812504086</text:p>
              </table:table-cell>
              <table:table-cell office:value-type="float" office:value="20998.17360832">
                <text:p>20998.17360832</text:p>
              </table:table-cell>
            </table:table-row>
            <table:table-row>
              <table:table-cell office:value-type="string">
                <text:p>Löschen</text:p>
                <draw:g>
                  <svg:desc>Tabelle1.AN64:Tabelle1.AN64</svg:desc>
                </draw:g>
              </table:table-cell>
              <table:table-cell office:value-type="float" office:value="23947.885825121">
                <text:p>23947.885825121</text:p>
                <draw:g>
                  <svg:desc>Tabelle1.AO64:Tabelle1.AV64</svg:desc>
                </draw:g>
              </table:table-cell>
              <table:table-cell office:value-type="float" office:value="23371.2217798414">
                <text:p>23371.2217798414</text:p>
              </table:table-cell>
              <table:table-cell office:value-type="float" office:value="22427.8789826487">
                <text:p>22427.8789826487</text:p>
              </table:table-cell>
              <table:table-cell office:value-type="float" office:value="22136.33366769">
                <text:p>22136.33366769</text:p>
              </table:table-cell>
              <table:table-cell office:value-type="float" office:value="21643.572297257">
                <text:p>21643.572297257</text:p>
              </table:table-cell>
              <table:table-cell office:value-type="float" office:value="21678.879941665">
                <text:p>21678.879941665</text:p>
              </table:table-cell>
              <table:table-cell office:value-type="float" office:value="21442.4520491957">
                <text:p>21442.4520491957</text:p>
              </table:table-cell>
              <table:table-cell office:value-type="float" office:value="21357.9996066591">
                <text:p>21357.999606659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1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5000" chart:maximum="22500" chart:interval-major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34cm" svg:height="9cm" xlink:href=".." xlink:type="simple" chart:class="chart:scatter" chart:row-mapping="0 1 2" chart:style-name="ch1">
        <chart:title svg:x="6.778cm" svg:y="0.316cm" chart:style-name="ch2">
          <text:p>ArangoDB</text:p>
        </chart:title>
        <chart:subtitle svg:x="1.209cm" svg:y="1.275cm" chart:style-name="ch3">
          <text:p>Vergleich Aktualisieren und Löschen in Abhängigkeit des prozenteualen Anteil</text:p>
        </chart:subtitle>
        <chart:legend chart:legend-position="bottom" svg:x="3.481cm" svg:y="8.191cm" style:legend-expansion="wide" chart:style-name="ch4"/>
        <chart:plot-area chart:style-name="ch5" table:cell-range-address="Tabelle1.O89:Tabelle1.Y92 Tabelle1.N90:Tabelle1.N92" chart:data-source-has-labels="both" svg:x="1.352cm" svg:y="2.318cm" svg:width="13.754cm" svg:height="4.685cm">
          <chartooo:coordinate-region svg:x="2.529cm" svg:y="2.318cm" svg:width="12.577cm" svg:height="4.012cm"/>
          <chart:axis chart:dimension="x" chart:name="primary-x" chart:style-name="ch6" chartooo:axis-type="auto">
            <chart:title svg:x="5.142cm" svg:y="7.184cm" chart:style-name="ch7">
              <text:p>prozentualer Anteil Aktualisieren/ Löschen</text:p>
            </chart:title>
            <chart:categories table:cell-range-address="Tabelle1.O89:Tabelle1.Y89"/>
          </chart:axis>
          <chart:axis chart:dimension="y" chart:name="primary-y" chart:style-name="ch8">
            <chart:title svg:x="0.451cm" svg:y="6.583cm" chart:style-name="ch9">
              <text:p>Operationen pro Sekunde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Tabelle1.O90:Tabelle1.Y90" chart:label-cell-address="Tabelle1.N90:Tabelle1.N90" chart:class="chart:scatter">
            <chart:domain table:cell-range-address="Tabelle1.O89:Tabelle1.Y89"/>
            <chart:data-point chart:repeated="11"/>
          </chart:series>
          <chart:series chart:style-name="ch12" chart:values-cell-range-address="Tabelle1.O91:Tabelle1.Y91" chart:label-cell-address="Tabelle1.N91:Tabelle1.N91" chart:class="chart:scatter">
            <chart:data-point chart:repeated="11"/>
          </chart:series>
          <chart:series chart:style-name="ch13" chart:values-cell-range-address="Tabelle1.O92:Tabelle1.Y92" chart:label-cell-address="Tabelle1.N92:Tabelle1.N92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Tabelle1.O89:Tabelle1.Y8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Zeile 8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abelle1.O89:Tabelle1.Y8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eines Lesen</text:p>
                <draw:g>
                  <svg:desc>Tabelle1.N90:Tabelle1.N90</svg:desc>
                </draw:g>
              </table:table-cell>
              <table:table-cell office:value-type="float" office:value="17205.6901701895">
                <text:p>17205.6901701895</text:p>
                <draw:g>
                  <svg:desc>Tabelle1.O90:Tabelle1.Y90</svg:desc>
                </draw:g>
              </table:table-cell>
              <table:table-cell office:value-type="float" office:value="17921.2563157841">
                <text:p>17921.2563157841</text:p>
              </table:table-cell>
              <table:table-cell office:value-type="float" office:value="15770.9486512271">
                <text:p>15770.9486512271</text:p>
              </table:table-cell>
              <table:table-cell office:value-type="float" office:value="17232.3493854578">
                <text:p>17232.3493854578</text:p>
              </table:table-cell>
              <table:table-cell office:value-type="float" office:value="17230.909646841">
                <text:p>17230.909646841</text:p>
              </table:table-cell>
              <table:table-cell office:value-type="float" office:value="16685.0647461319">
                <text:p>16685.0647461319</text:p>
              </table:table-cell>
              <table:table-cell office:value-type="float" office:value="17234.85929859">
                <text:p>17234.85929859</text:p>
              </table:table-cell>
              <table:table-cell office:value-type="float" office:value="17583.4375683381">
                <text:p>17583.4375683381</text:p>
              </table:table-cell>
              <table:table-cell office:value-type="float" office:value="16621.8219399018">
                <text:p>16621.8219399018</text:p>
              </table:table-cell>
              <table:table-cell office:value-type="float" office:value="16921.6330637529">
                <text:p>16921.6330637529</text:p>
              </table:table-cell>
              <table:table-cell office:value-type="float" office:value="17077.4924773308">
                <text:p>17077.4924773308</text:p>
              </table:table-cell>
            </table:table-row>
            <table:table-row>
              <table:table-cell office:value-type="string">
                <text:p>Aktualisieren</text:p>
                <draw:g>
                  <svg:desc>Tabelle1.N91:Tabelle1.N91</svg:desc>
                </draw:g>
              </table:table-cell>
              <table:table-cell office:value-type="float" office:value="16881.5554375466">
                <text:p>16881.5554375466</text:p>
                <draw:g>
                  <svg:desc>Tabelle1.O91:Tabelle1.Y91</svg:desc>
                </draw:g>
              </table:table-cell>
              <table:table-cell office:value-type="float" office:value="15260.9770412786">
                <text:p>15260.9770412786</text:p>
              </table:table-cell>
              <table:table-cell office:value-type="float" office:value="14241.2360838287">
                <text:p>14241.2360838287</text:p>
              </table:table-cell>
              <table:table-cell office:value-type="float" office:value="13730.3783506596">
                <text:p>13730.3783506596</text:p>
              </table:table-cell>
              <table:table-cell office:value-type="float" office:value="12749.4732937402">
                <text:p>12749.4732937402</text:p>
              </table:table-cell>
              <table:table-cell office:value-type="float" office:value="12624.6548823612">
                <text:p>12624.6548823612</text:p>
              </table:table-cell>
              <table:table-cell office:value-type="float" office:value="11483.3608365136">
                <text:p>11483.3608365136</text:p>
              </table:table-cell>
              <table:table-cell office:value-type="float" office:value="8701.39973528173">
                <text:p>8701.39973528173</text:p>
              </table:table-cell>
              <table:table-cell office:value-type="float" office:value="10382.8336926978">
                <text:p>10382.8336926978</text:p>
              </table:table-cell>
              <table:table-cell office:value-type="float" office:value="7235.35043036031">
                <text:p>7235.35043036031</text:p>
              </table:table-cell>
              <table:table-cell office:value-type="float" office:value="7967.47497701156">
                <text:p>7967.47497701156</text:p>
              </table:table-cell>
            </table:table-row>
            <table:table-row>
              <table:table-cell office:value-type="string">
                <text:p>Löschen</text:p>
                <draw:g>
                  <svg:desc>Tabelle1.N92:Tabelle1.N92</svg:desc>
                </draw:g>
              </table:table-cell>
              <table:table-cell office:value-type="float" office:value="16981.4033781579">
                <text:p>16981.4033781579</text:p>
                <draw:g>
                  <svg:desc>Tabelle1.O92:Tabelle1.Y92</svg:desc>
                </draw:g>
              </table:table-cell>
              <table:table-cell office:value-type="float" office:value="14715.545106155">
                <text:p>14715.545106155</text:p>
              </table:table-cell>
              <table:table-cell office:value-type="float" office:value="12992.0859006645">
                <text:p>12992.0859006645</text:p>
              </table:table-cell>
              <table:table-cell office:value-type="float" office:value="11906.5815914536">
                <text:p>11906.5815914536</text:p>
              </table:table-cell>
              <table:table-cell office:value-type="float" office:value="10917.2901384154">
                <text:p>10917.2901384154</text:p>
              </table:table-cell>
              <table:table-cell office:value-type="float" office:value="10631.2087642835">
                <text:p>10631.2087642835</text:p>
              </table:table-cell>
              <table:table-cell office:value-type="float" office:value="9828.78408504252">
                <text:p>9828.78408504252</text:p>
              </table:table-cell>
              <table:table-cell office:value-type="float" office:value="9175.26095078219">
                <text:p>9175.26095078219</text:p>
              </table:table-cell>
              <table:table-cell office:value-type="float" office:value="8909.10040588417">
                <text:p>8909.10040588417</text:p>
              </table:table-cell>
              <table:table-cell office:value-type="float" office:value="8864.3234794286">
                <text:p>8864.3234794286</text:p>
              </table:table-cell>
              <table:table-cell office:value-type="float" office:value="8188.56713464475">
                <text:p>8188.567134644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1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9500" chart:interval-major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96cm" svg:height="9cm" xlink:href=".." xlink:type="simple" chart:class="chart:scatter" chart:row-mapping="0 1 2" chart:style-name="ch1">
        <chart:title svg:x="6.77cm" svg:y="0.316cm" chart:style-name="ch2">
          <text:p>Cassandra</text:p>
        </chart:title>
        <chart:subtitle svg:x="1.24cm" svg:y="1.275cm" chart:style-name="ch3">
          <text:p>Vergleich Aktualisieren und Löschen in Abhängigkeit des prozenteualen Anteil</text:p>
        </chart:subtitle>
        <chart:legend chart:legend-position="bottom" svg:x="3.512cm" svg:y="8.191cm" style:legend-expansion="wide" chart:style-name="ch4"/>
        <chart:plot-area chart:style-name="ch5" table:cell-range-address="Tabelle1.AB89:Tabelle1.AL92 Tabelle1.AA90:Tabelle1.AA92" chart:data-source-has-labels="both" svg:x="1.353cm" svg:y="2.318cm" svg:width="13.813cm" svg:height="4.685cm">
          <chartooo:coordinate-region svg:x="2.345cm" svg:y="2.318cm" svg:width="12.821cm" svg:height="4.012cm"/>
          <chart:axis chart:dimension="x" chart:name="primary-x" chart:style-name="ch6" chartooo:axis-type="auto">
            <chart:title svg:x="5.172cm" svg:y="7.184cm" chart:style-name="ch7">
              <text:p>prozentualer Anteil Aktualisieren/ Löschen</text:p>
            </chart:title>
            <chart:categories table:cell-range-address="Tabelle1.AB89:Tabelle1.AL89"/>
          </chart:axis>
          <chart:axis chart:dimension="y" chart:name="primary-y" chart:style-name="ch8">
            <chart:title svg:x="0.451cm" svg:y="6.583cm" chart:style-name="ch9">
              <text:p>Operationen pro Sekunde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Tabelle1.AB90:Tabelle1.AL90" chart:label-cell-address="Tabelle1.AA90:Tabelle1.AA90" chart:class="chart:scatter">
            <chart:domain table:cell-range-address="Tabelle1.AB89:Tabelle1.AL89"/>
            <chart:data-point chart:repeated="11"/>
          </chart:series>
          <chart:series chart:style-name="ch12" chart:values-cell-range-address="Tabelle1.AB91:Tabelle1.AL91" chart:label-cell-address="Tabelle1.AA91:Tabelle1.AA91" chart:class="chart:scatter">
            <chart:data-point chart:repeated="11"/>
          </chart:series>
          <chart:series chart:style-name="ch13" chart:values-cell-range-address="Tabelle1.AB92:Tabelle1.AL92" chart:label-cell-address="Tabelle1.AA92:Tabelle1.AA92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Tabelle1.AB89:Tabelle1.AL8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Zeile 8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abelle1.AB89:Tabelle1.AL8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eines Lesen</text:p>
                <draw:g>
                  <svg:desc>Tabelle1.AA90:Tabelle1.AA90</svg:desc>
                </draw:g>
              </table:table-cell>
              <table:table-cell office:value-type="float" office:value="8421.25513649066">
                <text:p>8421.25513649066</text:p>
                <draw:g>
                  <svg:desc>Tabelle1.AB90:Tabelle1.AL90</svg:desc>
                </draw:g>
              </table:table-cell>
              <table:table-cell office:value-type="float" office:value="8292.78351408622">
                <text:p>8292.78351408622</text:p>
              </table:table-cell>
              <table:table-cell office:value-type="float" office:value="8250.05305418337">
                <text:p>8250.05305418337</text:p>
              </table:table-cell>
              <table:table-cell office:value-type="float" office:value="8364.03663103292">
                <text:p>8364.03663103292</text:p>
              </table:table-cell>
              <table:table-cell office:value-type="float" office:value="8345.80356834518">
                <text:p>8345.80356834518</text:p>
              </table:table-cell>
              <table:table-cell office:value-type="float" office:value="8369.59273735275">
                <text:p>8369.59273735275</text:p>
              </table:table-cell>
              <table:table-cell office:value-type="float" office:value="8313.20027008588">
                <text:p>8313.20027008588</text:p>
              </table:table-cell>
              <table:table-cell office:value-type="float" office:value="8397.55205690201">
                <text:p>8397.55205690201</text:p>
              </table:table-cell>
              <table:table-cell office:value-type="float" office:value="8279.29812740094">
                <text:p>8279.29812740094</text:p>
              </table:table-cell>
              <table:table-cell office:value-type="float" office:value="8371.7819520193">
                <text:p>8371.7819520193</text:p>
              </table:table-cell>
              <table:table-cell office:value-type="float" office:value="8303.95073232549">
                <text:p>8303.95073232549</text:p>
              </table:table-cell>
            </table:table-row>
            <table:table-row>
              <table:table-cell office:value-type="string">
                <text:p>Aktualisieren</text:p>
                <draw:g>
                  <svg:desc>Tabelle1.AA91:Tabelle1.AA91</svg:desc>
                </draw:g>
              </table:table-cell>
              <table:table-cell office:value-type="float" office:value="8304.14735573135">
                <text:p>8304.14735573135</text:p>
                <draw:g>
                  <svg:desc>Tabelle1.AB91:Tabelle1.AL91</svg:desc>
                </draw:g>
              </table:table-cell>
              <table:table-cell office:value-type="float" office:value="8236.38907082637">
                <text:p>8236.38907082637</text:p>
              </table:table-cell>
              <table:table-cell office:value-type="float" office:value="8219.28417349174">
                <text:p>8219.28417349174</text:p>
              </table:table-cell>
              <table:table-cell office:value-type="float" office:value="8153.5022395093">
                <text:p>8153.5022395093</text:p>
              </table:table-cell>
              <table:table-cell office:value-type="float" office:value="8154.19314386862">
                <text:p>8154.19314386862</text:p>
              </table:table-cell>
              <table:table-cell office:value-type="float" office:value="8190.2600218561">
                <text:p>8190.2600218561</text:p>
              </table:table-cell>
              <table:table-cell office:value-type="float" office:value="8127.45621313604">
                <text:p>8127.45621313604</text:p>
              </table:table-cell>
              <table:table-cell office:value-type="float" office:value="8135.86882948701">
                <text:p>8135.86882948701</text:p>
              </table:table-cell>
              <table:table-cell office:value-type="float" office:value="8201.45535237433">
                <text:p>8201.45535237433</text:p>
              </table:table-cell>
              <table:table-cell office:value-type="float" office:value="8225.38478975628">
                <text:p>8225.38478975628</text:p>
              </table:table-cell>
              <table:table-cell office:value-type="float" office:value="8295.1318588075">
                <text:p>8295.1318588075</text:p>
              </table:table-cell>
            </table:table-row>
            <table:table-row>
              <table:table-cell office:value-type="string">
                <text:p>Löschen</text:p>
                <draw:g>
                  <svg:desc>Tabelle1.AA92:Tabelle1.AA92</svg:desc>
                </draw:g>
              </table:table-cell>
              <table:table-cell office:value-type="float" office:value="8306.59440483662">
                <text:p>8306.59440483662</text:p>
                <draw:g>
                  <svg:desc>Tabelle1.AB92:Tabelle1.AL92</svg:desc>
                </draw:g>
              </table:table-cell>
              <table:table-cell office:value-type="float" office:value="5845.22353622447">
                <text:p>5845.22353622447</text:p>
              </table:table-cell>
              <table:table-cell office:value-type="float" office:value="4180.50007831979">
                <text:p>4180.50007831979</text:p>
              </table:table-cell>
              <table:table-cell office:value-type="float" office:value="2203.91411664933">
                <text:p>2203.91411664933</text:p>
              </table:table-cell>
              <table:table-cell office:value-type="float" office:value="1523.47335038208">
                <text:p>1523.47335038208</text:p>
              </table:table-cell>
              <table:table-cell office:value-type="float" office:value="1679.18914757153">
                <text:p>1679.18914757153</text:p>
              </table:table-cell>
              <table:table-cell office:value-type="float" office:value="1500.98628344999">
                <text:p>1500.98628344999</text:p>
              </table:table-cell>
              <table:table-cell office:value-type="float" office:value="1048.15895866988">
                <text:p>1048.15895866988</text:p>
              </table:table-cell>
              <table:table-cell office:value-type="float" office:value="1081.59191119368">
                <text:p>1081.59191119368</text:p>
              </table:table-cell>
              <table:table-cell office:value-type="float" office:value="1136.95924357199">
                <text:p>1136.95924357199</text:p>
              </table:table-cell>
              <table:table-cell office:value-type="float" office:value="1080.04623207145">
                <text:p>1080.0462320714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1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8000" chart:maximum="24500" chart:interval-major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97cm" svg:height="9cm" xlink:href=".." xlink:type="simple" chart:class="chart:scatter" chart:row-mapping="0 1 2" chart:style-name="ch1">
        <chart:title svg:x="6.862cm" svg:y="0.316cm" chart:style-name="ch2">
          <text:p>MongoDB</text:p>
        </chart:title>
        <chart:subtitle svg:x="1.24cm" svg:y="1.275cm" chart:style-name="ch3">
          <text:p>Vergleich Aktualisieren und Löschen in Abhängigkeit des prozenteualen Anteil</text:p>
        </chart:subtitle>
        <chart:legend chart:legend-position="bottom" svg:x="3.512cm" svg:y="8.191cm" style:legend-expansion="wide" chart:style-name="ch4"/>
        <chart:plot-area chart:style-name="ch5" table:cell-range-address="Tabelle1.AO89:Tabelle1.AY92 Tabelle1.AN90:Tabelle1.AN92" chart:data-source-has-labels="both" svg:x="1.353cm" svg:y="2.318cm" svg:width="13.814cm" svg:height="4.685cm">
          <chartooo:coordinate-region svg:x="2.53cm" svg:y="2.318cm" svg:width="12.637cm" svg:height="4.012cm"/>
          <chart:axis chart:dimension="x" chart:name="primary-x" chart:style-name="ch6" chartooo:axis-type="auto">
            <chart:title svg:x="5.173cm" svg:y="7.184cm" chart:style-name="ch7">
              <text:p>prozentualer Anteil Aktualisieren/ Löschen</text:p>
            </chart:title>
            <chart:categories table:cell-range-address="Tabelle1.AO89:Tabelle1.AY89"/>
          </chart:axis>
          <chart:axis chart:dimension="y" chart:name="primary-y" chart:style-name="ch8">
            <chart:title svg:x="0.451cm" svg:y="6.583cm" chart:style-name="ch9">
              <text:p>Operationen pro Sekunde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Tabelle1.AO90:Tabelle1.AY90" chart:label-cell-address="Tabelle1.AN90:Tabelle1.AN90" chart:class="chart:scatter">
            <chart:domain table:cell-range-address="Tabelle1.AO89:Tabelle1.AY89"/>
            <chart:data-point chart:repeated="11"/>
          </chart:series>
          <chart:series chart:style-name="ch12" chart:values-cell-range-address="Tabelle1.AO91:Tabelle1.AY91" chart:label-cell-address="Tabelle1.AN91:Tabelle1.AN91" chart:class="chart:scatter">
            <chart:data-point chart:repeated="11"/>
          </chart:series>
          <chart:series chart:style-name="ch13" chart:values-cell-range-address="Tabelle1.AO92:Tabelle1.AY92" chart:label-cell-address="Tabelle1.AN92:Tabelle1.AN92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Tabelle1.AO89:Tabelle1.AY8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Zeile 8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abelle1.AO89:Tabelle1.AY8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eines Lesen</text:p>
                <draw:g>
                  <svg:desc>Tabelle1.AN90:Tabelle1.AN90</svg:desc>
                </draw:g>
              </table:table-cell>
              <table:table-cell office:value-type="float" office:value="22641.8313719254">
                <text:p>22641.8313719254</text:p>
                <draw:g>
                  <svg:desc>Tabelle1.AO90:Tabelle1.AY90</svg:desc>
                </draw:g>
              </table:table-cell>
              <table:table-cell office:value-type="float" office:value="22831.1783753361">
                <text:p>22831.1783753361</text:p>
              </table:table-cell>
              <table:table-cell office:value-type="float" office:value="22712.3286282682">
                <text:p>22712.3286282682</text:p>
              </table:table-cell>
              <table:table-cell office:value-type="float" office:value="22626.4187849373">
                <text:p>22626.4187849373</text:p>
              </table:table-cell>
              <table:table-cell office:value-type="float" office:value="22892.1772529409">
                <text:p>22892.1772529409</text:p>
              </table:table-cell>
              <table:table-cell office:value-type="float" office:value="22744.7790596018">
                <text:p>22744.7790596018</text:p>
              </table:table-cell>
              <table:table-cell office:value-type="float" office:value="22638.3457201931">
                <text:p>22638.3457201931</text:p>
              </table:table-cell>
              <table:table-cell office:value-type="float" office:value="22707.0323386982">
                <text:p>22707.0323386982</text:p>
              </table:table-cell>
              <table:table-cell office:value-type="float" office:value="22584.055973784">
                <text:p>22584.055973784</text:p>
              </table:table-cell>
              <table:table-cell office:value-type="float" office:value="22600.7450551671">
                <text:p>22600.7450551671</text:p>
              </table:table-cell>
              <table:table-cell office:value-type="float" office:value="22487.0731245437">
                <text:p>22487.0731245437</text:p>
              </table:table-cell>
            </table:table-row>
            <table:table-row>
              <table:table-cell office:value-type="string">
                <text:p>Aktualisieren</text:p>
                <draw:g>
                  <svg:desc>Tabelle1.AN91:Tabelle1.AN91</svg:desc>
                </draw:g>
              </table:table-cell>
              <table:table-cell office:value-type="float" office:value="22738.0679288852">
                <text:p>22738.0679288852</text:p>
                <draw:g>
                  <svg:desc>Tabelle1.AO91:Tabelle1.AY91</svg:desc>
                </draw:g>
              </table:table-cell>
              <table:table-cell office:value-type="float" office:value="21830.8147335408">
                <text:p>21830.8147335408</text:p>
              </table:table-cell>
              <table:table-cell office:value-type="float" office:value="21201.015011645">
                <text:p>21201.015011645</text:p>
              </table:table-cell>
              <table:table-cell office:value-type="float" office:value="20480.6601032229">
                <text:p>20480.6601032229</text:p>
              </table:table-cell>
              <table:table-cell office:value-type="float" office:value="20477.1494201812">
                <text:p>20477.1494201812</text:p>
              </table:table-cell>
              <table:table-cell office:value-type="float" office:value="20023.3528992932">
                <text:p>20023.3528992932</text:p>
              </table:table-cell>
              <table:table-cell office:value-type="float" office:value="19763.4456649102">
                <text:p>19763.4456649102</text:p>
              </table:table-cell>
              <table:table-cell office:value-type="float" office:value="19647.2931274346">
                <text:p>19647.2931274346</text:p>
              </table:table-cell>
              <table:table-cell office:value-type="float" office:value="19217.9380137484">
                <text:p>19217.9380137484</text:p>
              </table:table-cell>
              <table:table-cell office:value-type="float" office:value="19570.5997272525">
                <text:p>19570.5997272525</text:p>
              </table:table-cell>
              <table:table-cell office:value-type="float" office:value="19618.0449210528">
                <text:p>19618.0449210528</text:p>
              </table:table-cell>
            </table:table-row>
            <table:table-row>
              <table:table-cell office:value-type="string">
                <text:p>Löschen</text:p>
                <draw:g>
                  <svg:desc>Tabelle1.AN92:Tabelle1.AN92</svg:desc>
                </draw:g>
              </table:table-cell>
              <table:table-cell office:value-type="float" office:value="22585.2265222529">
                <text:p>22585.2265222529</text:p>
                <draw:g>
                  <svg:desc>Tabelle1.AO92:Tabelle1.AY92</svg:desc>
                </draw:g>
              </table:table-cell>
              <table:table-cell office:value-type="float" office:value="22266.6684539023">
                <text:p>22266.6684539023</text:p>
              </table:table-cell>
              <table:table-cell office:value-type="float" office:value="22191.2589632435">
                <text:p>22191.2589632435</text:p>
              </table:table-cell>
              <table:table-cell office:value-type="float" office:value="22034.9304742614">
                <text:p>22034.9304742614</text:p>
              </table:table-cell>
              <table:table-cell office:value-type="float" office:value="22045.4716052425">
                <text:p>22045.4716052425</text:p>
              </table:table-cell>
              <table:table-cell office:value-type="float" office:value="21542.1180961289">
                <text:p>21542.1180961289</text:p>
              </table:table-cell>
              <table:table-cell office:value-type="float" office:value="22139.1625058414">
                <text:p>22139.1625058414</text:p>
              </table:table-cell>
              <table:table-cell office:value-type="float" office:value="22485.4974557405">
                <text:p>22485.4974557405</text:p>
              </table:table-cell>
              <table:table-cell office:value-type="float" office:value="22454.4311764291">
                <text:p>22454.4311764291</text:p>
              </table:table-cell>
              <table:table-cell office:value-type="float" office:value="23184.0646617682">
                <text:p>23184.0646617682</text:p>
              </table:table-cell>
              <table:table-cell office:value-type="float" office:value="23358.5752815752">
                <text:p>23358.575281575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5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0000" chart:maximum="105000" chart:interval-major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757cm" svg:height="8.981cm" xlink:href=".." xlink:type="simple" chart:class="chart:scatter" chart:row-mapping="0 2 1 3" chart:style-name="ch1">
        <chart:title svg:x="7.252cm" svg:y="0.315cm" chart:style-name="ch2">
          <text:p>Redis</text:p>
        </chart:title>
        <chart:subtitle svg:x="0.558cm" svg:y="1.273cm" chart:style-name="ch3">
          <text:p>Vergleich sortiertes und zufälliges Lesen in Abhängigkeit der Anzahl Leseoperationen</text:p>
        </chart:subtitle>
        <chart:legend chart:legend-position="bottom" svg:x="1.373cm" svg:y="7.648cm" style:legend-expansion="wide" chart:style-name="ch4"/>
        <chart:plot-area chart:style-name="ch5" table:cell-range-address="Tabelle1.B33:Tabelle1.I35 Tabelle1.A34:Tabelle1.A35 Tabelle1.A36:Tabelle1.I37" chart:data-source-has-labels="both" svg:x="1.353cm" svg:y="2.314cm" svg:width="13.774cm" svg:height="4.147cm">
          <chartooo:coordinate-region svg:x="2.715cm" svg:y="2.314cm" svg:width="12.222cm" svg:height="3.474cm"/>
          <chart:axis chart:dimension="x" chart:name="primary-x" chart:style-name="ch6" chartooo:axis-type="auto">
            <chart:title svg:x="6.423cm" svg:y="6.641cm" chart:style-name="ch7">
              <text:p>Anzahl Leseoperationen</text:p>
            </chart:title>
            <chart:categories table:cell-range-address="Tabelle1.B33:Tabelle1.I33"/>
          </chart:axis>
          <chart:axis chart:dimension="y" chart:name="primary-y" chart:style-name="ch8">
            <chart:title svg:x="0.451cm" svg:y="6.31cm" chart:style-name="ch9">
              <text:p>Operationen pro Sekunde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Tabelle1.B34:Tabelle1.I34" chart:label-cell-address="Tabelle1.A34:Tabelle1.A34" chart:class="chart:scatter">
            <chart:domain table:cell-range-address="Tabelle1.B33:Tabelle1.I33"/>
            <chart:data-point chart:repeated="8"/>
          </chart:series>
          <chart:series chart:style-name="ch12" chart:values-cell-range-address="Tabelle1.B36:Tabelle1.I36" chart:label-cell-address="Tabelle1.A36:Tabelle1.A36" chart:class="chart:scatter">
            <chart:data-point chart:repeated="8"/>
          </chart:series>
          <chart:series chart:style-name="ch13" chart:values-cell-range-address="Tabelle1.B35:Tabelle1.I35" chart:label-cell-address="Tabelle1.A35:Tabelle1.A35" chart:class="chart:scatter">
            <chart:data-point chart:repeated="8"/>
          </chart:series>
          <chart:series chart:style-name="ch14" chart:values-cell-range-address="Tabelle1.B37:Tabelle1.I37" chart:label-cell-address="Tabelle1.A37:Tabelle1.A37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Tabelle1.B33:Tabelle1.I3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Zeile 33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Tabelle1.B33:Tabelle1.I3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Zufälliges Lesen (sortiert eingefügt)</text:p>
                <draw:g>
                  <svg:desc>Tabelle1.A34:Tabelle1.A34</svg:desc>
                </draw:g>
              </table:table-cell>
              <table:table-cell office:value-type="float" office:value="51435.1476032373">
                <text:p>51435.1476032373</text:p>
                <draw:g>
                  <svg:desc>Tabelle1.B34:Tabelle1.I34</svg:desc>
                </draw:g>
              </table:table-cell>
              <table:table-cell office:value-type="float" office:value="67563.7002304966">
                <text:p>67563.7002304966</text:p>
              </table:table-cell>
              <table:table-cell office:value-type="float" office:value="88379.9306451186">
                <text:p>88379.9306451186</text:p>
              </table:table-cell>
              <table:table-cell office:value-type="float" office:value="92887.6901962005">
                <text:p>92887.6901962005</text:p>
              </table:table-cell>
              <table:table-cell office:value-type="float" office:value="96505.2658713303">
                <text:p>96505.2658713303</text:p>
              </table:table-cell>
              <table:table-cell office:value-type="float" office:value="96239.1917940076">
                <text:p>96239.1917940076</text:p>
              </table:table-cell>
              <table:table-cell office:value-type="float" office:value="96790.2603311714">
                <text:p>96790.2603311714</text:p>
              </table:table-cell>
              <table:table-cell office:value-type="float" office:value="96592.7804270794">
                <text:p>96592.7804270794</text:p>
              </table:table-cell>
            </table:table-row>
            <table:table-row>
              <table:table-cell office:value-type="string">
                <text:p>Zufälliges Lesen (zufällig eingefügt)</text:p>
                <draw:g>
                  <svg:desc>Tabelle1.A36:Tabelle1.A36</svg:desc>
                </draw:g>
              </table:table-cell>
              <table:table-cell office:value-type="float" office:value="52109.1005236179">
                <text:p>52109.1005236179</text:p>
                <draw:g>
                  <svg:desc>Tabelle1.B36:Tabelle1.I36</svg:desc>
                </draw:g>
              </table:table-cell>
              <table:table-cell office:value-type="float" office:value="67043.0581050559">
                <text:p>67043.0581050559</text:p>
              </table:table-cell>
              <table:table-cell office:value-type="float" office:value="91242.8878347357">
                <text:p>91242.8878347357</text:p>
              </table:table-cell>
              <table:table-cell office:value-type="float" office:value="93671.0854592419">
                <text:p>93671.0854592419</text:p>
              </table:table-cell>
              <table:table-cell office:value-type="float" office:value="96306.4256695358">
                <text:p>96306.4256695358</text:p>
              </table:table-cell>
              <table:table-cell office:value-type="float" office:value="96013.6754966393">
                <text:p>96013.6754966393</text:p>
              </table:table-cell>
              <table:table-cell office:value-type="float" office:value="96329.4321244515">
                <text:p>96329.4321244515</text:p>
              </table:table-cell>
              <table:table-cell office:value-type="float" office:value="95840.2964205456">
                <text:p>95840.2964205456</text:p>
              </table:table-cell>
            </table:table-row>
            <table:table-row>
              <table:table-cell office:value-type="string">
                <text:p>Sortiertes Lesen (sortiert eingefügt)</text:p>
                <draw:g>
                  <svg:desc>Tabelle1.A35:Tabelle1.A35</svg:desc>
                </draw:g>
              </table:table-cell>
              <table:table-cell office:value-type="float" office:value="51818.1381957888">
                <text:p>51818.1381957888</text:p>
                <draw:g>
                  <svg:desc>Tabelle1.B35:Tabelle1.I35</svg:desc>
                </draw:g>
              </table:table-cell>
              <table:table-cell office:value-type="float" office:value="67771.5149977695">
                <text:p>67771.5149977695</text:p>
              </table:table-cell>
              <table:table-cell office:value-type="float" office:value="91149.4822227594">
                <text:p>91149.4822227594</text:p>
              </table:table-cell>
              <table:table-cell office:value-type="float" office:value="95039.6159613956">
                <text:p>95039.6159613956</text:p>
              </table:table-cell>
              <table:table-cell office:value-type="float" office:value="96206.1650275138">
                <text:p>96206.1650275138</text:p>
              </table:table-cell>
              <table:table-cell office:value-type="float" office:value="97439.3964314897">
                <text:p>97439.3964314897</text:p>
              </table:table-cell>
              <table:table-cell office:value-type="float" office:value="97239.7212893366">
                <text:p>97239.7212893366</text:p>
              </table:table-cell>
              <table:table-cell office:value-type="float" office:value="98272.1981051732">
                <text:p>98272.1981051732</text:p>
              </table:table-cell>
            </table:table-row>
            <table:table-row>
              <table:table-cell office:value-type="string">
                <text:p>Sortiertes Lesen (zufällig eingefügt)</text:p>
                <draw:g>
                  <svg:desc>Tabelle1.A37:Tabelle1.A37</svg:desc>
                </draw:g>
              </table:table-cell>
              <table:table-cell office:value-type="float" office:value="50830.7747772983">
                <text:p>50830.7747772983</text:p>
                <draw:g>
                  <svg:desc>Tabelle1.B37:Tabelle1.I37</svg:desc>
                </draw:g>
              </table:table-cell>
              <table:table-cell office:value-type="float" office:value="67205.8688960531">
                <text:p>67205.8688960531</text:p>
              </table:table-cell>
              <table:table-cell office:value-type="float" office:value="88518.6975584033">
                <text:p>88518.6975584033</text:p>
              </table:table-cell>
              <table:table-cell office:value-type="float" office:value="92220.7219157796">
                <text:p>92220.7219157796</text:p>
              </table:table-cell>
              <table:table-cell office:value-type="float" office:value="94774.693952299">
                <text:p>94774.693952299</text:p>
              </table:table-cell>
              <table:table-cell office:value-type="float" office:value="96261.2943619735">
                <text:p>96261.2943619735</text:p>
              </table:table-cell>
              <table:table-cell office:value-type="float" office:value="96063.7641994206">
                <text:p>96063.7641994206</text:p>
              </table:table-cell>
              <table:table-cell office:value-type="float" office:value="96459.7272241634">
                <text:p>96459.72722416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5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70000" chart:maximum="105000" chart:interval-major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32cm" svg:height="8.996cm" xlink:href=".." xlink:type="simple" chart:class="chart:scatter" chart:row-mapping="0 1 2" chart:style-name="ch1">
        <chart:title svg:x="7.24cm" svg:y="0.315cm" chart:style-name="ch2">
          <text:p>Redis</text:p>
        </chart:title>
        <chart:subtitle svg:x="1.552cm" svg:y="1.273cm" chart:style-name="ch3">
          <text:p>Vergleich Aktualisieren und Löschen in Abhängigkeit der Datenbankgröße</text:p>
        </chart:subtitle>
        <chart:legend chart:legend-position="bottom" svg:x="3.48cm" svg:y="8.187cm" style:legend-expansion="wide" chart:style-name="ch4"/>
        <chart:plot-area chart:style-name="ch5" table:cell-range-address="Tabelle1.B61:Tabelle1.I64 Tabelle1.A62:Tabelle1.A64" chart:data-source-has-labels="both" svg:x="1.352cm" svg:y="2.314cm" svg:width="13.752cm" svg:height="4.686cm">
          <chartooo:coordinate-region svg:x="2.714cm" svg:y="2.314cm" svg:width="12.199cm" svg:height="4.013cm"/>
          <chart:axis chart:dimension="x" chart:name="primary-x" chart:style-name="ch6" chartooo:axis-type="auto">
            <chart:title svg:x="6.266cm" svg:y="7.18cm" chart:style-name="ch7">
              <text:p>Anzahl Datenbankeinträge</text:p>
            </chart:title>
            <chart:categories table:cell-range-address="Tabelle1.B61:Tabelle1.I61"/>
          </chart:axis>
          <chart:axis chart:dimension="y" chart:name="primary-y" chart:style-name="ch8">
            <chart:title svg:x="0.451cm" svg:y="6.58cm" chart:style-name="ch9">
              <text:p>Operationen pro Sekunde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Tabelle1.B62:Tabelle1.I62" chart:label-cell-address="Tabelle1.A62:Tabelle1.A62" chart:class="chart:scatter">
            <chart:domain table:cell-range-address="Tabelle1.B61:Tabelle1.I61"/>
            <chart:data-point chart:repeated="8"/>
          </chart:series>
          <chart:series chart:style-name="ch12" chart:values-cell-range-address="Tabelle1.B63:Tabelle1.I63" chart:label-cell-address="Tabelle1.A63:Tabelle1.A63" chart:class="chart:scatter">
            <chart:data-point chart:repeated="8"/>
          </chart:series>
          <chart:series chart:style-name="ch13" chart:values-cell-range-address="Tabelle1.B64:Tabelle1.I64" chart:label-cell-address="Tabelle1.A64:Tabelle1.A64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Tabelle1.B61:Tabelle1.I61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Zeile 61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Tabelle1.B61:Tabelle1.I61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Reines Lesen</text:p>
                <draw:g>
                  <svg:desc>Tabelle1.A62:Tabelle1.A62</svg:desc>
                </draw:g>
              </table:table-cell>
              <table:table-cell office:value-type="float" office:value="99679.9066278698">
                <text:p>99679.9066278698</text:p>
                <draw:g>
                  <svg:desc>Tabelle1.B62:Tabelle1.I62</svg:desc>
                </draw:g>
              </table:table-cell>
              <table:table-cell office:value-type="float" office:value="99425.4673716161">
                <text:p>99425.4673716161</text:p>
              </table:table-cell>
              <table:table-cell office:value-type="float" office:value="97027.5086549542">
                <text:p>97027.5086549542</text:p>
              </table:table-cell>
              <table:table-cell office:value-type="float" office:value="93866.6677936674">
                <text:p>93866.6677936674</text:p>
              </table:table-cell>
              <table:table-cell office:value-type="float" office:value="87992.3499155329">
                <text:p>87992.3499155329</text:p>
              </table:table-cell>
              <table:table-cell office:value-type="float" office:value="85021.6922921601">
                <text:p>85021.6922921601</text:p>
              </table:table-cell>
              <table:table-cell office:value-type="float" office:value="79925.7132184886">
                <text:p>79925.7132184886</text:p>
              </table:table-cell>
              <table:table-cell office:value-type="float" office:value="78701.8398907394">
                <text:p>78701.8398907394</text:p>
              </table:table-cell>
            </table:table-row>
            <table:table-row>
              <table:table-cell office:value-type="string">
                <text:p>Aktualisieren</text:p>
                <draw:g>
                  <svg:desc>Tabelle1.A63:Tabelle1.A63</svg:desc>
                </draw:g>
              </table:table-cell>
              <table:table-cell office:value-type="float" office:value="99655.8822989312">
                <text:p>99655.8822989312</text:p>
                <draw:g>
                  <svg:desc>Tabelle1.B63:Tabelle1.I63</svg:desc>
                </draw:g>
              </table:table-cell>
              <table:table-cell office:value-type="float" office:value="99145.9096532706">
                <text:p>99145.9096532706</text:p>
              </table:table-cell>
              <table:table-cell office:value-type="float" office:value="96821.7739825298">
                <text:p>96821.7739825298</text:p>
              </table:table-cell>
              <table:table-cell office:value-type="float" office:value="92793.6483585069">
                <text:p>92793.6483585069</text:p>
              </table:table-cell>
              <table:table-cell office:value-type="float" office:value="85050.2991683524">
                <text:p>85050.2991683524</text:p>
              </table:table-cell>
              <table:table-cell office:value-type="float" office:value="84197.0121387546">
                <text:p>84197.0121387546</text:p>
              </table:table-cell>
              <table:table-cell office:value-type="float" office:value="81095.5766063596">
                <text:p>81095.5766063596</text:p>
              </table:table-cell>
              <table:table-cell office:value-type="float" office:value="76534.4366316483">
                <text:p>76534.4366316483</text:p>
              </table:table-cell>
            </table:table-row>
            <table:table-row>
              <table:table-cell office:value-type="string">
                <text:p>Löschen</text:p>
                <draw:g>
                  <svg:desc>Tabelle1.A64:Tabelle1.A64</svg:desc>
                </draw:g>
              </table:table-cell>
              <table:table-cell office:value-type="float" office:value="100331.810933851">
                <text:p>100331.810933851</text:p>
                <draw:g>
                  <svg:desc>Tabelle1.B64:Tabelle1.I64</svg:desc>
                </draw:g>
              </table:table-cell>
              <table:table-cell office:value-type="float" office:value="99840.7922253444">
                <text:p>99840.7922253444</text:p>
              </table:table-cell>
              <table:table-cell office:value-type="float" office:value="96313.8035445946">
                <text:p>96313.8035445946</text:p>
              </table:table-cell>
              <table:table-cell office:value-type="float" office:value="92622.1743569761">
                <text:p>92622.1743569761</text:p>
              </table:table-cell>
              <table:table-cell office:value-type="float" office:value="87621.8992719235">
                <text:p>87621.8992719235</text:p>
              </table:table-cell>
              <table:table-cell office:value-type="float" office:value="83856.5394187647">
                <text:p>83856.5394187647</text:p>
              </table:table-cell>
              <table:table-cell office:value-type="float" office:value="80596.0270273908">
                <text:p>80596.0270273908</text:p>
              </table:table-cell>
              <table:table-cell office:value-type="float" office:value="76880.6252396434">
                <text:p>76880.62523964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1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70000" chart:maximum="105000" chart:interval-major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57cm" svg:height="8.96cm" xlink:href=".." xlink:type="simple" chart:class="chart:scatter" chart:row-mapping="0 1 2" chart:style-name="ch1">
        <chart:title svg:x="7.252cm" svg:y="0.315cm" chart:style-name="ch2">
          <text:p>Redis</text:p>
        </chart:title>
        <chart:subtitle svg:x="1.22cm" svg:y="1.273cm" chart:style-name="ch3">
          <text:p>Vergleich Aktualisieren und Löschen in Abhängigkeit des prozenteualen Anteil</text:p>
        </chart:subtitle>
        <chart:legend chart:legend-position="bottom" svg:x="3.492cm" svg:y="8.151cm" style:legend-expansion="wide" chart:style-name="ch4"/>
        <chart:plot-area chart:style-name="ch5" table:cell-range-address="Tabelle1.B89:Tabelle1.L92 Tabelle1.A90:Tabelle1.A92" chart:data-source-has-labels="both" svg:x="1.353cm" svg:y="2.314cm" svg:width="13.774cm" svg:height="4.65cm">
          <chartooo:coordinate-region svg:x="2.715cm" svg:y="2.314cm" svg:width="12.412cm" svg:height="3.977cm"/>
          <chart:axis chart:dimension="x" chart:name="primary-x" chart:style-name="ch6" chartooo:axis-type="auto">
            <chart:title svg:x="5.153cm" svg:y="7.144cm" chart:style-name="ch7">
              <text:p>prozentualer Anteil Aktualisieren/ Löschen</text:p>
            </chart:title>
            <chart:categories table:cell-range-address="Tabelle1.B89:Tabelle1.L89"/>
          </chart:axis>
          <chart:axis chart:dimension="y" chart:name="primary-y" chart:style-name="ch8">
            <chart:title svg:x="0.451cm" svg:y="6.562cm" chart:style-name="ch9">
              <text:p>Operationen pro Sekunde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Tabelle1.B90:Tabelle1.L90" chart:label-cell-address="Tabelle1.A90:Tabelle1.A90" chart:class="chart:scatter">
            <chart:domain table:cell-range-address="Tabelle1.B89:Tabelle1.L89"/>
            <chart:data-point chart:repeated="11"/>
          </chart:series>
          <chart:series chart:style-name="ch12" chart:values-cell-range-address="Tabelle1.B91:Tabelle1.L91" chart:label-cell-address="Tabelle1.A91:Tabelle1.A91" chart:class="chart:scatter">
            <chart:data-point chart:repeated="11"/>
          </chart:series>
          <chart:series chart:style-name="ch13" chart:values-cell-range-address="Tabelle1.B92:Tabelle1.L92" chart:label-cell-address="Tabelle1.A92:Tabelle1.A92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Tabelle1.B89:Tabelle1.L8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Zeile 8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abelle1.B89:Tabelle1.L8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eines Lesen</text:p>
                <draw:g>
                  <svg:desc>Tabelle1.A90:Tabelle1.A90</svg:desc>
                </draw:g>
              </table:table-cell>
              <table:table-cell office:value-type="float" office:value="91983.2066167696">
                <text:p>91983.2066167696</text:p>
                <draw:g>
                  <svg:desc>Tabelle1.B90:Tabelle1.L90</svg:desc>
                </draw:g>
              </table:table-cell>
              <table:table-cell office:value-type="float" office:value="93803.0778149601">
                <text:p>93803.0778149601</text:p>
              </table:table-cell>
              <table:table-cell office:value-type="float" office:value="93122.2787447438">
                <text:p>93122.2787447438</text:p>
              </table:table-cell>
              <table:table-cell office:value-type="float" office:value="93622.233480508">
                <text:p>93622.233480508</text:p>
              </table:table-cell>
              <table:table-cell office:value-type="float" office:value="92798.1157157008">
                <text:p>92798.1157157008</text:p>
              </table:table-cell>
              <table:table-cell office:value-type="float" office:value="94586.4389134105">
                <text:p>94586.4389134105</text:p>
              </table:table-cell>
              <table:table-cell office:value-type="float" office:value="92661.8432753078">
                <text:p>92661.8432753078</text:p>
              </table:table-cell>
              <table:table-cell office:value-type="float" office:value="93212.6172545771">
                <text:p>93212.6172545771</text:p>
              </table:table-cell>
              <table:table-cell office:value-type="float" office:value="91649.9567906885">
                <text:p>91649.9567906885</text:p>
              </table:table-cell>
              <table:table-cell office:value-type="float" office:value="92793.1981178292">
                <text:p>92793.1981178292</text:p>
              </table:table-cell>
              <table:table-cell office:value-type="float" office:value="92908.7294098062">
                <text:p>92908.7294098062</text:p>
              </table:table-cell>
            </table:table-row>
            <table:table-row>
              <table:table-cell office:value-type="string">
                <text:p>Aktualisieren</text:p>
                <draw:g>
                  <svg:desc>Tabelle1.A91:Tabelle1.A91</svg:desc>
                </draw:g>
              </table:table-cell>
              <table:table-cell office:value-type="float" office:value="92994.355339624">
                <text:p>92994.355339624</text:p>
                <draw:g>
                  <svg:desc>Tabelle1.B91:Tabelle1.L91</svg:desc>
                </draw:g>
              </table:table-cell>
              <table:table-cell office:value-type="float" office:value="92952.0486303583">
                <text:p>92952.0486303583</text:p>
              </table:table-cell>
              <table:table-cell office:value-type="float" office:value="92846.3255671828">
                <text:p>92846.3255671828</text:p>
              </table:table-cell>
              <table:table-cell office:value-type="float" office:value="92191.6505919922">
                <text:p>92191.6505919922</text:p>
              </table:table-cell>
              <table:table-cell office:value-type="float" office:value="90742.2470990116">
                <text:p>90742.2470990116</text:p>
              </table:table-cell>
              <table:table-cell office:value-type="float" office:value="91099.6989416953">
                <text:p>91099.6989416953</text:p>
              </table:table-cell>
              <table:table-cell office:value-type="float" office:value="91222.5355051203">
                <text:p>91222.5355051203</text:p>
              </table:table-cell>
              <table:table-cell office:value-type="float" office:value="92614.2482563974">
                <text:p>92614.2482563974</text:p>
              </table:table-cell>
              <table:table-cell office:value-type="float" office:value="90192.9683907162">
                <text:p>90192.9683907162</text:p>
              </table:table-cell>
              <table:table-cell office:value-type="float" office:value="89231.9393585679">
                <text:p>89231.9393585679</text:p>
              </table:table-cell>
              <table:table-cell office:value-type="float" office:value="89630.9377739788">
                <text:p>89630.9377739788</text:p>
              </table:table-cell>
            </table:table-row>
            <table:table-row>
              <table:table-cell office:value-type="string">
                <text:p>Löschen</text:p>
                <draw:g>
                  <svg:desc>Tabelle1.A92:Tabelle1.A92</svg:desc>
                </draw:g>
              </table:table-cell>
              <table:table-cell office:value-type="float" office:value="94604.0567593946">
                <text:p>94604.0567593946</text:p>
                <draw:g>
                  <svg:desc>Tabelle1.B92:Tabelle1.L92</svg:desc>
                </draw:g>
              </table:table-cell>
              <table:table-cell office:value-type="float" office:value="93555.44708868">
                <text:p>93555.44708868</text:p>
              </table:table-cell>
              <table:table-cell office:value-type="float" office:value="92708.3432597895">
                <text:p>92708.3432597895</text:p>
              </table:table-cell>
              <table:table-cell office:value-type="float" office:value="92897.3559420965">
                <text:p>92897.3559420965</text:p>
              </table:table-cell>
              <table:table-cell office:value-type="float" office:value="92806.644156842">
                <text:p>92806.644156842</text:p>
              </table:table-cell>
              <table:table-cell office:value-type="float" office:value="92154.5600393534">
                <text:p>92154.5600393534</text:p>
              </table:table-cell>
              <table:table-cell office:value-type="float" office:value="93116.097569845">
                <text:p>93116.097569845</text:p>
              </table:table-cell>
              <table:table-cell office:value-type="float" office:value="92877.1145899577">
                <text:p>92877.1145899577</text:p>
              </table:table-cell>
              <table:table-cell office:value-type="float" office:value="92751.561073328">
                <text:p>92751.561073328</text:p>
              </table:table-cell>
              <table:table-cell office:value-type="float" office:value="92014.2412539113">
                <text:p>92014.2412539113</text:p>
              </table:table-cell>
              <table:table-cell office:value-type="float" office:value="91489.8001502542">
                <text:p>91489.80015025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5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tick-marks-minor-inner="true" chart:tick-marks-minor-outer="false" chart:logarithmic="false" chart:minimum="5000" chart:maximum="22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848cm" svg:height="9.006cm" xlink:href=".." xlink:type="simple" chart:class="chart:scatter" chart:row-mapping="0 3 1 4 2 5" chart:style-name="ch1">
        <chart:title svg:x="6.835cm" svg:y="0.316cm" chart:style-name="ch2">
          <text:p>ArangoDB</text:p>
        </chart:title>
        <chart:subtitle svg:x="0.062cm" svg:y="1.275cm" chart:style-name="ch3">
          <text:p>Vergleich sortiertes und zufälliges Einfügen und Lesen in Abhängigkeit der Datenbankgröße</text:p>
        </chart:subtitle>
        <chart:legend chart:legend-position="bottom" svg:x="1.419cm" svg:y="7.149cm" style:legend-expansion="wide" chart:style-name="ch4"/>
        <chart:plot-area chart:style-name="ch5" table:cell-range-address="Tabelle1.O3:Tabelle1.V6 Tabelle1.N3:Tabelle1.N6 Tabelle1.N7:Tabelle1.V9" chart:data-source-has-labels="both" svg:x="1.354cm" svg:y="2.318cm" svg:width="13.862cm" svg:height="3.643cm">
          <chartooo:coordinate-region svg:x="2.531cm" svg:y="2.318cm" svg:width="12.505cm" svg:height="2.97cm"/>
          <chart:axis chart:dimension="x" chart:name="primary-x" chart:style-name="ch6" chartooo:axis-type="auto">
            <chart:title svg:x="6.323cm" svg:y="6.142cm" chart:style-name="ch7">
              <text:p>Anzahl Datenbankeinträge</text:p>
            </chart:title>
            <chart:categories table:cell-range-address="Tabelle1.O3:Tabelle1.V3"/>
          </chart:axis>
          <chart:axis chart:dimension="y" chart:name="primary-y" chart:style-name="ch8">
            <chart:title svg:x="0.451cm" svg:y="6.062cm" chart:style-name="ch9">
              <text:p>Operationen pro Sekunde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Tabelle1.O4:Tabelle1.V4" chart:label-cell-address="Tabelle1.N4:Tabelle1.N4" chart:class="chart:scatter">
            <chart:domain table:cell-range-address="Tabelle1.O3:Tabelle1.V3"/>
            <chart:data-point chart:repeated="8"/>
          </chart:series>
          <chart:series chart:style-name="ch12" chart:values-cell-range-address="Tabelle1.O7:Tabelle1.V7" chart:label-cell-address="Tabelle1.N7:Tabelle1.N7" chart:class="chart:scatter">
            <chart:data-point chart:repeated="8"/>
          </chart:series>
          <chart:series chart:style-name="ch13" chart:values-cell-range-address="Tabelle1.O5:Tabelle1.V5" chart:label-cell-address="Tabelle1.N5:Tabelle1.N5" chart:class="chart:scatter">
            <chart:data-point chart:repeated="8"/>
          </chart:series>
          <chart:series chart:style-name="ch14" chart:values-cell-range-address="Tabelle1.O8:Tabelle1.V8" chart:label-cell-address="Tabelle1.N8:Tabelle1.N8" chart:class="chart:scatter">
            <chart:data-point chart:repeated="8"/>
          </chart:series>
          <chart:series chart:style-name="ch15" chart:values-cell-range-address="Tabelle1.O6:Tabelle1.V6" chart:label-cell-address="Tabelle1.N6:Tabelle1.N6" chart:class="chart:scatter">
            <chart:data-point chart:repeated="8"/>
          </chart:series>
          <chart:series chart:style-name="ch16" chart:values-cell-range-address="Tabelle1.O9:Tabelle1.V9" chart:label-cell-address="Tabelle1.N9:Tabelle1.N9" chart:class="chart:scatte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Tabelle1.O3:Tabelle1.V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Tabelle1.O3:Tabelle1.V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Sortiertes Einfügen</text:p>
                <draw:g>
                  <svg:desc>Tabelle1.N4:Tabelle1.N4</svg:desc>
                </draw:g>
              </table:table-cell>
              <table:table-cell office:value-type="float" office:value="11013.8633820112">
                <text:p>11013.8633820112</text:p>
                <draw:g>
                  <svg:desc>Tabelle1.O4:Tabelle1.V4</svg:desc>
                </draw:g>
              </table:table-cell>
              <table:table-cell office:value-type="float" office:value="12854.1363523258">
                <text:p>12854.1363523258</text:p>
              </table:table-cell>
              <table:table-cell office:value-type="float" office:value="7004.68214896303">
                <text:p>7004.68214896303</text:p>
              </table:table-cell>
              <table:table-cell office:value-type="float" office:value="10240.5196810298">
                <text:p>10240.5196810298</text:p>
              </table:table-cell>
              <table:table-cell office:value-type="float" office:value="9849.54661140282">
                <text:p>9849.54661140282</text:p>
              </table:table-cell>
              <table:table-cell office:value-type="float" office:value="11801.0943163052">
                <text:p>11801.0943163052</text:p>
              </table:table-cell>
              <table:table-cell office:value-type="float" office:value="11966.6398007347">
                <text:p>11966.6398007347</text:p>
              </table:table-cell>
              <table:table-cell office:value-type="float" office:value="11846.9005895725">
                <text:p>11846.9005895725</text:p>
              </table:table-cell>
            </table:table-row>
            <table:table-row>
              <table:table-cell office:value-type="string">
                <text:p>Zufälliges Einfügen</text:p>
                <draw:g>
                  <svg:desc>Tabelle1.N7:Tabelle1.N7</svg:desc>
                </draw:g>
              </table:table-cell>
              <table:table-cell office:value-type="float" office:value="13118.4970765488">
                <text:p>13118.4970765488</text:p>
                <draw:g>
                  <svg:desc>Tabelle1.O7:Tabelle1.V7</svg:desc>
                </draw:g>
              </table:table-cell>
              <table:table-cell office:value-type="float" office:value="7145.07152096698">
                <text:p>7145.07152096698</text:p>
              </table:table-cell>
              <table:table-cell office:value-type="float" office:value="10043.993491396">
                <text:p>10043.993491396</text:p>
              </table:table-cell>
              <table:table-cell office:value-type="float" office:value="7704.03252239881">
                <text:p>7704.03252239881</text:p>
              </table:table-cell>
              <table:table-cell office:value-type="float" office:value="9973.82547954579">
                <text:p>9973.82547954579</text:p>
              </table:table-cell>
              <table:table-cell office:value-type="float" office:value="9495.25519638882">
                <text:p>9495.25519638882</text:p>
              </table:table-cell>
              <table:table-cell office:value-type="float" office:value="9538.16681702651">
                <text:p>9538.16681702651</text:p>
              </table:table-cell>
              <table:table-cell office:value-type="float" office:value="9860.98889568371">
                <text:p>9860.98889568371</text:p>
              </table:table-cell>
            </table:table-row>
            <table:table-row>
              <table:table-cell office:value-type="string">
                <text:p>Zufälliges Lesen (sortiert eingefügt)</text:p>
                <draw:g>
                  <svg:desc>Tabelle1.N5:Tabelle1.N5</svg:desc>
                </draw:g>
              </table:table-cell>
              <table:table-cell office:value-type="float" office:value="18524.733297245">
                <text:p>18524.733297245</text:p>
                <draw:g>
                  <svg:desc>Tabelle1.O5:Tabelle1.V5</svg:desc>
                </draw:g>
              </table:table-cell>
              <table:table-cell office:value-type="float" office:value="19562.2554489435">
                <text:p>19562.2554489435</text:p>
              </table:table-cell>
              <table:table-cell office:value-type="float" office:value="17775.5490958646">
                <text:p>17775.5490958646</text:p>
              </table:table-cell>
              <table:table-cell office:value-type="float" office:value="18539.6314583765">
                <text:p>18539.6314583765</text:p>
              </table:table-cell>
              <table:table-cell office:value-type="float" office:value="17655.1604009979">
                <text:p>17655.1604009979</text:p>
              </table:table-cell>
              <table:table-cell office:value-type="float" office:value="17633.101942457">
                <text:p>17633.101942457</text:p>
              </table:table-cell>
              <table:table-cell office:value-type="float" office:value="12498.2107695818">
                <text:p>12498.2107695818</text:p>
              </table:table-cell>
              <table:table-cell office:value-type="float" office:value="17625.8436345382">
                <text:p>17625.8436345382</text:p>
              </table:table-cell>
            </table:table-row>
            <table:table-row>
              <table:table-cell office:value-type="string">
                <text:p>Zufälliges Lesen (zufällig eingefügt)</text:p>
                <draw:g>
                  <svg:desc>Tabelle1.N8:Tabelle1.N8</svg:desc>
                </draw:g>
              </table:table-cell>
              <table:table-cell office:value-type="float" office:value="19510.2410367383">
                <text:p>19510.2410367383</text:p>
                <draw:g>
                  <svg:desc>Tabelle1.O8:Tabelle1.V8</svg:desc>
                </draw:g>
              </table:table-cell>
              <table:table-cell office:value-type="float" office:value="19597.3811913531">
                <text:p>19597.3811913531</text:p>
              </table:table-cell>
              <table:table-cell office:value-type="float" office:value="18513.2257621203">
                <text:p>18513.2257621203</text:p>
              </table:table-cell>
              <table:table-cell office:value-type="float" office:value="17571.0899324849">
                <text:p>17571.0899324849</text:p>
              </table:table-cell>
              <table:table-cell office:value-type="float" office:value="17124.9530688135">
                <text:p>17124.9530688135</text:p>
              </table:table-cell>
              <table:table-cell office:value-type="float" office:value="16846.7325043155">
                <text:p>16846.7325043155</text:p>
              </table:table-cell>
              <table:table-cell office:value-type="float" office:value="17558.3172849387">
                <text:p>17558.3172849387</text:p>
              </table:table-cell>
              <table:table-cell office:value-type="float" office:value="16420.5452591661">
                <text:p>16420.5452591661</text:p>
              </table:table-cell>
            </table:table-row>
            <table:table-row>
              <table:table-cell office:value-type="string">
                <text:p>Sortiertes Lesen (sortiert eingefügt)</text:p>
                <draw:g>
                  <svg:desc>Tabelle1.N6:Tabelle1.N6</svg:desc>
                </draw:g>
              </table:table-cell>
              <table:table-cell office:value-type="float" office:value="18595.6785690167">
                <text:p>18595.6785690167</text:p>
                <draw:g>
                  <svg:desc>Tabelle1.O6:Tabelle1.V6</svg:desc>
                </draw:g>
              </table:table-cell>
              <table:table-cell office:value-type="float" office:value="19891.0953740385">
                <text:p>19891.0953740385</text:p>
              </table:table-cell>
              <table:table-cell office:value-type="float" office:value="19470.6908350916">
                <text:p>19470.6908350916</text:p>
              </table:table-cell>
              <table:table-cell office:value-type="float" office:value="19112.3973457646">
                <text:p>19112.3973457646</text:p>
              </table:table-cell>
              <table:table-cell office:value-type="float" office:value="18931.4645847317">
                <text:p>18931.4645847317</text:p>
              </table:table-cell>
              <table:table-cell office:value-type="float" office:value="14798.5729850197">
                <text:p>14798.5729850197</text:p>
              </table:table-cell>
              <table:table-cell office:value-type="float" office:value="17849.2836741094">
                <text:p>17849.2836741094</text:p>
              </table:table-cell>
              <table:table-cell office:value-type="float" office:value="18868.2335956643">
                <text:p>18868.2335956643</text:p>
              </table:table-cell>
            </table:table-row>
            <table:table-row>
              <table:table-cell office:value-type="string">
                <text:p>Sortiertes Lesen (zufällig eingefügt)</text:p>
                <draw:g>
                  <svg:desc>Tabelle1.N9:Tabelle1.N9</svg:desc>
                </draw:g>
              </table:table-cell>
              <table:table-cell office:value-type="float" office:value="18780.7016011099">
                <text:p>18780.7016011099</text:p>
                <draw:g>
                  <svg:desc>Tabelle1.O9:Tabelle1.V9</svg:desc>
                </draw:g>
              </table:table-cell>
              <table:table-cell office:value-type="float" office:value="19716.944698893">
                <text:p>19716.944698893</text:p>
              </table:table-cell>
              <table:table-cell office:value-type="float" office:value="18842.4391538057">
                <text:p>18842.4391538057</text:p>
              </table:table-cell>
              <table:table-cell office:value-type="float" office:value="17754.326986183">
                <text:p>17754.326986183</text:p>
              </table:table-cell>
              <table:table-cell office:value-type="float" office:value="17779.5771639147">
                <text:p>17779.5771639147</text:p>
              </table:table-cell>
              <table:table-cell office:value-type="float" office:value="18374.9239270064">
                <text:p>18374.9239270064</text:p>
              </table:table-cell>
              <table:table-cell office:value-type="float" office:value="18305.5486910704">
                <text:p>18305.5486910704</text:p>
              </table:table-cell>
              <table:table-cell office:value-type="float" office:value="17230.5488391346">
                <text:p>17230.54883913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5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000" chart:maximum="9500" chart:interval-major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835cm" svg:height="9cm" xlink:href=".." xlink:type="simple" chart:class="chart:scatter" chart:row-mapping="0 3 1 4 2 5" chart:style-name="ch1">
        <chart:title svg:x="6.789cm" svg:y="0.316cm" chart:style-name="ch2">
          <text:p>Cassandra</text:p>
        </chart:title>
        <chart:subtitle svg:x="0.055cm" svg:y="1.275cm" chart:style-name="ch3">
          <text:p>Vergleich sortiertes und zufälliges Einfügen und Lesen in Abhängigkeit der Datenbankgröße</text:p>
        </chart:subtitle>
        <chart:legend chart:legend-position="bottom" svg:x="1.412cm" svg:y="7.143cm" style:legend-expansion="wide" chart:style-name="ch4"/>
        <chart:plot-area chart:style-name="ch5" table:cell-range-address="Tabelle1.AB3:Tabelle1.AI6 Tabelle1.AA4:Tabelle1.AA6 Tabelle1.AA7:Tabelle1.AI9" chart:data-source-has-labels="both" svg:x="1.354cm" svg:y="2.318cm" svg:width="13.849cm" svg:height="3.637cm">
          <chartooo:coordinate-region svg:x="2.346cm" svg:y="2.318cm" svg:width="12.684cm" svg:height="2.964cm"/>
          <chart:axis chart:dimension="x" chart:name="primary-x" chart:style-name="ch6" chartooo:axis-type="auto">
            <chart:title svg:x="6.316cm" svg:y="6.136cm" chart:style-name="ch7">
              <text:p>Anzahl Datenbankeinträge</text:p>
            </chart:title>
            <chart:categories table:cell-range-address="Tabelle1.AB3:Tabelle1.AI3"/>
          </chart:axis>
          <chart:axis chart:dimension="y" chart:name="primary-y" chart:style-name="ch8">
            <chart:title svg:x="0.451cm" svg:y="6.059cm" chart:style-name="ch9">
              <text:p>Operationen pro Sekunde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Tabelle1.AB4:Tabelle1.AI4" chart:label-cell-address="Tabelle1.AA4:Tabelle1.AA4" chart:class="chart:scatter">
            <chart:domain table:cell-range-address="Tabelle1.AB3:Tabelle1.AI3"/>
            <chart:data-point chart:repeated="8"/>
          </chart:series>
          <chart:series chart:style-name="ch12" chart:values-cell-range-address="Tabelle1.AB7:Tabelle1.AI7" chart:label-cell-address="Tabelle1.AA7:Tabelle1.AA7" chart:class="chart:scatter">
            <chart:data-point chart:repeated="8"/>
          </chart:series>
          <chart:series chart:style-name="ch13" chart:values-cell-range-address="Tabelle1.AB5:Tabelle1.AI5" chart:label-cell-address="Tabelle1.AA5:Tabelle1.AA5" chart:class="chart:scatter">
            <chart:data-point chart:repeated="8"/>
          </chart:series>
          <chart:series chart:style-name="ch14" chart:values-cell-range-address="Tabelle1.AB8:Tabelle1.AI8" chart:label-cell-address="Tabelle1.AA8:Tabelle1.AA8" chart:class="chart:scatter">
            <chart:data-point chart:repeated="8"/>
          </chart:series>
          <chart:series chart:style-name="ch15" chart:values-cell-range-address="Tabelle1.AB6:Tabelle1.AI6" chart:label-cell-address="Tabelle1.AA6:Tabelle1.AA6" chart:class="chart:scatter">
            <chart:data-point chart:repeated="8"/>
          </chart:series>
          <chart:series chart:style-name="ch16" chart:values-cell-range-address="Tabelle1.AB9:Tabelle1.AI9" chart:label-cell-address="Tabelle1.AA9:Tabelle1.AA9" chart:class="chart:scatte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Tabelle1.AB3:Tabelle1.AI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Tabelle1.AB3:Tabelle1.AI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Sortiertes Einfügen</text:p>
                <draw:g>
                  <svg:desc>Tabelle1.AA4:Tabelle1.AA4</svg:desc>
                </draw:g>
              </table:table-cell>
              <table:table-cell office:value-type="float" office:value="8144.11183498802">
                <text:p>8144.11183498802</text:p>
                <draw:g>
                  <svg:desc>Tabelle1.AB4:Tabelle1.AI4</svg:desc>
                </draw:g>
              </table:table-cell>
              <table:table-cell office:value-type="float" office:value="8542.11333272287">
                <text:p>8542.11333272287</text:p>
              </table:table-cell>
              <table:table-cell office:value-type="float" office:value="8439.67234145721">
                <text:p>8439.67234145721</text:p>
              </table:table-cell>
              <table:table-cell office:value-type="float" office:value="8417.84757584668">
                <text:p>8417.84757584668</text:p>
              </table:table-cell>
              <table:table-cell office:value-type="float" office:value="8420.00700447803">
                <text:p>8420.00700447803</text:p>
              </table:table-cell>
              <table:table-cell office:value-type="float" office:value="8419.74521595252">
                <text:p>8419.74521595252</text:p>
              </table:table-cell>
              <table:table-cell office:value-type="float" office:value="8411.50029938052">
                <text:p>8411.50029938052</text:p>
              </table:table-cell>
              <table:table-cell office:value-type="float" office:value="8414.68908651209">
                <text:p>8414.68908651209</text:p>
              </table:table-cell>
            </table:table-row>
            <table:table-row>
              <table:table-cell office:value-type="string">
                <text:p>Zufälliges Einfügen</text:p>
                <draw:g>
                  <svg:desc>Tabelle1.AA7:Tabelle1.AA7</svg:desc>
                </draw:g>
              </table:table-cell>
              <table:table-cell office:value-type="float" office:value="8489.18295650311">
                <text:p>8489.18295650311</text:p>
                <draw:g>
                  <svg:desc>Tabelle1.AB7:Tabelle1.AI7</svg:desc>
                </draw:g>
              </table:table-cell>
              <table:table-cell office:value-type="float" office:value="8443.10264270663">
                <text:p>8443.10264270663</text:p>
              </table:table-cell>
              <table:table-cell office:value-type="float" office:value="8412.77945070871">
                <text:p>8412.77945070871</text:p>
              </table:table-cell>
              <table:table-cell office:value-type="float" office:value="8397.32309165433">
                <text:p>8397.32309165433</text:p>
              </table:table-cell>
              <table:table-cell office:value-type="float" office:value="8417.47535659858">
                <text:p>8417.47535659858</text:p>
              </table:table-cell>
              <table:table-cell office:value-type="float" office:value="8435.70492753895">
                <text:p>8435.70492753895</text:p>
              </table:table-cell>
              <table:table-cell office:value-type="float" office:value="8364.38515483638">
                <text:p>8364.38515483638</text:p>
              </table:table-cell>
              <table:table-cell office:value-type="float" office:value="8378.72527456193">
                <text:p>8378.72527456193</text:p>
              </table:table-cell>
            </table:table-row>
            <table:table-row>
              <table:table-cell office:value-type="string">
                <text:p>Zufälliges Lesen (sortiert eingefügt)</text:p>
                <draw:g>
                  <svg:desc>Tabelle1.AA5:Tabelle1.AA5</svg:desc>
                </draw:g>
              </table:table-cell>
              <table:table-cell office:value-type="float" office:value="8756.17594928701">
                <text:p>8756.17594928701</text:p>
                <draw:g>
                  <svg:desc>Tabelle1.AB5:Tabelle1.AI5</svg:desc>
                </draw:g>
              </table:table-cell>
              <table:table-cell office:value-type="float" office:value="8694.53051067697">
                <text:p>8694.53051067697</text:p>
              </table:table-cell>
              <table:table-cell office:value-type="float" office:value="8598.53925669598">
                <text:p>8598.53925669598</text:p>
              </table:table-cell>
              <table:table-cell office:value-type="float" office:value="8470.21915987168">
                <text:p>8470.21915987168</text:p>
              </table:table-cell>
              <table:table-cell office:value-type="float" office:value="8219.6371596915">
                <text:p>8219.6371596915</text:p>
              </table:table-cell>
              <table:table-cell office:value-type="float" office:value="7609.65127157679">
                <text:p>7609.65127157679</text:p>
              </table:table-cell>
              <table:table-cell office:value-type="float" office:value="7502.32157593126">
                <text:p>7502.32157593126</text:p>
              </table:table-cell>
              <table:table-cell office:value-type="float" office:value="7115.36466122974">
                <text:p>7115.36466122974</text:p>
              </table:table-cell>
            </table:table-row>
            <table:table-row>
              <table:table-cell office:value-type="string">
                <text:p>Zufälliges Lesen (zufällig eingefügt)</text:p>
                <draw:g>
                  <svg:desc>Tabelle1.AA8:Tabelle1.AA8</svg:desc>
                </draw:g>
              </table:table-cell>
              <table:table-cell office:value-type="float" office:value="8645.4206958292">
                <text:p>8645.4206958292</text:p>
                <draw:g>
                  <svg:desc>Tabelle1.AB8:Tabelle1.AI8</svg:desc>
                </draw:g>
              </table:table-cell>
              <table:table-cell office:value-type="float" office:value="8653.20779074892">
                <text:p>8653.20779074892</text:p>
              </table:table-cell>
              <table:table-cell office:value-type="float" office:value="8525.48753545826">
                <text:p>8525.48753545826</text:p>
              </table:table-cell>
              <table:table-cell office:value-type="float" office:value="8418.79428784893">
                <text:p>8418.79428784893</text:p>
              </table:table-cell>
              <table:table-cell office:value-type="float" office:value="8179.13219188014">
                <text:p>8179.13219188014</text:p>
              </table:table-cell>
              <table:table-cell office:value-type="float" office:value="7548.65408237857">
                <text:p>7548.65408237857</text:p>
              </table:table-cell>
              <table:table-cell office:value-type="float" office:value="7422.41327393251">
                <text:p>7422.41327393251</text:p>
              </table:table-cell>
              <table:table-cell office:value-type="float" office:value="7126.45073212962">
                <text:p>7126.45073212962</text:p>
              </table:table-cell>
            </table:table-row>
            <table:table-row>
              <table:table-cell office:value-type="string">
                <text:p>Sortiertes Lesen (sortiert eingefügt)</text:p>
                <draw:g>
                  <svg:desc>Tabelle1.AA6:Tabelle1.AA6</svg:desc>
                </draw:g>
              </table:table-cell>
              <table:table-cell office:value-type="float" office:value="8734.63608558717">
                <text:p>8734.63608558717</text:p>
                <draw:g>
                  <svg:desc>Tabelle1.AB6:Tabelle1.AI6</svg:desc>
                </draw:g>
              </table:table-cell>
              <table:table-cell office:value-type="float" office:value="8665.49172853571">
                <text:p>8665.49172853571</text:p>
              </table:table-cell>
              <table:table-cell office:value-type="float" office:value="8576.19279173157">
                <text:p>8576.19279173157</text:p>
              </table:table-cell>
              <table:table-cell office:value-type="float" office:value="8501.1431418196">
                <text:p>8501.1431418196</text:p>
              </table:table-cell>
              <table:table-cell office:value-type="float" office:value="8197.87969579811">
                <text:p>8197.87969579811</text:p>
              </table:table-cell>
              <table:table-cell office:value-type="float" office:value="7554.30996733329">
                <text:p>7554.30996733329</text:p>
              </table:table-cell>
              <table:table-cell office:value-type="float" office:value="7254.58212468508">
                <text:p>7254.58212468508</text:p>
              </table:table-cell>
              <table:table-cell office:value-type="float" office:value="7132.42403131647">
                <text:p>7132.42403131647</text:p>
              </table:table-cell>
            </table:table-row>
            <table:table-row>
              <table:table-cell office:value-type="string">
                <text:p>Sortiertes Lesen (zufällig eingefügt)</text:p>
                <draw:g>
                  <svg:desc>Tabelle1.AA9:Tabelle1.AA9</svg:desc>
                </draw:g>
              </table:table-cell>
              <table:table-cell office:value-type="float" office:value="8699.40098809604">
                <text:p>8699.40098809604</text:p>
                <draw:g>
                  <svg:desc>Tabelle1.AB9:Tabelle1.AI9</svg:desc>
                </draw:g>
              </table:table-cell>
              <table:table-cell office:value-type="float" office:value="8687.37857178323">
                <text:p>8687.37857178323</text:p>
              </table:table-cell>
              <table:table-cell office:value-type="float" office:value="8600.55319088557">
                <text:p>8600.55319088557</text:p>
              </table:table-cell>
              <table:table-cell office:value-type="float" office:value="8466.29275958893">
                <text:p>8466.29275958893</text:p>
              </table:table-cell>
              <table:table-cell office:value-type="float" office:value="8224.66952897956">
                <text:p>8224.66952897956</text:p>
              </table:table-cell>
              <table:table-cell office:value-type="float" office:value="7622.97617252557">
                <text:p>7622.97617252557</text:p>
              </table:table-cell>
              <table:table-cell office:value-type="float" office:value="7408.26440355526">
                <text:p>7408.26440355526</text:p>
              </table:table-cell>
              <table:table-cell office:value-type="float" office:value="7153.08611619141">
                <text:p>7153.086116191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5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20000" chart:maximum="29500" chart:interval-major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834cm" svg:height="9cm" xlink:href=".." xlink:type="simple" chart:class="chart:scatter" chart:row-mapping="0 3 1 4 2 5" chart:style-name="ch1">
        <chart:title svg:x="6.881cm" svg:y="0.316cm" chart:style-name="ch2">
          <text:p>MongoDB</text:p>
        </chart:title>
        <chart:subtitle svg:x="0.055cm" svg:y="1.275cm" chart:style-name="ch3">
          <text:p>Vergleich sortiertes und zufälliges Einfügen und Lesen in Abhängigkeit der Datenbankgröße</text:p>
        </chart:subtitle>
        <chart:legend chart:legend-position="bottom" svg:x="1.412cm" svg:y="7.143cm" style:legend-expansion="wide" chart:style-name="ch4"/>
        <chart:plot-area chart:style-name="ch5" table:cell-range-address="Tabelle1.AO3:Tabelle1.AV6 Tabelle1.AN4:Tabelle1.AN6 Tabelle1.AN7:Tabelle1.AV9" chart:data-source-has-labels="both" svg:x="1.354cm" svg:y="2.318cm" svg:width="13.848cm" svg:height="3.637cm">
          <chartooo:coordinate-region svg:x="2.531cm" svg:y="2.318cm" svg:width="12.491cm" svg:height="2.964cm"/>
          <chart:axis chart:dimension="x" chart:name="primary-x" chart:style-name="ch6" chartooo:axis-type="auto">
            <chart:title svg:x="6.316cm" svg:y="6.136cm" chart:style-name="ch7">
              <text:p>Anzahl Datenbankeinträge</text:p>
            </chart:title>
            <chart:categories table:cell-range-address="Tabelle1.AO3:Tabelle1.AV3"/>
          </chart:axis>
          <chart:axis chart:dimension="y" chart:name="primary-y" chart:style-name="ch8">
            <chart:title svg:x="0.451cm" svg:y="6.059cm" chart:style-name="ch9">
              <text:p>Operationen pro Sekunde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Tabelle1.AO4:Tabelle1.AV4" chart:label-cell-address="Tabelle1.AN4:Tabelle1.AN4" chart:class="chart:scatter">
            <chart:domain table:cell-range-address="Tabelle1.AO3:Tabelle1.AV3"/>
            <chart:data-point chart:repeated="8"/>
          </chart:series>
          <chart:series chart:style-name="ch12" chart:values-cell-range-address="Tabelle1.AO7:Tabelle1.AV7" chart:label-cell-address="Tabelle1.AN7:Tabelle1.AN7" chart:class="chart:scatter">
            <chart:data-point chart:repeated="8"/>
          </chart:series>
          <chart:series chart:style-name="ch13" chart:values-cell-range-address="Tabelle1.AO5:Tabelle1.AV5" chart:label-cell-address="Tabelle1.AN5:Tabelle1.AN5" chart:class="chart:scatter">
            <chart:data-point chart:repeated="8"/>
          </chart:series>
          <chart:series chart:style-name="ch14" chart:values-cell-range-address="Tabelle1.AO8:Tabelle1.AV8" chart:label-cell-address="Tabelle1.AN8:Tabelle1.AN8" chart:class="chart:scatter">
            <chart:data-point chart:repeated="8"/>
          </chart:series>
          <chart:series chart:style-name="ch15" chart:values-cell-range-address="Tabelle1.AO6:Tabelle1.AV6" chart:label-cell-address="Tabelle1.AN6:Tabelle1.AN6" chart:class="chart:scatter">
            <chart:data-point chart:repeated="8"/>
          </chart:series>
          <chart:series chart:style-name="ch16" chart:values-cell-range-address="Tabelle1.AO9:Tabelle1.AV9" chart:label-cell-address="Tabelle1.AN9:Tabelle1.AN9" chart:class="chart:scatte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Tabelle1.AO3:Tabelle1.AV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Tabelle1.AO3:Tabelle1.AV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Sortiertes Einfügen</text:p>
                <draw:g>
                  <svg:desc>Tabelle1.AN4:Tabelle1.AN4</svg:desc>
                </draw:g>
              </table:table-cell>
              <table:table-cell office:value-type="float" office:value="22536.0108122588">
                <text:p>22536.0108122588</text:p>
                <draw:g>
                  <svg:desc>Tabelle1.AO4:Tabelle1.AV4</svg:desc>
                </draw:g>
              </table:table-cell>
              <table:table-cell office:value-type="float" office:value="28115.020494402">
                <text:p>28115.020494402</text:p>
              </table:table-cell>
              <table:table-cell office:value-type="float" office:value="27659.0811773174">
                <text:p>27659.0811773174</text:p>
              </table:table-cell>
              <table:table-cell office:value-type="float" office:value="27647.0096569006">
                <text:p>27647.0096569006</text:p>
              </table:table-cell>
              <table:table-cell office:value-type="float" office:value="27738.7071857415">
                <text:p>27738.7071857415</text:p>
              </table:table-cell>
              <table:table-cell office:value-type="float" office:value="27760.6512901911">
                <text:p>27760.6512901911</text:p>
              </table:table-cell>
              <table:table-cell office:value-type="float" office:value="27860.7307225726">
                <text:p>27860.7307225726</text:p>
              </table:table-cell>
              <table:table-cell office:value-type="float" office:value="27905.9531496192">
                <text:p>27905.9531496192</text:p>
              </table:table-cell>
            </table:table-row>
            <table:table-row>
              <table:table-cell office:value-type="string">
                <text:p>Zufälliges Einfügen</text:p>
                <draw:g>
                  <svg:desc>Tabelle1.AN7:Tabelle1.AN7</svg:desc>
                </draw:g>
              </table:table-cell>
              <table:table-cell office:value-type="float" office:value="26709.6621571437">
                <text:p>26709.6621571437</text:p>
                <draw:g>
                  <svg:desc>Tabelle1.AO7:Tabelle1.AV7</svg:desc>
                </draw:g>
              </table:table-cell>
              <table:table-cell office:value-type="float" office:value="27291.3771777044">
                <text:p>27291.3771777044</text:p>
              </table:table-cell>
              <table:table-cell office:value-type="float" office:value="27184.224470428">
                <text:p>27184.224470428</text:p>
              </table:table-cell>
              <table:table-cell office:value-type="float" office:value="26407.402612315">
                <text:p>26407.402612315</text:p>
              </table:table-cell>
              <table:table-cell office:value-type="float" office:value="26719.6128520992">
                <text:p>26719.6128520992</text:p>
              </table:table-cell>
              <table:table-cell office:value-type="float" office:value="26846.7851651599">
                <text:p>26846.7851651599</text:p>
              </table:table-cell>
              <table:table-cell office:value-type="float" office:value="26598.4569175446">
                <text:p>26598.4569175446</text:p>
              </table:table-cell>
              <table:table-cell office:value-type="float" office:value="26647.9806985464">
                <text:p>26647.9806985464</text:p>
              </table:table-cell>
            </table:table-row>
            <table:table-row>
              <table:table-cell office:value-type="string">
                <text:p>Zufälliges Lesen (sortiert eingefügt)</text:p>
                <draw:g>
                  <svg:desc>Tabelle1.AN5:Tabelle1.AN5</svg:desc>
                </draw:g>
              </table:table-cell>
              <table:table-cell office:value-type="float" office:value="23045.1889977603">
                <text:p>23045.1889977603</text:p>
                <draw:g>
                  <svg:desc>Tabelle1.AO5:Tabelle1.AV5</svg:desc>
                </draw:g>
              </table:table-cell>
              <table:table-cell office:value-type="float" office:value="23081.0488069404">
                <text:p>23081.0488069404</text:p>
              </table:table-cell>
              <table:table-cell office:value-type="float" office:value="23017.3811136423">
                <text:p>23017.3811136423</text:p>
              </table:table-cell>
              <table:table-cell office:value-type="float" office:value="22725.495203599">
                <text:p>22725.495203599</text:p>
              </table:table-cell>
              <table:table-cell office:value-type="float" office:value="22262.4230685995">
                <text:p>22262.4230685995</text:p>
              </table:table-cell>
              <table:table-cell office:value-type="float" office:value="22063.2157358564">
                <text:p>22063.2157358564</text:p>
              </table:table-cell>
              <table:table-cell office:value-type="float" office:value="22201.1425383309">
                <text:p>22201.1425383309</text:p>
              </table:table-cell>
              <table:table-cell office:value-type="float" office:value="21691.3068612524">
                <text:p>21691.3068612524</text:p>
              </table:table-cell>
            </table:table-row>
            <table:table-row>
              <table:table-cell office:value-type="string">
                <text:p>Zufälliges Lesen (zufällig eingefügt)</text:p>
                <draw:g>
                  <svg:desc>Tabelle1.AN8:Tabelle1.AN8</svg:desc>
                </draw:g>
              </table:table-cell>
              <table:table-cell office:value-type="float" office:value="23099.5521514337">
                <text:p>23099.5521514337</text:p>
                <draw:g>
                  <svg:desc>Tabelle1.AO8:Tabelle1.AV8</svg:desc>
                </draw:g>
              </table:table-cell>
              <table:table-cell office:value-type="float" office:value="23150.9513800242">
                <text:p>23150.9513800242</text:p>
              </table:table-cell>
              <table:table-cell office:value-type="float" office:value="22948.3529796273">
                <text:p>22948.3529796273</text:p>
              </table:table-cell>
              <table:table-cell office:value-type="float" office:value="22309.4285947119">
                <text:p>22309.4285947119</text:p>
              </table:table-cell>
              <table:table-cell office:value-type="float" office:value="22310.8847431174">
                <text:p>22310.8847431174</text:p>
              </table:table-cell>
              <table:table-cell office:value-type="float" office:value="21991.4380723157">
                <text:p>21991.4380723157</text:p>
              </table:table-cell>
              <table:table-cell office:value-type="float" office:value="21864.3334316411">
                <text:p>21864.3334316411</text:p>
              </table:table-cell>
              <table:table-cell office:value-type="float" office:value="21666.7431670618">
                <text:p>21666.7431670618</text:p>
              </table:table-cell>
            </table:table-row>
            <table:table-row>
              <table:table-cell office:value-type="string">
                <text:p>Sortiertes Lesen (sortiert eingefügt)</text:p>
                <draw:g>
                  <svg:desc>Tabelle1.AN6:Tabelle1.AN6</svg:desc>
                </draw:g>
              </table:table-cell>
              <table:table-cell office:value-type="float" office:value="23545.6637945978">
                <text:p>23545.6637945978</text:p>
                <draw:g>
                  <svg:desc>Tabelle1.AO6:Tabelle1.AV6</svg:desc>
                </draw:g>
              </table:table-cell>
              <table:table-cell office:value-type="float" office:value="23596.7627442621">
                <text:p>23596.7627442621</text:p>
              </table:table-cell>
              <table:table-cell office:value-type="float" office:value="23556.2835441665">
                <text:p>23556.2835441665</text:p>
              </table:table-cell>
              <table:table-cell office:value-type="float" office:value="23607.2591797802">
                <text:p>23607.2591797802</text:p>
              </table:table-cell>
              <table:table-cell office:value-type="float" office:value="23266.1436261765">
                <text:p>23266.1436261765</text:p>
              </table:table-cell>
              <table:table-cell office:value-type="float" office:value="23213.0200831858">
                <text:p>23213.0200831858</text:p>
              </table:table-cell>
              <table:table-cell office:value-type="float" office:value="23002.4692310899">
                <text:p>23002.4692310899</text:p>
              </table:table-cell>
              <table:table-cell office:value-type="float" office:value="23031.1549738583">
                <text:p>23031.1549738583</text:p>
              </table:table-cell>
            </table:table-row>
            <table:table-row>
              <table:table-cell office:value-type="string">
                <text:p>Sortiertes Lesen (zufällig eingefügt)</text:p>
                <draw:g>
                  <svg:desc>Tabelle1.AN9:Tabelle1.AN9</svg:desc>
                </draw:g>
              </table:table-cell>
              <table:table-cell office:value-type="float" office:value="23083.2481532622">
                <text:p>23083.2481532622</text:p>
                <draw:g>
                  <svg:desc>Tabelle1.AO9:Tabelle1.AV9</svg:desc>
                </draw:g>
              </table:table-cell>
              <table:table-cell office:value-type="float" office:value="23110.5426661672">
                <text:p>23110.5426661672</text:p>
              </table:table-cell>
              <table:table-cell office:value-type="float" office:value="22893.8741975938">
                <text:p>22893.8741975938</text:p>
              </table:table-cell>
              <table:table-cell office:value-type="float" office:value="22900.8696934603">
                <text:p>22900.8696934603</text:p>
              </table:table-cell>
              <table:table-cell office:value-type="float" office:value="22772.7213813114">
                <text:p>22772.7213813114</text:p>
              </table:table-cell>
              <table:table-cell office:value-type="float" office:value="22550.4065715721">
                <text:p>22550.4065715721</text:p>
              </table:table-cell>
              <table:table-cell office:value-type="float" office:value="22138.5276493073">
                <text:p>22138.5276493073</text:p>
              </table:table-cell>
              <table:table-cell office:value-type="float" office:value="22047.8964102178">
                <text:p>22047.89641021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5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5000" chart:maximum="22500" chart:interval-major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09cm" svg:height="9cm" xlink:href=".." xlink:type="simple" chart:class="chart:scatter" chart:row-mapping="0 2 1 3" chart:style-name="ch1">
        <chart:title svg:x="6.815cm" svg:y="0.316cm" chart:style-name="ch2">
          <text:p>ArangoDB</text:p>
        </chart:title>
        <chart:subtitle svg:x="0.584cm" svg:y="1.275cm" chart:style-name="ch3">
          <text:p>Vergleich sortiertes und zufälliges Lesen in Abhängigkeit der Anzahl Leseoperationen</text:p>
        </chart:subtitle>
        <chart:legend chart:legend-position="bottom" svg:x="1.399cm" svg:y="7.667cm" style:legend-expansion="wide" chart:style-name="ch4"/>
        <chart:plot-area chart:style-name="ch5" table:cell-range-address="Tabelle1.O33:Tabelle1.V35 Tabelle1.N34:Tabelle1.N35 Tabelle1.N36:Tabelle1.V37" chart:data-source-has-labels="both" svg:x="1.354cm" svg:y="2.318cm" svg:width="13.823cm" svg:height="4.161cm">
          <chartooo:coordinate-region svg:x="2.531cm" svg:y="2.318cm" svg:width="12.465cm" svg:height="3.488cm"/>
          <chart:axis chart:dimension="x" chart:name="primary-x" chart:style-name="ch6" chartooo:axis-type="auto">
            <chart:title svg:x="6.356cm" svg:y="6.66cm" chart:style-name="ch7">
              <text:p>Anzahl Lesenoperationen</text:p>
            </chart:title>
            <chart:categories table:cell-range-address="Tabelle1.O33:Tabelle1.V33"/>
          </chart:axis>
          <chart:axis chart:dimension="y" chart:name="primary-y" chart:style-name="ch8">
            <chart:title svg:x="0.451cm" svg:y="6.321cm" chart:style-name="ch9">
              <text:p>Operationen pro Sekunde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Tabelle1.O34:Tabelle1.V34" chart:label-cell-address="Tabelle1.N34:Tabelle1.N34" chart:class="chart:scatter">
            <chart:domain table:cell-range-address="Tabelle1.O33:Tabelle1.V33"/>
            <chart:data-point chart:repeated="8"/>
          </chart:series>
          <chart:series chart:style-name="ch12" chart:values-cell-range-address="Tabelle1.O36:Tabelle1.V36" chart:label-cell-address="Tabelle1.N36:Tabelle1.N36" chart:class="chart:scatter">
            <chart:data-point chart:repeated="8"/>
          </chart:series>
          <chart:series chart:style-name="ch13" chart:values-cell-range-address="Tabelle1.O35:Tabelle1.V35" chart:label-cell-address="Tabelle1.N35:Tabelle1.N35" chart:class="chart:scatter">
            <chart:data-point chart:repeated="8"/>
          </chart:series>
          <chart:series chart:style-name="ch14" chart:values-cell-range-address="Tabelle1.O37:Tabelle1.V37" chart:label-cell-address="Tabelle1.N37:Tabelle1.N37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Tabelle1.O33:Tabelle1.V3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Zeile 33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Tabelle1.O33:Tabelle1.V3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Zufälliges Lesen (sortiert eingefügt)</text:p>
                <draw:g>
                  <svg:desc>Tabelle1.N34:Tabelle1.N34</svg:desc>
                </draw:g>
              </table:table-cell>
              <table:table-cell office:value-type="float" office:value="17431.7549139689">
                <text:p>17431.7549139689</text:p>
                <draw:g>
                  <svg:desc>Tabelle1.O34:Tabelle1.V34</svg:desc>
                </draw:g>
              </table:table-cell>
              <table:table-cell office:value-type="float" office:value="18976.8874853079">
                <text:p>18976.8874853079</text:p>
              </table:table-cell>
              <table:table-cell office:value-type="float" office:value="18148.1968712307">
                <text:p>18148.1968712307</text:p>
              </table:table-cell>
              <table:table-cell office:value-type="float" office:value="17526.8526220403">
                <text:p>17526.8526220403</text:p>
              </table:table-cell>
              <table:table-cell office:value-type="float" office:value="17799.4805814511">
                <text:p>17799.4805814511</text:p>
              </table:table-cell>
              <table:table-cell office:value-type="float" office:value="17731.7941542079">
                <text:p>17731.7941542079</text:p>
              </table:table-cell>
              <table:table-cell office:value-type="float" office:value="17731.5482568826">
                <text:p>17731.5482568826</text:p>
              </table:table-cell>
              <table:table-cell office:value-type="float" office:value="17570.520674776">
                <text:p>17570.520674776</text:p>
              </table:table-cell>
            </table:table-row>
            <table:table-row>
              <table:table-cell office:value-type="string">
                <text:p>Zufälliges Lesen (zufällig eingefügt)</text:p>
                <draw:g>
                  <svg:desc>Tabelle1.N36:Tabelle1.N36</svg:desc>
                </draw:g>
              </table:table-cell>
              <table:table-cell office:value-type="float" office:value="18444.9873101789">
                <text:p>18444.9873101789</text:p>
                <draw:g>
                  <svg:desc>Tabelle1.O36:Tabelle1.V36</svg:desc>
                </draw:g>
              </table:table-cell>
              <table:table-cell office:value-type="float" office:value="19361.2137627929">
                <text:p>19361.2137627929</text:p>
              </table:table-cell>
              <table:table-cell office:value-type="float" office:value="16920.6133250936">
                <text:p>16920.6133250936</text:p>
              </table:table-cell>
              <table:table-cell office:value-type="float" office:value="17025.5411680761">
                <text:p>17025.5411680761</text:p>
              </table:table-cell>
              <table:table-cell office:value-type="float" office:value="17247.6863678707">
                <text:p>17247.6863678707</text:p>
              </table:table-cell>
              <table:table-cell office:value-type="float" office:value="17206.3229771335">
                <text:p>17206.3229771335</text:p>
              </table:table-cell>
              <table:table-cell office:value-type="float" office:value="17399.1457658665">
                <text:p>17399.1457658665</text:p>
              </table:table-cell>
              <table:table-cell office:value-type="float" office:value="17399.9024360208">
                <text:p>17399.9024360208</text:p>
              </table:table-cell>
            </table:table-row>
            <table:table-row>
              <table:table-cell office:value-type="string">
                <text:p>Sortiertes Lesen (sortiert eingefügt)</text:p>
                <draw:g>
                  <svg:desc>Tabelle1.N35:Tabelle1.N35</svg:desc>
                </draw:g>
              </table:table-cell>
              <table:table-cell office:value-type="float" office:value="19907.8324136387">
                <text:p>19907.8324136387</text:p>
                <draw:g>
                  <svg:desc>Tabelle1.O35:Tabelle1.V35</svg:desc>
                </draw:g>
              </table:table-cell>
              <table:table-cell office:value-type="float" office:value="16688.7385636818">
                <text:p>16688.7385636818</text:p>
              </table:table-cell>
              <table:table-cell office:value-type="float" office:value="19044.2153210836">
                <text:p>19044.2153210836</text:p>
              </table:table-cell>
              <table:table-cell office:value-type="float" office:value="18178.318330021">
                <text:p>18178.318330021</text:p>
              </table:table-cell>
              <table:table-cell office:value-type="float" office:value="18496.3840719291">
                <text:p>18496.3840719291</text:p>
              </table:table-cell>
              <table:table-cell office:value-type="float" office:value="18053.8564407696">
                <text:p>18053.8564407696</text:p>
              </table:table-cell>
              <table:table-cell office:value-type="float" office:value="18706.2435434757">
                <text:p>18706.2435434757</text:p>
              </table:table-cell>
              <table:table-cell office:value-type="float" office:value="18058.4935386057">
                <text:p>18058.4935386057</text:p>
              </table:table-cell>
            </table:table-row>
            <table:table-row>
              <table:table-cell office:value-type="string">
                <text:p>Sortiertes Lesen (zufällig eingefügt)</text:p>
                <draw:g>
                  <svg:desc>Tabelle1.N37:Tabelle1.N37</svg:desc>
                </draw:g>
              </table:table-cell>
              <table:table-cell office:value-type="float" office:value="19285.7611322056">
                <text:p>19285.7611322056</text:p>
                <draw:g>
                  <svg:desc>Tabelle1.O37:Tabelle1.V37</svg:desc>
                </draw:g>
              </table:table-cell>
              <table:table-cell office:value-type="float" office:value="17398.0859825574">
                <text:p>17398.0859825574</text:p>
              </table:table-cell>
              <table:table-cell office:value-type="float" office:value="17824.3678309942">
                <text:p>17824.3678309942</text:p>
              </table:table-cell>
              <table:table-cell office:value-type="float" office:value="17859.0369237735">
                <text:p>17859.0369237735</text:p>
              </table:table-cell>
              <table:table-cell office:value-type="float" office:value="17942.2834044169">
                <text:p>17942.2834044169</text:p>
              </table:table-cell>
              <table:table-cell office:value-type="float" office:value="18276.3818870544">
                <text:p>18276.3818870544</text:p>
              </table:table-cell>
              <table:table-cell office:value-type="float" office:value="18090.4354618645">
                <text:p>18090.4354618645</text:p>
              </table:table-cell>
              <table:table-cell office:value-type="float" office:value="17811.7984999286">
                <text:p>17811.79849992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minimum="0" chart:maximum="52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5000" chart:maximum="9500" chart:interval-major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785cm" svg:height="9cm" xlink:href=".." xlink:type="simple" chart:class="chart:scatter" chart:row-mapping="0 2 1 3" chart:style-name="ch1">
        <chart:title svg:x="6.764cm" svg:y="0.316cm" chart:style-name="ch2">
          <text:p>Cassandra</text:p>
        </chart:title>
        <chart:subtitle svg:x="0.572cm" svg:y="1.275cm" chart:style-name="ch3">
          <text:p>Vergleich sortiertes und zufälliges Lesen in Abhängigkeit der Anzahl Leseoperationen</text:p>
        </chart:subtitle>
        <chart:legend chart:legend-position="bottom" svg:x="1.387cm" svg:y="7.667cm" style:legend-expansion="wide" chart:style-name="ch4"/>
        <chart:plot-area chart:style-name="ch5" table:cell-range-address="Tabelle1.AB33:Tabelle1.AI35 Tabelle1.AA34:Tabelle1.AA35 Tabelle1.AA36:Tabelle1.AI37" chart:data-source-has-labels="both" svg:x="1.353cm" svg:y="2.318cm" svg:width="13.802cm" svg:height="4.161cm">
          <chartooo:coordinate-region svg:x="2.345cm" svg:y="2.318cm" svg:width="12.635cm" svg:height="3.488cm"/>
          <chart:axis chart:dimension="x" chart:name="primary-x" chart:style-name="ch6" chartooo:axis-type="auto">
            <chart:title svg:x="6.345cm" svg:y="6.66cm" chart:style-name="ch7">
              <text:p>Anzahl Lesenoperationen</text:p>
            </chart:title>
            <chart:categories table:cell-range-address="Tabelle1.AB33:Tabelle1.AI33"/>
          </chart:axis>
          <chart:axis chart:dimension="y" chart:name="primary-y" chart:style-name="ch8">
            <chart:title svg:x="0.451cm" svg:y="6.321cm" chart:style-name="ch9">
              <text:p>Operationen pro Sekunde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Tabelle1.AB34:Tabelle1.AI34" chart:label-cell-address="Tabelle1.AA34:Tabelle1.AA34" chart:class="chart:scatter">
            <chart:domain table:cell-range-address="Tabelle1.AB33:Tabelle1.AI33"/>
            <chart:data-point chart:repeated="8"/>
          </chart:series>
          <chart:series chart:style-name="ch12" chart:values-cell-range-address="Tabelle1.AB36:Tabelle1.AI36" chart:label-cell-address="Tabelle1.AA36:Tabelle1.AA36" chart:class="chart:scatter">
            <chart:data-point chart:repeated="8"/>
          </chart:series>
          <chart:series chart:style-name="ch13" chart:values-cell-range-address="Tabelle1.AB35:Tabelle1.AI35" chart:label-cell-address="Tabelle1.AA35:Tabelle1.AA35" chart:class="chart:scatter">
            <chart:data-point chart:repeated="8"/>
          </chart:series>
          <chart:series chart:style-name="ch14" chart:values-cell-range-address="Tabelle1.AB37:Tabelle1.AI37" chart:label-cell-address="Tabelle1.AA37:Tabelle1.AA37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Tabelle1.AB33:Tabelle1.AI3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</table:table-header-rows>
          <table:table-rows>
            <table:table-row>
              <table:table-cell office:value-type="string">
                <text:p>Zeile 33</text:p>
                <draw:g>
                  <svg:desc/>
                </draw:g>
              </table:table-cell>
              <table:table-cell office:value-type="float" office:value="50000">
                <text:p>50000</text:p>
                <draw:g>
                  <svg:desc>Tabelle1.AB33:Tabelle1.AI3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3000000">
                <text:p>3000000</text:p>
              </table:table-cell>
              <table:table-cell office:value-type="float" office:value="4000000">
                <text:p>40000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Zufälliges Lesen (sortiert eingefügt)</text:p>
                <draw:g>
                  <svg:desc>Tabelle1.AA34:Tabelle1.AA34</svg:desc>
                </draw:g>
              </table:table-cell>
              <table:table-cell office:value-type="float" office:value="5982.83770164859">
                <text:p>5982.83770164859</text:p>
                <draw:g>
                  <svg:desc>Tabelle1.AB34:Tabelle1.AI34</svg:desc>
                </draw:g>
              </table:table-cell>
              <table:table-cell office:value-type="float" office:value="7127.6607877931">
                <text:p>7127.6607877931</text:p>
              </table:table-cell>
              <table:table-cell office:value-type="float" office:value="8251.74037603565">
                <text:p>8251.74037603565</text:p>
              </table:table-cell>
              <table:table-cell office:value-type="float" office:value="8421.2658577468">
                <text:p>8421.2658577468</text:p>
              </table:table-cell>
              <table:table-cell office:value-type="float" office:value="8538.64102352576">
                <text:p>8538.64102352576</text:p>
              </table:table-cell>
              <table:table-cell office:value-type="float" office:value="8556.46987847126">
                <text:p>8556.46987847126</text:p>
              </table:table-cell>
              <table:table-cell office:value-type="float" office:value="8582.37380699135">
                <text:p>8582.37380699135</text:p>
              </table:table-cell>
              <table:table-cell office:value-type="float" office:value="8549.08688893957">
                <text:p>8549.08688893957</text:p>
              </table:table-cell>
            </table:table-row>
            <table:table-row>
              <table:table-cell office:value-type="string">
                <text:p>Zufälliges Lesen (zufällig eingefügt)</text:p>
                <draw:g>
                  <svg:desc>Tabelle1.AA36:Tabelle1.AA36</svg:desc>
                </draw:g>
              </table:table-cell>
              <table:table-cell office:value-type="float" office:value="5939.76577235995">
                <text:p>5939.76577235995</text:p>
                <draw:g>
                  <svg:desc>Tabelle1.AB36:Tabelle1.AI36</svg:desc>
                </draw:g>
              </table:table-cell>
              <table:table-cell office:value-type="float" office:value="6988.09789040117">
                <text:p>6988.09789040117</text:p>
              </table:table-cell>
              <table:table-cell office:value-type="float" office:value="8165.61066948086">
                <text:p>8165.61066948086</text:p>
              </table:table-cell>
              <table:table-cell office:value-type="float" office:value="8404.83690759335">
                <text:p>8404.83690759335</text:p>
              </table:table-cell>
              <table:table-cell office:value-type="float" office:value="8504.9853495188">
                <text:p>8504.9853495188</text:p>
              </table:table-cell>
              <table:table-cell office:value-type="float" office:value="8560.95895288995">
                <text:p>8560.95895288995</text:p>
              </table:table-cell>
              <table:table-cell office:value-type="float" office:value="8567.9536294921">
                <text:p>8567.9536294921</text:p>
              </table:table-cell>
              <table:table-cell office:value-type="float" office:value="8543.97995473711">
                <text:p>8543.97995473711</text:p>
              </table:table-cell>
            </table:table-row>
            <table:table-row>
              <table:table-cell office:value-type="string">
                <text:p>Sortiertes Lesen (sortiert eingefügt)</text:p>
                <draw:g>
                  <svg:desc>Tabelle1.AA35:Tabelle1.AA35</svg:desc>
                </draw:g>
              </table:table-cell>
              <table:table-cell office:value-type="float" office:value="5975.50821721588">
                <text:p>5975.50821721588</text:p>
                <draw:g>
                  <svg:desc>Tabelle1.AB35:Tabelle1.AI35</svg:desc>
                </draw:g>
              </table:table-cell>
              <table:table-cell office:value-type="float" office:value="6801.62468458135">
                <text:p>6801.62468458135</text:p>
              </table:table-cell>
              <table:table-cell office:value-type="float" office:value="8210.22679537722">
                <text:p>8210.22679537722</text:p>
              </table:table-cell>
              <table:table-cell office:value-type="float" office:value="8479.46674851711">
                <text:p>8479.46674851711</text:p>
              </table:table-cell>
              <table:table-cell office:value-type="float" office:value="8488.07193388447">
                <text:p>8488.07193388447</text:p>
              </table:table-cell>
              <table:table-cell office:value-type="float" office:value="8555.91912284889">
                <text:p>8555.91912284889</text:p>
              </table:table-cell>
              <table:table-cell office:value-type="float" office:value="8565.71175184169">
                <text:p>8565.71175184169</text:p>
              </table:table-cell>
              <table:table-cell office:value-type="float" office:value="8567.62426129737">
                <text:p>8567.62426129737</text:p>
              </table:table-cell>
            </table:table-row>
            <table:table-row>
              <table:table-cell office:value-type="string">
                <text:p>Sortiertes Lesen (zufällig eingefügt)</text:p>
                <draw:g>
                  <svg:desc>Tabelle1.AA37:Tabelle1.AA37</svg:desc>
                </draw:g>
              </table:table-cell>
              <table:table-cell office:value-type="float" office:value="5959.39203877154">
                <text:p>5959.39203877154</text:p>
                <draw:g>
                  <svg:desc>Tabelle1.AB37:Tabelle1.AI37</svg:desc>
                </draw:g>
              </table:table-cell>
              <table:table-cell office:value-type="float" office:value="7091.51945893016">
                <text:p>7091.51945893016</text:p>
              </table:table-cell>
              <table:table-cell office:value-type="float" office:value="8237.96895342758">
                <text:p>8237.96895342758</text:p>
              </table:table-cell>
              <table:table-cell office:value-type="float" office:value="8441.4778508297">
                <text:p>8441.4778508297</text:p>
              </table:table-cell>
              <table:table-cell office:value-type="float" office:value="8471.03650816331">
                <text:p>8471.03650816331</text:p>
              </table:table-cell>
              <table:table-cell office:value-type="float" office:value="8557.0111130977">
                <text:p>8557.0111130977</text:p>
              </table:table-cell>
              <table:table-cell office:value-type="float" office:value="8529.9700063394">
                <text:p>8529.9700063394</text:p>
              </table:table-cell>
              <table:table-cell office:value-type="float" office:value="8555.64550877988">
                <text:p>8555.6455087798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